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3.99pt"/>
    </style:style>
    <style:style style:name="co2" style:family="table-column">
      <style:table-column-properties fo:break-before="auto" style:column-width="74.24pt"/>
    </style:style>
    <style:style style:name="co3" style:family="table-column">
      <style:table-column-properties fo:break-before="auto" style:column-width="95.3pt"/>
    </style:style>
    <style:style style:name="co4" style:family="table-column">
      <style:table-column-properties fo:break-before="auto" style:column-width="89.26pt"/>
    </style:style>
    <style:style style:name="co5" style:family="table-column">
      <style:table-column-properties fo:break-before="auto" style:column-width="89.66pt"/>
    </style:style>
    <style:style style:name="co6" style:family="table-column">
      <style:table-column-properties fo:break-before="auto" style:column-width="87.51pt"/>
    </style:style>
    <style:style style:name="co7" style:family="table-column">
      <style:table-column-properties fo:break-before="auto" style:column-width="99.81pt"/>
    </style:style>
    <style:style style:name="co8" style:family="table-column">
      <style:table-column-properties fo:break-before="auto" style:column-width="98.36pt"/>
    </style:style>
    <style:style style:name="co9" style:family="table-column">
      <style:table-column-properties fo:break-before="auto" style:column-width="92.55pt"/>
    </style:style>
    <style:style style:name="co10" style:family="table-column">
      <style:table-column-properties fo:break-before="auto" style:column-width="94pt"/>
    </style:style>
    <style:style style:name="co11" style:family="table-column">
      <style:table-column-properties fo:break-before="auto" style:column-width="84.7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06.3pt"/>
    </style:style>
    <style:style style:name="co14" style:family="table-column">
      <style:table-column-properties fo:break-before="auto" style:column-width="102.56pt"/>
    </style:style>
    <style:style style:name="co15" style:family="table-column">
      <style:table-column-properties fo:break-before="auto" style:column-width="101.96pt"/>
    </style:style>
    <style:style style:name="co16" style:family="table-column">
      <style:table-column-properties fo:break-before="auto" style:column-width="26.59pt"/>
    </style:style>
    <style:style style:name="co17" style:family="table-column">
      <style:table-column-properties fo:break-before="auto" style:column-width="97.65pt"/>
    </style:style>
    <style:style style:name="co18" style:family="table-column">
      <style:table-column-properties fo:break-before="auto" style:column-width="90.06pt"/>
    </style:style>
    <style:style style:name="co19" style:family="table-column">
      <style:table-column-properties fo:break-before="auto" style:column-width="96.21pt"/>
    </style:style>
    <style:style style:name="co20" style:family="table-column">
      <style:table-column-properties fo:break-before="auto" style:column-width="91.7pt"/>
    </style:style>
    <style:style style:name="co21" style:family="table-column">
      <style:table-column-properties fo:break-before="auto" style:column-width="106.16pt"/>
    </style:style>
    <style:style style:name="co22" style:family="table-column">
      <style:table-column-properties fo:break-before="auto" style:column-width="98.96pt"/>
    </style:style>
    <style:style style:name="co23" style:family="table-column">
      <style:table-column-properties fo:break-before="auto" style:column-width="91.11pt"/>
    </style:style>
    <style:style style:name="co24" style:family="table-column">
      <style:table-column-properties fo:break-before="auto" style:column-width="103.41pt"/>
    </style:style>
    <style:style style:name="co25" style:family="table-column">
      <style:table-column-properties fo:break-before="auto" style:column-width="111.34pt"/>
    </style:style>
    <style:style style:name="co26" style:family="table-column">
      <style:table-column-properties fo:break-before="auto" style:column-width="100.4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Biseccion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order-bottom="none" fo:background-color="#ffff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7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8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pt"/>
    </style:style>
    <style:style style:name="ce10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transparent" style:rotation-align="none"/>
    </style:style>
    <style:style style:name="ce13" style:family="table-cell" style:parent-style-name="Default">
      <style:table-cell-properties fo:background-color="#9900ff" style:rotation-align="none"/>
    </style:style>
    <style:style style:name="ce14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16" style:family="table-cell" style:parent-style-name="Default">
      <style:table-cell-properties fo:background-color="#ffff00" fo:border="0.06pt solid #000000" style:rotation-align="non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fo:background-color="#00cc33"/>
    </style:style>
    <style:style style:name="ce20" style:family="table-cell" style:parent-style-name="Default">
      <style:table-cell-properties fo:background-color="#00cc33"/>
      <style:text-properties style:font-name="Calibri" style:font-name-asian="DejaVu Sans1" style:font-name-complex="Calibri"/>
    </style:style>
    <style:style style:name="ce2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pt"/>
    </style:style>
    <style:style style:name="ce22" style:family="table-cell" style:parent-style-name="Default">
      <style:text-properties style:font-name="Calibri" style:font-name-asian="DejaVu Sans1" style:font-name-complex="Calibri"/>
    </style:style>
    <style:style style:name="ce23" style:family="table-cell" style:parent-style-name="Default">
      <style:table-cell-properties fo:background-color="#9900ff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00cc33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color="#000000"/>
    </style:style>
    <style:style style:name="ce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background-color="#ffff00" fo:border="0.06pt solid #000000"/>
      <style:text-properties style:font-name="Calibri" style:font-name-asian="DejaVu Sans1" style:font-name-complex="Calibri"/>
    </style:style>
    <style:style style:name="ce31" style:family="table-cell" style:parent-style-name="Default">
      <style:table-cell-properties fo:border-bottom="0.06pt solid #000000" fo:background-color="#ffff00" fo:border-left="none" fo:border-right="0.06pt solid #000000" fo:border-top="0.06pt solid #000000"/>
      <style:text-properties fo:color="#000000" style:font-name="Calibri" style:font-name-asian="DejaVu Sans1" style:font-name-complex="Calibri"/>
    </style:style>
    <style:style style:name="ce32" style:family="table-cell" style:parent-style-name="Default">
      <style:table-cell-properties fo:background-color="transparent"/>
      <style:text-properties style:font-name="Calibri" style:font-name-asian="DejaVu Sans1" style:font-name-complex="Calibri"/>
    </style:style>
    <style:style style:name="ce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transparent" fo:border="none"/>
    </style:style>
    <style:style style:name="ce36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style:font-name-asian="DejaVu Sans1" style:font-name-complex="Calibri"/>
    </style:style>
    <style:style style:name="ce38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style:font-name="Calibri" style:font-name-asian="DejaVu Sans1" style:font-name-complex="Calibri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Calibri" style:font-name-asian="DejaVu Sans1" style:font-name-complex="Calibri"/>
    </style:style>
    <style:style style:name="ce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Calibri" style:font-name-asian="DejaVu Sans1" style:font-name-complex="Calibri"/>
    </style:style>
    <style:style style:name="ce41" style:family="table-cell" style:parent-style-name="Default">
      <style:table-cell-properties fo:background-color="#9933ff" style:text-align-source="fix" style:repeat-content="false"/>
      <style:paragraph-properties fo:text-align="center" fo:margin-left="0pt"/>
    </style:style>
    <style:style style:name="ce42" style:family="table-cell" style:parent-style-name="Default">
      <style:table-cell-properties fo:background-color="#ff6666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isecc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Taller 10.1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iter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xs</text:p>
          </table:table-cell>
          <table:table-cell table:style-name="ce4" office:value-type="string" calcext:value-type="string">
            <text:p>xm</text:p>
          </table:table-cell>
          <table:table-cell table:style-name="ce4" office:value-type="string" calcext:value-type="string">
            <text:p>fx_i</text:p>
          </table:table-cell>
          <table:table-cell table:style-name="ce4" office:value-type="string" calcext:value-type="string">
            <text:p>fx_s</text:p>
          </table:table-cell>
          <table:table-cell table:style-name="ce4" office:value-type="string" calcext:value-type="string">
            <text:p>fx_m</text:p>
          </table:table-cell>
          <table:table-cell table:style-name="ce4" office:value-type="string" calcext:value-type="string">
            <text:p>Err</text:p>
          </table:table-cell>
          <table:table-cell/>
          <table:table-cell office:value-type="string" calcext:value-type="string">
            <text:p>Respuestas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float" office:value="-3.7" calcext:value-type="float">
            <text:p>-3.7</text:p>
          </table:table-cell>
          <table:table-cell table:style-name="ce4" office:value-type="float" office:value="-3.6" calcext:value-type="float">
            <text:p>-3.6</text:p>
          </table:table-cell>
          <table:table-cell table:style-name="ce8" table:formula="of:=([.C3]+[.D3])/2" office:value-type="float" office:value="-3.65" calcext:value-type="float">
            <text:p>-3.65</text:p>
          </table:table-cell>
          <table:table-cell table:style-name="ce4" table:formula="of:=LN([.C3]^2+1)+[.C3]*COS(6*[.C3]+3)-3*[.C3]-10" office:value-type="float" office:value="0.31205170740737" calcext:value-type="float">
            <text:p>0.3120517074</text:p>
          </table:table-cell>
          <table:table-cell table:style-name="ce4" table:formula="of:=LN([.D3]^2+1)+[.D3]*COS(6*[.D3]+3)-3*[.D3]-10" office:value-type="float" office:value="-0.0522837972463535" calcext:value-type="float">
            <text:p>-0.0522837972</text:p>
          </table:table-cell>
          <table:table-cell table:style-name="ce4" table:formula="of:=LN([.E3]^2+1)+[.E3]*COS(6*[.E3]+3)-3*[.E3]-10" office:value-type="float" office:value="-0.0335253531381845" calcext:value-type="float">
            <text:p>-0.0335253531</text:p>
          </table:table-cell>
          <table:table-cell table:style-name="ce12"/>
          <table:table-cell/>
          <table:table-cell office:value-type="float" office:value="-3.65808203220368" calcext:value-type="float">
            <text:p>-3.6580820322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IF([.F3]*[.H3]&lt;0;[.C3];[.E3])" office:value-type="float" office:value="-3.7" calcext:value-type="float">
            <text:p>-3.7</text:p>
          </table:table-cell>
          <table:table-cell table:style-name="ce1" table:formula="of:=IF([.G3]*[.H3]&lt;0;[.D3];[.E3])" office:value-type="float" office:value="-3.65" calcext:value-type="float">
            <text:p>-3.65</text:p>
          </table:table-cell>
          <table:table-cell table:style-name="ce8" table:formula="of:=([.C4]+[.D4])/2" office:value-type="float" office:value="-3.675" calcext:value-type="float">
            <text:p>-3.675</text:p>
          </table:table-cell>
          <table:table-cell table:style-name="ce4" table:formula="of:=LN([.C4]^2+1)+[.C4]*COS(6*[.C4]+3)-3*[.C4]-10" office:value-type="float" office:value="0.31205170740737" calcext:value-type="float">
            <text:p>0.3120517074</text:p>
          </table:table-cell>
          <table:table-cell table:style-name="ce4" table:formula="of:=LN([.D4]^2+1)+[.D4]*COS(6*[.D4]+3)-3*[.D4]-10" office:value-type="float" office:value="-0.0335253531381845" calcext:value-type="float">
            <text:p>-0.0335253531</text:p>
          </table:table-cell>
          <table:table-cell table:style-name="ce4" table:formula="of:=LN([.E4]^2+1)+[.E4]*COS(6*[.E4]+3)-3*[.E4]-10" office:value-type="float" office:value="0.0981164128326295" calcext:value-type="float">
            <text:p>0.0981164128</text:p>
          </table:table-cell>
          <table:table-cell table:style-name="ce13" table:formula="of:=ABS(([.E4]-[.E3])/[.E4])" office:value-type="float" office:value="0.00680272108843535" calcext:value-type="float">
            <text:p>0.0068027211</text:p>
          </table:table-cell>
          <table:table-cell/>
          <table:table-cell office:value-type="float" office:value="-3.58569023609161" calcext:value-type="float">
            <text:p>-3.5856902361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IF([.F4]*[.H4]&lt;0;[.C4];[.E4])" office:value-type="float" office:value="-3.675" calcext:value-type="float">
            <text:p>-3.675</text:p>
          </table:table-cell>
          <table:table-cell table:style-name="ce1" table:formula="of:=IF([.G4]*[.H4]&lt;0;[.D4];[.E4])" office:value-type="float" office:value="-3.65" calcext:value-type="float">
            <text:p>-3.65</text:p>
          </table:table-cell>
          <table:table-cell table:style-name="ce8" table:formula="of:=([.C5]+[.D5])/2" office:value-type="float" office:value="-3.6625" calcext:value-type="float">
            <text:p>-3.6625</text:p>
          </table:table-cell>
          <table:table-cell table:style-name="ce4" table:formula="of:=LN([.C5]^2+1)+[.C5]*COS(6*[.C5]+3)-3*[.C5]-10" office:value-type="float" office:value="0.0981164128326295" calcext:value-type="float">
            <text:p>0.0981164128</text:p>
          </table:table-cell>
          <table:table-cell table:style-name="ce4" table:formula="of:=LN([.D5]^2+1)+[.D5]*COS(6*[.D5]+3)-3*[.D5]-10" office:value-type="float" office:value="-0.0335253531381845" calcext:value-type="float">
            <text:p>-0.0335253531</text:p>
          </table:table-cell>
          <table:table-cell table:style-name="ce4" table:formula="of:=LN([.E5]^2+1)+[.E5]*COS(6*[.E5]+3)-3*[.E5]-10" office:value-type="float" office:value="0.0219726301137513" calcext:value-type="float">
            <text:p>0.0219726301</text:p>
          </table:table-cell>
          <table:table-cell table:style-name="ce13" table:formula="of:=ABS(([.E5]-[.E4])/[.E5])" office:value-type="float" office:value="0.00341296928327638" calcext:value-type="float">
            <text:p>0.0034129693</text:p>
          </table:table-cell>
          <table:table-cell/>
          <table:table-cell office:value-type="float" office:value="-2.81777312755585" calcext:value-type="float">
            <text:p>-2.8177731276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IF([.F5]*[.H5]&lt;0;[.C5];[.E5])" office:value-type="float" office:value="-3.6625" calcext:value-type="float">
            <text:p>-3.6625</text:p>
          </table:table-cell>
          <table:table-cell table:style-name="ce1" table:formula="of:=IF([.G5]*[.H5]&lt;0;[.D5];[.E5])" office:value-type="float" office:value="-3.65" calcext:value-type="float">
            <text:p>-3.65</text:p>
          </table:table-cell>
          <table:table-cell table:style-name="ce8" table:formula="of:=([.C6]+[.D6])/2" office:value-type="float" office:value="-3.65625" calcext:value-type="float">
            <text:p>-3.65625</text:p>
          </table:table-cell>
          <table:table-cell table:style-name="ce4" table:formula="of:=LN([.C6]^2+1)+[.C6]*COS(6*[.C6]+3)-3*[.C6]-10" office:value-type="float" office:value="0.0219726301137513" calcext:value-type="float">
            <text:p>0.0219726301</text:p>
          </table:table-cell>
          <table:table-cell table:style-name="ce4" table:formula="of:=LN([.D6]^2+1)+[.D6]*COS(6*[.D6]+3)-3*[.D6]-10" office:value-type="float" office:value="-0.0335253531381845" calcext:value-type="float">
            <text:p>-0.0335253531</text:p>
          </table:table-cell>
          <table:table-cell table:style-name="ce4" table:formula="of:=LN([.E6]^2+1)+[.E6]*COS(6*[.E6]+3)-3*[.E6]-10" office:value-type="float" office:value="-0.00835516737413045" calcext:value-type="float">
            <text:p>-0.0083551674</text:p>
          </table:table-cell>
          <table:table-cell table:style-name="ce13" table:formula="of:=ABS(([.E6]-[.E5])/[.E6])" office:value-type="float" office:value="0.00170940170940173" calcext:value-type="float">
            <text:p>0.0017094017</text:p>
          </table:table-cell>
          <table:table-cell/>
          <table:table-cell office:value-type="float" office:value="-2.18505380153656" calcext:value-type="float">
            <text:p>-2.1850538015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IF([.F6]*[.H6]&lt;0;[.C6];[.E6])" office:value-type="float" office:value="-3.6625" calcext:value-type="float">
            <text:p>-3.6625</text:p>
          </table:table-cell>
          <table:table-cell table:style-name="ce1" table:formula="of:=IF([.G6]*[.H6]&lt;0;[.D6];[.E6])" office:value-type="float" office:value="-3.65625" calcext:value-type="float">
            <text:p>-3.65625</text:p>
          </table:table-cell>
          <table:table-cell table:style-name="ce8" table:formula="of:=([.C7]+[.D7])/2" office:value-type="float" office:value="-3.659375" calcext:value-type="float">
            <text:p>-3.659375</text:p>
          </table:table-cell>
          <table:table-cell table:style-name="ce4" table:formula="of:=LN([.C7]^2+1)+[.C7]*COS(6*[.C7]+3)-3*[.C7]-10" office:value-type="float" office:value="0.0219726301137513" calcext:value-type="float">
            <text:p>0.0219726301</text:p>
          </table:table-cell>
          <table:table-cell table:style-name="ce4" table:formula="of:=LN([.D7]^2+1)+[.D7]*COS(6*[.D7]+3)-3*[.D7]-10" office:value-type="float" office:value="-0.00835516737413045" calcext:value-type="float">
            <text:p>-0.0083551674</text:p>
          </table:table-cell>
          <table:table-cell table:style-name="ce4" table:formula="of:=LN([.E7]^2+1)+[.E7]*COS(6*[.E7]+3)-3*[.E7]-10" office:value-type="float" office:value="0.00616350327763904" calcext:value-type="float">
            <text:p>0.0061635033</text:p>
          </table:table-cell>
          <table:table-cell table:style-name="ce13" table:formula="of:=ABS(([.E7]-[.E6])/[.E7])" office:value-type="float" office:value="0.000853970964987263" calcext:value-type="float">
            <text:p>0.000853971</text:p>
          </table:table-cell>
          <table:table-cell/>
          <table:table-cell office:value-type="float" office:value="-2.08262960910797" calcext:value-type="float">
            <text:p>-2.0826296091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IF([.F7]*[.H7]&lt;0;[.C7];[.E7])" office:value-type="float" office:value="-3.659375" calcext:value-type="float">
            <text:p>-3.659375</text:p>
          </table:table-cell>
          <table:table-cell table:style-name="ce1" table:formula="of:=IF([.G7]*[.H7]&lt;0;[.D7];[.E7])" office:value-type="float" office:value="-3.65625" calcext:value-type="float">
            <text:p>-3.65625</text:p>
          </table:table-cell>
          <table:table-cell table:style-name="ce8" table:formula="of:=([.C8]+[.D8])/2" office:value-type="float" office:value="-3.6578125" calcext:value-type="float">
            <text:p>-3.6578125</text:p>
          </table:table-cell>
          <table:table-cell table:style-name="ce4" table:formula="of:=LN([.C8]^2+1)+[.C8]*COS(6*[.C8]+3)-3*[.C8]-10" office:value-type="float" office:value="0.00616350327763904" calcext:value-type="float">
            <text:p>0.0061635033</text:p>
          </table:table-cell>
          <table:table-cell table:style-name="ce4" table:formula="of:=LN([.D8]^2+1)+[.D8]*COS(6*[.D8]+3)-3*[.D8]-10" office:value-type="float" office:value="-0.00835516737413045" calcext:value-type="float">
            <text:p>-0.0083551674</text:p>
          </table:table-cell>
          <table:table-cell table:style-name="ce4" table:formula="of:=LN([.E8]^2+1)+[.E8]*COS(6*[.E8]+3)-3*[.E8]-10" office:value-type="float" office:value="-0.00125709112243122" calcext:value-type="float">
            <text:p>-0.0012570911</text:p>
          </table:table-cell>
          <table:table-cell table:style-name="ce13" table:formula="of:=ABS(([.E8]-[.E7])/[.E8])" office:value-type="float" office:value="0.000427167876975749" calcext:value-type="float">
            <text:p>0.0004271679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IF([.F8]*[.H8]&lt;0;[.C8];[.E8])" office:value-type="float" office:value="-3.659375" calcext:value-type="float">
            <text:p>-3.659375</text:p>
          </table:table-cell>
          <table:table-cell table:style-name="ce1" table:formula="of:=IF([.G8]*[.H8]&lt;0;[.D8];[.E8])" office:value-type="float" office:value="-3.6578125" calcext:value-type="float">
            <text:p>-3.6578125</text:p>
          </table:table-cell>
          <table:table-cell table:style-name="ce8" table:formula="of:=([.C9]+[.D9])/2" office:value-type="float" office:value="-3.65859375" calcext:value-type="float">
            <text:p>-3.65859375</text:p>
          </table:table-cell>
          <table:table-cell table:style-name="ce4" table:formula="of:=LN([.C9]^2+1)+[.C9]*COS(6*[.C9]+3)-3*[.C9]-10" office:value-type="float" office:value="0.00616350327763904" calcext:value-type="float">
            <text:p>0.0061635033</text:p>
          </table:table-cell>
          <table:table-cell table:style-name="ce4" table:formula="of:=LN([.D9]^2+1)+[.D9]*COS(6*[.D9]+3)-3*[.D9]-10" office:value-type="float" office:value="-0.00125709112243122" calcext:value-type="float">
            <text:p>-0.0012570911</text:p>
          </table:table-cell>
          <table:table-cell table:style-name="ce4" table:formula="of:=LN([.E9]^2+1)+[.E9]*COS(6*[.E9]+3)-3*[.E9]-10" office:value-type="float" office:value="0.00241288419647923" calcext:value-type="float">
            <text:p>0.0024128842</text:p>
          </table:table-cell>
          <table:table-cell table:style-name="ce13" table:formula="of:=ABS(([.E9]-[.E8])/[.E9])" office:value-type="float" office:value="0.000213538330130307" calcext:value-type="float">
            <text:p>0.000213538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IF([.F9]*[.H9]&lt;0;[.C9];[.E9])" office:value-type="float" office:value="-3.65859375" calcext:value-type="float">
            <text:p>-3.65859375</text:p>
          </table:table-cell>
          <table:table-cell table:style-name="ce1" table:formula="of:=IF([.G9]*[.H9]&lt;0;[.D9];[.E9])" office:value-type="float" office:value="-3.6578125" calcext:value-type="float">
            <text:p>-3.6578125</text:p>
          </table:table-cell>
          <table:table-cell table:style-name="ce8" table:formula="of:=([.C10]+[.D10])/2" office:value-type="float" office:value="-3.658203125" calcext:value-type="float">
            <text:p>-3.658203125</text:p>
          </table:table-cell>
          <table:table-cell table:style-name="ce4" table:formula="of:=LN([.C10]^2+1)+[.C10]*COS(6*[.C10]+3)-3*[.C10]-10" office:value-type="float" office:value="0.00241288419647923" calcext:value-type="float">
            <text:p>0.0024128842</text:p>
          </table:table-cell>
          <table:table-cell table:style-name="ce4" table:formula="of:=LN([.D10]^2+1)+[.D10]*COS(6*[.D10]+3)-3*[.D10]-10" office:value-type="float" office:value="-0.00125709112243122" calcext:value-type="float">
            <text:p>-0.0012570911</text:p>
          </table:table-cell>
          <table:table-cell table:style-name="ce4" table:formula="of:=LN([.E10]^2+1)+[.E10]*COS(6*[.E10]+3)-3*[.E10]-10" office:value-type="float" office:value="0.000567816885924444" calcext:value-type="float">
            <text:p>0.0005678169</text:p>
          </table:table-cell>
          <table:table-cell table:style-name="ce13" table:formula="of:=ABS(([.E10]-[.E9])/[.E10])" office:value-type="float" office:value="0.000106780565937024" calcext:value-type="float">
            <text:p>0.000106780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IF([.F10]*[.H10]&lt;0;[.C10];[.E10])" office:value-type="float" office:value="-3.658203125" calcext:value-type="float">
            <text:p>-3.658203125</text:p>
          </table:table-cell>
          <table:table-cell table:style-name="ce1" table:formula="of:=IF([.G10]*[.H10]&lt;0;[.D10];[.E10])" office:value-type="float" office:value="-3.6578125" calcext:value-type="float">
            <text:p>-3.6578125</text:p>
          </table:table-cell>
          <table:table-cell table:style-name="ce8" table:formula="of:=([.C11]+[.D11])/2" office:value-type="float" office:value="-3.6580078125" calcext:value-type="float">
            <text:p>-3.6580078125</text:p>
          </table:table-cell>
          <table:table-cell table:style-name="ce4" table:formula="of:=LN([.C11]^2+1)+[.C11]*COS(6*[.C11]+3)-3*[.C11]-10" office:value-type="float" office:value="0.000567816885924444" calcext:value-type="float">
            <text:p>0.0005678169</text:p>
          </table:table-cell>
          <table:table-cell table:style-name="ce4" table:formula="of:=LN([.D11]^2+1)+[.D11]*COS(6*[.D11]+3)-3*[.D11]-10" office:value-type="float" office:value="-0.00125709112243122" calcext:value-type="float">
            <text:p>-0.0012570911</text:p>
          </table:table-cell>
          <table:table-cell table:style-name="ce4" table:formula="of:=LN([.E11]^2+1)+[.E11]*COS(6*[.E11]+3)-3*[.E11]-10" office:value-type="float" office:value="-0.000347156922513747" calcext:value-type="float">
            <text:p>-0.0003471569</text:p>
          </table:table-cell>
          <table:table-cell table:style-name="ce13" table:formula="of:=ABS(([.E11]-[.E10])/[.E11])" office:value-type="float" office:value="0.0000533931336430863" calcext:value-type="float">
            <text:p>5.33931336430863E-0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IF([.F11]*[.H11]&lt;0;[.C11];[.E11])" office:value-type="float" office:value="-3.658203125" calcext:value-type="float">
            <text:p>-3.658203125</text:p>
          </table:table-cell>
          <table:table-cell table:style-name="ce1" table:formula="of:=IF([.G11]*[.H11]&lt;0;[.D11];[.E11])" office:value-type="float" office:value="-3.6580078125" calcext:value-type="float">
            <text:p>-3.6580078125</text:p>
          </table:table-cell>
          <table:table-cell table:style-name="ce8" table:formula="of:=([.C12]+[.D12])/2" office:value-type="float" office:value="-3.65810546875" calcext:value-type="float">
            <text:p>-3.6581054688</text:p>
          </table:table-cell>
          <table:table-cell table:style-name="ce4" table:formula="of:=LN([.C12]^2+1)+[.C12]*COS(6*[.C12]+3)-3*[.C12]-10" office:value-type="float" office:value="0.000567816885924444" calcext:value-type="float">
            <text:p>0.0005678169</text:p>
          </table:table-cell>
          <table:table-cell table:style-name="ce4" table:formula="of:=LN([.D12]^2+1)+[.D12]*COS(6*[.D12]+3)-3*[.D12]-10" office:value-type="float" office:value="-0.000347156922513747" calcext:value-type="float">
            <text:p>-0.0003471569</text:p>
          </table:table-cell>
          <table:table-cell table:style-name="ce4" table:formula="of:=LN([.E12]^2+1)+[.E12]*COS(6*[.E12]+3)-3*[.E12]-10" office:value-type="float" office:value="0.000109700016801995" calcext:value-type="float">
            <text:p>0.0001097</text:p>
          </table:table-cell>
          <table:table-cell table:style-name="ce13" table:formula="of:=ABS(([.E12]-[.E11])/[.E12])" office:value-type="float" office:value="0.0000266958541339501" calcext:value-type="float">
            <text:p>2.66958541339501E-0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IF([.F12]*[.H12]&lt;0;[.C12];[.E12])" office:value-type="float" office:value="-3.65810546875" calcext:value-type="float">
            <text:p>-3.6581054688</text:p>
          </table:table-cell>
          <table:table-cell table:style-name="ce1" table:formula="of:=IF([.G12]*[.H12]&lt;0;[.D12];[.E12])" office:value-type="float" office:value="-3.6580078125" calcext:value-type="float">
            <text:p>-3.6580078125</text:p>
          </table:table-cell>
          <table:table-cell table:style-name="ce8" table:formula="of:=([.C13]+[.D13])/2" office:value-type="float" office:value="-3.658056640625" calcext:value-type="float">
            <text:p>-3.6580566406</text:p>
          </table:table-cell>
          <table:table-cell table:style-name="ce4" table:formula="of:=LN([.C13]^2+1)+[.C13]*COS(6*[.C13]+3)-3*[.C13]-10" office:value-type="float" office:value="0.000109700016801995" calcext:value-type="float">
            <text:p>0.0001097</text:p>
          </table:table-cell>
          <table:table-cell table:style-name="ce4" table:formula="of:=LN([.D13]^2+1)+[.D13]*COS(6*[.D13]+3)-3*[.D13]-10" office:value-type="float" office:value="-0.000347156922513747" calcext:value-type="float">
            <text:p>-0.0003471569</text:p>
          </table:table-cell>
          <table:table-cell table:style-name="ce4" table:formula="of:=LN([.E13]^2+1)+[.E13]*COS(6*[.E13]+3)-3*[.E13]-10" office:value-type="float" office:value="-0.000118885942368863" calcext:value-type="float">
            <text:p>-0.0001188859</text:p>
          </table:table-cell>
          <table:table-cell table:style-name="ce13" table:formula="of:=ABS(([.E13]-[.E12])/[.E13])" office:value-type="float" office:value="0.0000133481052365102" calcext:value-type="float">
            <text:p>1.33481052365102E-0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IF([.F13]*[.H13]&lt;0;[.C13];[.E13])" office:value-type="float" office:value="-3.65810546875" calcext:value-type="float">
            <text:p>-3.6581054688</text:p>
          </table:table-cell>
          <table:table-cell table:style-name="ce1" table:formula="of:=IF([.G13]*[.H13]&lt;0;[.D13];[.E13])" office:value-type="float" office:value="-3.658056640625" calcext:value-type="float">
            <text:p>-3.6580566406</text:p>
          </table:table-cell>
          <table:table-cell table:style-name="ce8" table:formula="of:=([.C14]+[.D14])/2" office:value-type="float" office:value="-3.6580810546875" calcext:value-type="float">
            <text:p>-3.6580810547</text:p>
          </table:table-cell>
          <table:table-cell table:style-name="ce4" table:formula="of:=LN([.C14]^2+1)+[.C14]*COS(6*[.C14]+3)-3*[.C14]-10" office:value-type="float" office:value="0.000109700016801995" calcext:value-type="float">
            <text:p>0.0001097</text:p>
          </table:table-cell>
          <table:table-cell table:style-name="ce4" table:formula="of:=LN([.D14]^2+1)+[.D14]*COS(6*[.D14]+3)-3*[.D14]-10" office:value-type="float" office:value="-0.000118885942368863" calcext:value-type="float">
            <text:p>-0.0001188859</text:p>
          </table:table-cell>
          <table:table-cell table:style-name="ce4" table:formula="of:=LN([.E14]^2+1)+[.E14]*COS(6*[.E14]+3)-3*[.E14]-10" office:value-type="float" office:value="-0.0000046323353757316" calcext:value-type="float">
            <text:p>-4.6323353757316E-06</text:p>
          </table:table-cell>
          <table:table-cell table:style-name="ce13" table:formula="of:=ABS(([.E14]-[.E13])/[.E14])" office:value-type="float" office:value="0.00000667400807557405" calcext:value-type="float">
            <text:p>0.00000667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IF([.F14]*[.H14]&lt;0;[.C14];[.E14])" office:value-type="float" office:value="-3.65810546875" calcext:value-type="float">
            <text:p>-3.6581054688</text:p>
          </table:table-cell>
          <table:table-cell table:style-name="ce1" table:formula="of:=IF([.G14]*[.H14]&lt;0;[.D14];[.E14])" office:value-type="float" office:value="-3.6580810546875" calcext:value-type="float">
            <text:p>-3.6580810547</text:p>
          </table:table-cell>
          <table:table-cell table:style-name="ce8" table:formula="of:=([.C15]+[.D15])/2" office:value-type="float" office:value="-3.65809326171875" calcext:value-type="float">
            <text:p>-3.6580932617</text:p>
          </table:table-cell>
          <table:table-cell table:style-name="ce4" table:formula="of:=LN([.C15]^2+1)+[.C15]*COS(6*[.C15]+3)-3*[.C15]-10" office:value-type="float" office:value="0.000109700016801995" calcext:value-type="float">
            <text:p>0.0001097</text:p>
          </table:table-cell>
          <table:table-cell table:style-name="ce4" table:formula="of:=LN([.D15]^2+1)+[.D15]*COS(6*[.D15]+3)-3*[.D15]-10" office:value-type="float" office:value="-0.0000046323353757316" calcext:value-type="float">
            <text:p>-4.6323353757316E-06</text:p>
          </table:table-cell>
          <table:table-cell table:style-name="ce4" table:formula="of:=LN([.E15]^2+1)+[.E15]*COS(6*[.E15]+3)-3*[.E15]-10" office:value-type="float" office:value="0.0000525239975388558" calcext:value-type="float">
            <text:p>0.000052524</text:p>
          </table:table-cell>
          <table:table-cell table:style-name="ce13" table:formula="of:=ABS(([.E15]-[.E14])/[.E15])" office:value-type="float" office:value="0.00000333699290228894" calcext:value-type="float">
            <text:p>0.00000333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IF([.F15]*[.H15]&lt;0;[.C15];[.E15])" office:value-type="float" office:value="-3.65809326171875" calcext:value-type="float">
            <text:p>-3.6580932617</text:p>
          </table:table-cell>
          <table:table-cell table:style-name="ce1" table:formula="of:=IF([.G15]*[.H15]&lt;0;[.D15];[.E15])" office:value-type="float" office:value="-3.6580810546875" calcext:value-type="float">
            <text:p>-3.6580810547</text:p>
          </table:table-cell>
          <table:table-cell table:style-name="ce8" table:formula="of:=([.C16]+[.D16])/2" office:value-type="float" office:value="-3.65808715820313" calcext:value-type="float">
            <text:p>-3.6580871582</text:p>
          </table:table-cell>
          <table:table-cell table:style-name="ce4" table:formula="of:=LN([.C16]^2+1)+[.C16]*COS(6*[.C16]+3)-3*[.C16]-10" office:value-type="float" office:value="0.0000525239975388558" calcext:value-type="float">
            <text:p>0.000052524</text:p>
          </table:table-cell>
          <table:table-cell table:style-name="ce4" table:formula="of:=LN([.D16]^2+1)+[.D16]*COS(6*[.D16]+3)-3*[.D16]-10" office:value-type="float" office:value="-0.0000046323353757316" calcext:value-type="float">
            <text:p>-4.6323353757316E-06</text:p>
          </table:table-cell>
          <table:table-cell table:style-name="ce4" table:formula="of:=LN([.E16]^2+1)+[.E16]*COS(6*[.E16]+3)-3*[.E16]-10" office:value-type="float" office:value="0.0000239433702908798" calcext:value-type="float">
            <text:p>2.39433702908798E-05</text:p>
          </table:table-cell>
          <table:table-cell table:style-name="ce13" table:formula="of:=ABS(([.E16]-[.E15])/[.E16])" office:value-type="float" office:value="0.00000166849923509022" calcext:value-type="float">
            <text:p>1.66849923509022E-0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IF([.F16]*[.H16]&lt;0;[.C16];[.E16])" office:value-type="float" office:value="-3.65808715820313" calcext:value-type="float">
            <text:p>-3.6580871582</text:p>
          </table:table-cell>
          <table:table-cell table:style-name="ce1" table:formula="of:=IF([.G16]*[.H16]&lt;0;[.D16];[.E16])" office:value-type="float" office:value="-3.6580810546875" calcext:value-type="float">
            <text:p>-3.6580810547</text:p>
          </table:table-cell>
          <table:table-cell table:style-name="ce8" table:formula="of:=([.C17]+[.D17])/2" office:value-type="float" office:value="-3.65808410644531" calcext:value-type="float">
            <text:p>-3.6580841064</text:p>
          </table:table-cell>
          <table:table-cell table:style-name="ce4" table:formula="of:=LN([.C17]^2+1)+[.C17]*COS(6*[.C17]+3)-3*[.C17]-10" office:value-type="float" office:value="0.0000239433702908798" calcext:value-type="float">
            <text:p>2.39433702908798E-05</text:p>
          </table:table-cell>
          <table:table-cell table:style-name="ce4" table:formula="of:=LN([.D17]^2+1)+[.D17]*COS(6*[.D17]+3)-3*[.D17]-10" office:value-type="float" office:value="-0.0000046323353757316" calcext:value-type="float">
            <text:p>-4.6323353757316E-06</text:p>
          </table:table-cell>
          <table:table-cell table:style-name="ce4" table:formula="of:=LN([.E17]^2+1)+[.E17]*COS(6*[.E17]+3)-3*[.E17]-10" office:value-type="float" office:value="0.00000965490226079169" calcext:value-type="float">
            <text:p>9.65490226079169E-06</text:p>
          </table:table-cell>
          <table:table-cell table:style-name="ce13" table:formula="of:=ABS(([.E17]-[.E16])/[.E17])" office:value-type="float" office:value="0.000000834250313518115" calcext:value-type="float">
            <text:p>8.34250313518115E-0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IF([.F17]*[.H17]&lt;0;[.C17];[.E17])" office:value-type="float" office:value="-3.65808410644531" calcext:value-type="float">
            <text:p>-3.6580841064</text:p>
          </table:table-cell>
          <table:table-cell table:style-name="ce1" table:formula="of:=IF([.G17]*[.H17]&lt;0;[.D17];[.E17])" office:value-type="float" office:value="-3.6580810546875" calcext:value-type="float">
            <text:p>-3.6580810547</text:p>
          </table:table-cell>
          <table:table-cell table:style-name="ce8" table:formula="of:=([.C18]+[.D18])/2" office:value-type="float" office:value="-3.65808258056641" calcext:value-type="float">
            <text:p>-3.6580825806</text:p>
          </table:table-cell>
          <table:table-cell table:style-name="ce4" table:formula="of:=LN([.C18]^2+1)+[.C18]*COS(6*[.C18]+3)-3*[.C18]-10" office:value-type="float" office:value="0.00000965490226079169" calcext:value-type="float">
            <text:p>9.65490226079169E-06</text:p>
          </table:table-cell>
          <table:table-cell table:style-name="ce4" table:formula="of:=LN([.D18]^2+1)+[.D18]*COS(6*[.D18]+3)-3*[.D18]-10" office:value-type="float" office:value="-0.0000046323353757316" calcext:value-type="float">
            <text:p>-4.6323353757316E-06</text:p>
          </table:table-cell>
          <table:table-cell table:style-name="ce4" table:formula="of:=LN([.E18]^2+1)+[.E18]*COS(6*[.E18]+3)-3*[.E18]-10" office:value-type="float" office:value="0.00000251112964200217" calcext:value-type="float">
            <text:p>2.51112964200217E-06</text:p>
          </table:table-cell>
          <table:table-cell table:style-name="ce13" table:formula="of:=ABS(([.E18]-[.E17])/[.E18])" office:value-type="float" office:value="0.000000417125330631127" calcext:value-type="float">
            <text:p>4.17125330631127E-0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IF([.F18]*[.H18]&lt;0;[.C18];[.E18])" office:value-type="float" office:value="-3.65808258056641" calcext:value-type="float">
            <text:p>-3.6580825806</text:p>
          </table:table-cell>
          <table:table-cell table:style-name="ce1" table:formula="of:=IF([.G18]*[.H18]&lt;0;[.D18];[.E18])" office:value-type="float" office:value="-3.6580810546875" calcext:value-type="float">
            <text:p>-3.6580810547</text:p>
          </table:table-cell>
          <table:table-cell table:style-name="ce8" table:formula="of:=([.C19]+[.D19])/2" office:value-type="float" office:value="-3.65808181762695" calcext:value-type="float">
            <text:p>-3.6580818176</text:p>
          </table:table-cell>
          <table:table-cell table:style-name="ce4" table:formula="of:=LN([.C19]^2+1)+[.C19]*COS(6*[.C19]+3)-3*[.C19]-10" office:value-type="float" office:value="0.00000251112964200217" calcext:value-type="float">
            <text:p>2.51112964200217E-06</text:p>
          </table:table-cell>
          <table:table-cell table:style-name="ce4" table:formula="of:=LN([.D19]^2+1)+[.D19]*COS(6*[.D19]+3)-3*[.D19]-10" office:value-type="float" office:value="-0.0000046323353757316" calcext:value-type="float">
            <text:p>-4.6323353757316E-06</text:p>
          </table:table-cell>
          <table:table-cell table:style-name="ce4" table:formula="of:=LN([.E19]^2+1)+[.E19]*COS(6*[.E19]+3)-3*[.E19]-10" office:value-type="float" office:value="-0.00000106064131522032" calcext:value-type="float">
            <text:p>-1.06064131522032E-06</text:p>
          </table:table-cell>
          <table:table-cell table:style-name="ce13" table:formula="of:=ABS(([.E19]-[.E18])/[.E19])" office:value-type="float" office:value="0.000000208562708813958" calcext:value-type="float">
            <text:p>2.08562708813958E-0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IF([.F19]*[.H19]&lt;0;[.C19];[.E19])" office:value-type="float" office:value="-3.65808258056641" calcext:value-type="float">
            <text:p>-3.6580825806</text:p>
          </table:table-cell>
          <table:table-cell table:style-name="ce1" table:formula="of:=IF([.G19]*[.H19]&lt;0;[.D19];[.E19])" office:value-type="float" office:value="-3.65808181762695" calcext:value-type="float">
            <text:p>-3.6580818176</text:p>
          </table:table-cell>
          <table:table-cell table:style-name="ce8" table:formula="of:=([.C20]+[.D20])/2" office:value-type="float" office:value="-3.65808219909668" calcext:value-type="float">
            <text:p>-3.6580821991</text:p>
          </table:table-cell>
          <table:table-cell table:style-name="ce4" table:formula="of:=LN([.C20]^2+1)+[.C20]*COS(6*[.C20]+3)-3*[.C20]-10" office:value-type="float" office:value="0.00000251112964200217" calcext:value-type="float">
            <text:p>2.51112964200217E-06</text:p>
          </table:table-cell>
          <table:table-cell table:style-name="ce4" table:formula="of:=LN([.D20]^2+1)+[.D20]*COS(6*[.D20]+3)-3*[.D20]-10" office:value-type="float" office:value="-0.00000106064131522032" calcext:value-type="float">
            <text:p>-1.06064131522032E-06</text:p>
          </table:table-cell>
          <table:table-cell table:style-name="ce4" table:formula="of:=LN([.E20]^2+1)+[.E20]*COS(6*[.E20]+3)-3*[.E20]-10" office:value-type="float" office:value="0.000000725234549747711" calcext:value-type="float">
            <text:p>7.25234549747711E-07</text:p>
          </table:table-cell>
          <table:table-cell table:style-name="ce13" table:formula="of:=ABS(([.E20]-[.E19])/[.E20])" office:value-type="float" office:value="0.000000104281343532379" calcext:value-type="float">
            <text:p>1.04281343532379E-0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IF([.F20]*[.H20]&lt;0;[.C20];[.E20])" office:value-type="float" office:value="-3.65808219909668" calcext:value-type="float">
            <text:p>-3.6580821991</text:p>
          </table:table-cell>
          <table:table-cell table:style-name="ce1" table:formula="of:=IF([.G20]*[.H20]&lt;0;[.D20];[.E20])" office:value-type="float" office:value="-3.65808181762695" calcext:value-type="float">
            <text:p>-3.6580818176</text:p>
          </table:table-cell>
          <table:table-cell table:style-name="ce8" table:formula="of:=([.C21]+[.D21])/2" office:value-type="float" office:value="-3.65808200836182" calcext:value-type="float">
            <text:p>-3.6580820084</text:p>
          </table:table-cell>
          <table:table-cell table:style-name="ce4" table:formula="of:=LN([.C21]^2+1)+[.C21]*COS(6*[.C21]+3)-3*[.C21]-10" office:value-type="float" office:value="0.000000725234549747711" calcext:value-type="float">
            <text:p>7.25234549747711E-07</text:p>
          </table:table-cell>
          <table:table-cell table:style-name="ce4" table:formula="of:=LN([.D21]^2+1)+[.D21]*COS(6*[.D21]+3)-3*[.D21]-10" office:value-type="float" office:value="-0.00000106064131522032" calcext:value-type="float">
            <text:p>-1.06064131522032E-06</text:p>
          </table:table-cell>
          <table:table-cell table:style-name="ce4" table:formula="of:=LN([.E21]^2+1)+[.E21]*COS(6*[.E21]+3)-3*[.E21]-10" office:value-type="float" office:value="-0.000000167705781706218" calcext:value-type="float">
            <text:p>-1.67705781706218E-07</text:p>
          </table:table-cell>
          <table:table-cell table:style-name="ce13" table:formula="of:=ABS(([.E21]-[.E20])/[.E21])" office:value-type="float" office:value="0.0000000521406744241397" calcext:value-type="float">
            <text:p>5.21406744241397E-0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IF([.F21]*[.H21]&lt;0;[.C21];[.E21])" office:value-type="float" office:value="-3.65808219909668" calcext:value-type="float">
            <text:p>-3.6580821991</text:p>
          </table:table-cell>
          <table:table-cell table:style-name="ce1" table:formula="of:=IF([.G21]*[.H21]&lt;0;[.D21];[.E21])" office:value-type="float" office:value="-3.65808200836182" calcext:value-type="float">
            <text:p>-3.6580820084</text:p>
          </table:table-cell>
          <table:table-cell table:style-name="ce8" table:formula="of:=([.C22]+[.D22])/2" office:value-type="float" office:value="-3.65808210372925" calcext:value-type="float">
            <text:p>-3.6580821037</text:p>
          </table:table-cell>
          <table:table-cell table:style-name="ce4" table:formula="of:=LN([.C22]^2+1)+[.C22]*COS(6*[.C22]+3)-3*[.C22]-10" office:value-type="float" office:value="0.000000725234549747711" calcext:value-type="float">
            <text:p>7.25234549747711E-07</text:p>
          </table:table-cell>
          <table:table-cell table:style-name="ce4" table:formula="of:=LN([.D22]^2+1)+[.D22]*COS(6*[.D22]+3)-3*[.D22]-10" office:value-type="float" office:value="-0.000000167705781706218" calcext:value-type="float">
            <text:p>-1.67705781706218E-07</text:p>
          </table:table-cell>
          <table:table-cell table:style-name="ce4" table:formula="of:=LN([.E22]^2+1)+[.E22]*COS(6*[.E22]+3)-3*[.E22]-10" office:value-type="float" office:value="0.000000278763780059421" calcext:value-type="float">
            <text:p>2.78763780059421E-07</text:p>
          </table:table-cell>
          <table:table-cell table:style-name="ce13" table:formula="of:=ABS(([.E22]-[.E21])/[.E22])" office:value-type="float" office:value="0.0000000260703364717076" calcext:value-type="float">
            <text:p>2.60703364717076E-0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IF([.F22]*[.H22]&lt;0;[.C22];[.E22])" office:value-type="float" office:value="-3.65808210372925" calcext:value-type="float">
            <text:p>-3.6580821037</text:p>
          </table:table-cell>
          <table:table-cell table:style-name="ce1" table:formula="of:=IF([.G22]*[.H22]&lt;0;[.D22];[.E22])" office:value-type="float" office:value="-3.65808200836182" calcext:value-type="float">
            <text:p>-3.6580820084</text:p>
          </table:table-cell>
          <table:table-cell table:style-name="ce8" table:formula="of:=([.C23]+[.D23])/2" office:value-type="float" office:value="-3.65808205604553" calcext:value-type="float">
            <text:p>-3.658082056</text:p>
          </table:table-cell>
          <table:table-cell table:style-name="ce4" table:formula="of:=LN([.C23]^2+1)+[.C23]*COS(6*[.C23]+3)-3*[.C23]-10" office:value-type="float" office:value="0.000000278763780059421" calcext:value-type="float">
            <text:p>2.78763780059421E-07</text:p>
          </table:table-cell>
          <table:table-cell table:style-name="ce4" table:formula="of:=LN([.D23]^2+1)+[.D23]*COS(6*[.D23]+3)-3*[.D23]-10" office:value-type="float" office:value="-0.000000167705781706218" calcext:value-type="float">
            <text:p>-1.67705781706218E-07</text:p>
          </table:table-cell>
          <table:table-cell table:style-name="ce4" table:formula="of:=LN([.E23]^2+1)+[.E23]*COS(6*[.E23]+3)-3*[.E23]-10" office:value-type="float" office:value="0.0000000555288490744488" calcext:value-type="float">
            <text:p>5.55288490744488E-08</text:p>
          </table:table-cell>
          <table:table-cell table:style-name="ce13" table:formula="of:=ABS(([.E23]-[.E22])/[.E23])" office:value-type="float" office:value="0.0000000130351684057694" calcext:value-type="float">
            <text:p>0.00000001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IF([.F23]*[.H23]&lt;0;[.C23];[.E23])" office:value-type="float" office:value="-3.65808205604553" calcext:value-type="float">
            <text:p>-3.658082056</text:p>
          </table:table-cell>
          <table:table-cell table:style-name="ce1" table:formula="of:=IF([.G23]*[.H23]&lt;0;[.D23];[.E23])" office:value-type="float" office:value="-3.65808200836182" calcext:value-type="float">
            <text:p>-3.6580820084</text:p>
          </table:table-cell>
          <table:table-cell table:style-name="ce8" table:formula="of:=([.C24]+[.D24])/2" office:value-type="float" office:value="-3.65808203220368" calcext:value-type="float">
            <text:p>-3.6580820322</text:p>
          </table:table-cell>
          <table:table-cell table:style-name="ce4" table:formula="of:=LN([.C24]^2+1)+[.C24]*COS(6*[.C24]+3)-3*[.C24]-10" office:value-type="float" office:value="0.0000000555288490744488" calcext:value-type="float">
            <text:p>5.55288490744488E-08</text:p>
          </table:table-cell>
          <table:table-cell table:style-name="ce4" table:formula="of:=LN([.D24]^2+1)+[.D24]*COS(6*[.D24]+3)-3*[.D24]-10" office:value-type="float" office:value="-0.000000167705781706218" calcext:value-type="float">
            <text:p>-1.67705781706218E-07</text:p>
          </table:table-cell>
          <table:table-cell table:style-name="ce4" table:formula="of:=LN([.E24]^2+1)+[.E24]*COS(6*[.E24]+3)-3*[.E24]-10" office:value-type="float" office:value="-0.0000000560885045075565" calcext:value-type="float">
            <text:p>-5.60885045075565E-08</text:p>
          </table:table-cell>
          <table:table-cell table:style-name="ce13" table:formula="of:=ABS(([.E24]-[.E23])/[.E24])" office:value-type="float" office:value="0.00000000651758424536362" calcext:value-type="float">
            <text:p>6.51758424536362E-09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o se necesita prueba de exactidud, entre el ultimo y el penultimo valor cambian de signo en Fx por que se puede asegurar una </text:p>
          </table:table-cell>
          <table:covered-table-cell table:style-name="ce5"/>
          <table:covered-table-cell table:style-name="ce7"/>
          <table:covered-table-cell table:style-name="ce9"/>
          <table:covered-table-cell table:style-name="ce5"/>
          <table:covered-table-cell table:style-name="ce7"/>
          <table:covered-table-cell table:style-name="ce5"/>
          <table:covered-table-cell table:style-name="ce14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raiz con 10^-9 de error, el cual es menor a 10^-8</text:p>
          </table:table-cell>
          <table:covered-table-cell table:number-columns-repeated="6" table:style-name="ce6"/>
          <table:covered-table-cell table:style-name="ce15"/>
          <table:table-cell table:number-columns-repeated="1015"/>
        </table:table-row>
        <table:table-row table:style-name="ro1">
          <table:table-cell table:style-name="ce1"/>
          <table:table-cell table:style-name="ce4" table:number-columns-repeated="7"/>
          <table:table-cell table:style-name="ce12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iter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xs</text:p>
          </table:table-cell>
          <table:table-cell table:style-name="ce4" office:value-type="string" calcext:value-type="string">
            <text:p>xm</text:p>
          </table:table-cell>
          <table:table-cell table:style-name="ce4" office:value-type="string" calcext:value-type="string">
            <text:p>fx_i</text:p>
          </table:table-cell>
          <table:table-cell table:style-name="ce4" office:value-type="string" calcext:value-type="string">
            <text:p>fx_s</text:p>
          </table:table-cell>
          <table:table-cell table:style-name="ce4" office:value-type="string" calcext:value-type="string">
            <text:p>fx_m</text:p>
          </table:table-cell>
          <table:table-cell table:style-name="ce4" office:value-type="string" calcext:value-type="string">
            <text:p>Err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4" office:value-type="float" office:value="-3.6" calcext:value-type="float">
            <text:p>-3.6</text:p>
          </table:table-cell>
          <table:table-cell table:style-name="ce4" office:value-type="float" office:value="-3.5" calcext:value-type="float">
            <text:p>-3.5</text:p>
          </table:table-cell>
          <table:table-cell table:style-name="ce8" table:formula="of:=([.C29]+[.D29])/2" office:value-type="float" office:value="-3.55" calcext:value-type="float">
            <text:p>-3.55</text:p>
          </table:table-cell>
          <table:table-cell table:style-name="ce4" table:formula="of:=LN([.C29]^2+1)+[.C29]*COS(6*[.C29]+3)-3*[.C29]-10" office:value-type="float" office:value="-0.0522837972463535" calcext:value-type="float">
            <text:p>-0.0522837972</text:p>
          </table:table-cell>
          <table:table-cell table:style-name="ce4" table:formula="of:=LN([.D29]^2+1)+[.D29]*COS(6*[.D29]+3)-3*[.D29]-10" office:value-type="float" office:value="0.77288907357795" calcext:value-type="float">
            <text:p>0.7728890736</text:p>
          </table:table-cell>
          <table:table-cell table:style-name="ce4" table:formula="of:=LN([.E29]^2+1)+[.E29]*COS(6*[.E29]+3)-3*[.E29]-10" office:value-type="float" office:value="0.23296783931335" calcext:value-type="float">
            <text:p>0.2329678393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table:formula="of:=IF([.F29]*[.H29]&lt;0;[.C29];[.E29])" office:value-type="float" office:value="-3.6" calcext:value-type="float">
            <text:p>-3.6</text:p>
          </table:table-cell>
          <table:table-cell table:style-name="ce1" table:formula="of:=IF([.G29]*[.H29]&lt;0;[.D29];[.E29])" office:value-type="float" office:value="-3.55" calcext:value-type="float">
            <text:p>-3.55</text:p>
          </table:table-cell>
          <table:table-cell table:style-name="ce8" table:formula="of:=([.C30]+[.D30])/2" office:value-type="float" office:value="-3.575" calcext:value-type="float">
            <text:p>-3.575</text:p>
          </table:table-cell>
          <table:table-cell table:style-name="ce4" table:formula="of:=LN([.C30]^2+1)+[.C30]*COS(6*[.C30]+3)-3*[.C30]-10" office:value-type="float" office:value="-0.0522837972463535" calcext:value-type="float">
            <text:p>-0.0522837972</text:p>
          </table:table-cell>
          <table:table-cell table:style-name="ce4" table:formula="of:=LN([.D30]^2+1)+[.D30]*COS(6*[.D30]+3)-3*[.D30]-10" office:value-type="float" office:value="0.23296783931335" calcext:value-type="float">
            <text:p>0.2329678393</text:p>
          </table:table-cell>
          <table:table-cell table:style-name="ce4" table:formula="of:=LN([.E30]^2+1)+[.E30]*COS(6*[.E30]+3)-3*[.E30]-10" office:value-type="float" office:value="0.0548526583173548" calcext:value-type="float">
            <text:p>0.0548526583</text:p>
          </table:table-cell>
          <table:table-cell table:style-name="ce13" table:formula="of:=ABS(([.E30]-[.E29])/[.E30])" office:value-type="float" office:value="0.00699300699300709" calcext:value-type="float">
            <text:p>0.006993007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table:formula="of:=IF([.F30]*[.H30]&lt;0;[.C30];[.E30])" office:value-type="float" office:value="-3.6" calcext:value-type="float">
            <text:p>-3.6</text:p>
          </table:table-cell>
          <table:table-cell table:style-name="ce1" table:formula="of:=IF([.G30]*[.H30]&lt;0;[.D30];[.E30])" office:value-type="float" office:value="-3.575" calcext:value-type="float">
            <text:p>-3.575</text:p>
          </table:table-cell>
          <table:table-cell table:style-name="ce8" table:formula="of:=([.C31]+[.D31])/2" office:value-type="float" office:value="-3.5875" calcext:value-type="float">
            <text:p>-3.5875</text:p>
          </table:table-cell>
          <table:table-cell table:style-name="ce4" table:formula="of:=LN([.C31]^2+1)+[.C31]*COS(6*[.C31]+3)-3*[.C31]-10" office:value-type="float" office:value="-0.0522837972463535" calcext:value-type="float">
            <text:p>-0.0522837972</text:p>
          </table:table-cell>
          <table:table-cell table:style-name="ce4" table:formula="of:=LN([.D31]^2+1)+[.D31]*COS(6*[.D31]+3)-3*[.D31]-10" office:value-type="float" office:value="0.0548526583173548" calcext:value-type="float">
            <text:p>0.0548526583</text:p>
          </table:table-cell>
          <table:table-cell table:style-name="ce4" table:formula="of:=LN([.E31]^2+1)+[.E31]*COS(6*[.E31]+3)-3*[.E31]-10" office:value-type="float" office:value="-0.00796584707103243" calcext:value-type="float">
            <text:p>-0.0079658471</text:p>
          </table:table-cell>
          <table:table-cell table:style-name="ce13" table:formula="of:=ABS(([.E31]-[.E30])/[.E31])" office:value-type="float" office:value="0.00348432055749134" calcext:value-type="float">
            <text:p>0.0034843206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table:formula="of:=IF([.F31]*[.H31]&lt;0;[.C31];[.E31])" office:value-type="float" office:value="-3.5875" calcext:value-type="float">
            <text:p>-3.5875</text:p>
          </table:table-cell>
          <table:table-cell table:style-name="ce1" table:formula="of:=IF([.G31]*[.H31]&lt;0;[.D31];[.E31])" office:value-type="float" office:value="-3.575" calcext:value-type="float">
            <text:p>-3.575</text:p>
          </table:table-cell>
          <table:table-cell table:style-name="ce8" table:formula="of:=([.C32]+[.D32])/2" office:value-type="float" office:value="-3.58125" calcext:value-type="float">
            <text:p>-3.58125</text:p>
          </table:table-cell>
          <table:table-cell table:style-name="ce4" table:formula="of:=LN([.C32]^2+1)+[.C32]*COS(6*[.C32]+3)-3*[.C32]-10" office:value-type="float" office:value="-0.00796584707103243" calcext:value-type="float">
            <text:p>-0.0079658471</text:p>
          </table:table-cell>
          <table:table-cell table:style-name="ce4" table:formula="of:=LN([.D32]^2+1)+[.D32]*COS(6*[.D32]+3)-3*[.D32]-10" office:value-type="float" office:value="0.0548526583173548" calcext:value-type="float">
            <text:p>0.0548526583</text:p>
          </table:table-cell>
          <table:table-cell table:style-name="ce4" table:formula="of:=LN([.E32]^2+1)+[.E32]*COS(6*[.E32]+3)-3*[.E32]-10" office:value-type="float" office:value="0.0211742722063715" calcext:value-type="float">
            <text:p>0.0211742722</text:p>
          </table:table-cell>
          <table:table-cell table:style-name="ce13" table:formula="of:=ABS(([.E32]-[.E31])/[.E32])" office:value-type="float" office:value="0.0017452006980803" calcext:value-type="float">
            <text:p>0.0017452007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table:formula="of:=IF([.F32]*[.H32]&lt;0;[.C32];[.E32])" office:value-type="float" office:value="-3.5875" calcext:value-type="float">
            <text:p>-3.5875</text:p>
          </table:table-cell>
          <table:table-cell table:style-name="ce1" table:formula="of:=IF([.G32]*[.H32]&lt;0;[.D32];[.E32])" office:value-type="float" office:value="-3.58125" calcext:value-type="float">
            <text:p>-3.58125</text:p>
          </table:table-cell>
          <table:table-cell table:style-name="ce8" table:formula="of:=([.C33]+[.D33])/2" office:value-type="float" office:value="-3.584375" calcext:value-type="float">
            <text:p>-3.584375</text:p>
          </table:table-cell>
          <table:table-cell table:style-name="ce4" table:formula="of:=LN([.C33]^2+1)+[.C33]*COS(6*[.C33]+3)-3*[.C33]-10" office:value-type="float" office:value="-0.00796584707103243" calcext:value-type="float">
            <text:p>-0.0079658471</text:p>
          </table:table-cell>
          <table:table-cell table:style-name="ce4" table:formula="of:=LN([.D33]^2+1)+[.D33]*COS(6*[.D33]+3)-3*[.D33]-10" office:value-type="float" office:value="0.0211742722063715" calcext:value-type="float">
            <text:p>0.0211742722</text:p>
          </table:table-cell>
          <table:table-cell table:style-name="ce4" table:formula="of:=LN([.E33]^2+1)+[.E33]*COS(6*[.E33]+3)-3*[.E33]-10" office:value-type="float" office:value="0.00603125522246906" calcext:value-type="float">
            <text:p>0.0060312552</text:p>
          </table:table-cell>
          <table:table-cell table:style-name="ce13" table:formula="of:=ABS(([.E33]-[.E32])/[.E33])" office:value-type="float" office:value="0.000871839581517075" calcext:value-type="float">
            <text:p>0.0008718396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table:formula="of:=IF([.F33]*[.H33]&lt;0;[.C33];[.E33])" office:value-type="float" office:value="-3.5875" calcext:value-type="float">
            <text:p>-3.5875</text:p>
          </table:table-cell>
          <table:table-cell table:style-name="ce1" table:formula="of:=IF([.G33]*[.H33]&lt;0;[.D33];[.E33])" office:value-type="float" office:value="-3.584375" calcext:value-type="float">
            <text:p>-3.584375</text:p>
          </table:table-cell>
          <table:table-cell table:style-name="ce8" table:formula="of:=([.C34]+[.D34])/2" office:value-type="float" office:value="-3.5859375" calcext:value-type="float">
            <text:p>-3.5859375</text:p>
          </table:table-cell>
          <table:table-cell table:style-name="ce4" table:formula="of:=LN([.C34]^2+1)+[.C34]*COS(6*[.C34]+3)-3*[.C34]-10" office:value-type="float" office:value="-0.00796584707103243" calcext:value-type="float">
            <text:p>-0.0079658471</text:p>
          </table:table-cell>
          <table:table-cell table:style-name="ce4" table:formula="of:=LN([.D34]^2+1)+[.D34]*COS(6*[.D34]+3)-3*[.D34]-10" office:value-type="float" office:value="0.00603125522246906" calcext:value-type="float">
            <text:p>0.0060312552</text:p>
          </table:table-cell>
          <table:table-cell table:style-name="ce4" table:formula="of:=LN([.E34]^2+1)+[.E34]*COS(6*[.E34]+3)-3*[.E34]-10" office:value-type="float" office:value="-0.00111122334069513" calcext:value-type="float">
            <text:p>-0.0011112233</text:p>
          </table:table-cell>
          <table:table-cell table:style-name="ce13" table:formula="of:=ABS(([.E34]-[.E33])/[.E34])" office:value-type="float" office:value="0.000435729847494529" calcext:value-type="float">
            <text:p>0.0004357298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table:formula="of:=IF([.F34]*[.H34]&lt;0;[.C34];[.E34])" office:value-type="float" office:value="-3.5859375" calcext:value-type="float">
            <text:p>-3.5859375</text:p>
          </table:table-cell>
          <table:table-cell table:style-name="ce1" table:formula="of:=IF([.G34]*[.H34]&lt;0;[.D34];[.E34])" office:value-type="float" office:value="-3.584375" calcext:value-type="float">
            <text:p>-3.584375</text:p>
          </table:table-cell>
          <table:table-cell table:style-name="ce8" table:formula="of:=([.C35]+[.D35])/2" office:value-type="float" office:value="-3.58515625" calcext:value-type="float">
            <text:p>-3.58515625</text:p>
          </table:table-cell>
          <table:table-cell table:style-name="ce4" table:formula="of:=LN([.C35]^2+1)+[.C35]*COS(6*[.C35]+3)-3*[.C35]-10" office:value-type="float" office:value="-0.00111122334069513" calcext:value-type="float">
            <text:p>-0.0011112233</text:p>
          </table:table-cell>
          <table:table-cell table:style-name="ce4" table:formula="of:=LN([.D35]^2+1)+[.D35]*COS(6*[.D35]+3)-3*[.D35]-10" office:value-type="float" office:value="0.00603125522246906" calcext:value-type="float">
            <text:p>0.0060312552</text:p>
          </table:table-cell>
          <table:table-cell table:style-name="ce4" table:formula="of:=LN([.E35]^2+1)+[.E35]*COS(6*[.E35]+3)-3*[.E35]-10" office:value-type="float" office:value="0.00242411914436147" calcext:value-type="float">
            <text:p>0.0024241191</text:p>
          </table:table-cell>
          <table:table-cell table:style-name="ce13" table:formula="of:=ABS(([.E35]-[.E34])/[.E35])" office:value-type="float" office:value="0.000217912399215441" calcext:value-type="float">
            <text:p>0.0002179124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table:formula="of:=IF([.F35]*[.H35]&lt;0;[.C35];[.E35])" office:value-type="float" office:value="-3.5859375" calcext:value-type="float">
            <text:p>-3.5859375</text:p>
          </table:table-cell>
          <table:table-cell table:style-name="ce1" table:formula="of:=IF([.G35]*[.H35]&lt;0;[.D35];[.E35])" office:value-type="float" office:value="-3.58515625" calcext:value-type="float">
            <text:p>-3.58515625</text:p>
          </table:table-cell>
          <table:table-cell table:style-name="ce8" table:formula="of:=([.C36]+[.D36])/2" office:value-type="float" office:value="-3.585546875" calcext:value-type="float">
            <text:p>-3.585546875</text:p>
          </table:table-cell>
          <table:table-cell table:style-name="ce4" table:formula="of:=LN([.C36]^2+1)+[.C36]*COS(6*[.C36]+3)-3*[.C36]-10" office:value-type="float" office:value="-0.00111122334069513" calcext:value-type="float">
            <text:p>-0.0011112233</text:p>
          </table:table-cell>
          <table:table-cell table:style-name="ce4" table:formula="of:=LN([.D36]^2+1)+[.D36]*COS(6*[.D36]+3)-3*[.D36]-10" office:value-type="float" office:value="0.00242411914436147" calcext:value-type="float">
            <text:p>0.0024241191</text:p>
          </table:table-cell>
          <table:table-cell table:style-name="ce4" table:formula="of:=LN([.E36]^2+1)+[.E36]*COS(6*[.E36]+3)-3*[.E36]-10" office:value-type="float" office:value="0.000647463010785998" calcext:value-type="float">
            <text:p>0.000647463</text:p>
          </table:table-cell>
          <table:table-cell table:style-name="ce13" table:formula="of:=ABS(([.E36]-[.E35])/[.E36])" office:value-type="float" office:value="0.000108944329447553" calcext:value-type="float">
            <text:p>0.0001089443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table:formula="of:=IF([.F36]*[.H36]&lt;0;[.C36];[.E36])" office:value-type="float" office:value="-3.5859375" calcext:value-type="float">
            <text:p>-3.5859375</text:p>
          </table:table-cell>
          <table:table-cell table:style-name="ce1" table:formula="of:=IF([.G36]*[.H36]&lt;0;[.D36];[.E36])" office:value-type="float" office:value="-3.585546875" calcext:value-type="float">
            <text:p>-3.585546875</text:p>
          </table:table-cell>
          <table:table-cell table:style-name="ce8" table:formula="of:=([.C37]+[.D37])/2" office:value-type="float" office:value="-3.5857421875" calcext:value-type="float">
            <text:p>-3.5857421875</text:p>
          </table:table-cell>
          <table:table-cell table:style-name="ce4" table:formula="of:=LN([.C37]^2+1)+[.C37]*COS(6*[.C37]+3)-3*[.C37]-10" office:value-type="float" office:value="-0.00111122334069513" calcext:value-type="float">
            <text:p>-0.0011112233</text:p>
          </table:table-cell>
          <table:table-cell table:style-name="ce4" table:formula="of:=LN([.D37]^2+1)+[.D37]*COS(6*[.D37]+3)-3*[.D37]-10" office:value-type="float" office:value="0.000647463010785998" calcext:value-type="float">
            <text:p>0.000647463</text:p>
          </table:table-cell>
          <table:table-cell table:style-name="ce4" table:formula="of:=LN([.E37]^2+1)+[.E37]*COS(6*[.E37]+3)-3*[.E37]-10" office:value-type="float" office:value="-0.00023412771898812" calcext:value-type="float">
            <text:p>-0.0002341277</text:p>
          </table:table-cell>
          <table:table-cell table:style-name="ce13" table:formula="of:=ABS(([.E37]-[.E36])/[.E37])" office:value-type="float" office:value="0.0000544691976686688" calcext:value-type="float">
            <text:p>5.44691976686688E-0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IF([.F37]*[.H37]&lt;0;[.C37];[.E37])" office:value-type="float" office:value="-3.5857421875" calcext:value-type="float">
            <text:p>-3.5857421875</text:p>
          </table:table-cell>
          <table:table-cell table:style-name="ce1" table:formula="of:=IF([.G37]*[.H37]&lt;0;[.D37];[.E37])" office:value-type="float" office:value="-3.585546875" calcext:value-type="float">
            <text:p>-3.585546875</text:p>
          </table:table-cell>
          <table:table-cell table:style-name="ce8" table:formula="of:=([.C38]+[.D38])/2" office:value-type="float" office:value="-3.58564453125" calcext:value-type="float">
            <text:p>-3.5856445313</text:p>
          </table:table-cell>
          <table:table-cell table:style-name="ce4" table:formula="of:=LN([.C38]^2+1)+[.C38]*COS(6*[.C38]+3)-3*[.C38]-10" office:value-type="float" office:value="-0.00023412771898812" calcext:value-type="float">
            <text:p>-0.0002341277</text:p>
          </table:table-cell>
          <table:table-cell table:style-name="ce4" table:formula="of:=LN([.D38]^2+1)+[.D38]*COS(6*[.D38]+3)-3*[.D38]-10" office:value-type="float" office:value="0.000647463010785998" calcext:value-type="float">
            <text:p>0.000647463</text:p>
          </table:table-cell>
          <table:table-cell table:style-name="ce4" table:formula="of:=LN([.E38]^2+1)+[.E38]*COS(6*[.E38]+3)-3*[.E38]-10" office:value-type="float" office:value="0.000206105923567179" calcext:value-type="float">
            <text:p>0.0002061059</text:p>
          </table:table-cell>
          <table:table-cell table:style-name="ce13" table:formula="of:=ABS(([.E38]-[.E37])/[.E38])" office:value-type="float" office:value="0.0000272353405779092" calcext:value-type="float">
            <text:p>2.72353405779092E-0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IF([.F38]*[.H38]&lt;0;[.C38];[.E38])" office:value-type="float" office:value="-3.5857421875" calcext:value-type="float">
            <text:p>-3.5857421875</text:p>
          </table:table-cell>
          <table:table-cell table:style-name="ce1" table:formula="of:=IF([.G38]*[.H38]&lt;0;[.D38];[.E38])" office:value-type="float" office:value="-3.58564453125" calcext:value-type="float">
            <text:p>-3.5856445313</text:p>
          </table:table-cell>
          <table:table-cell table:style-name="ce8" table:formula="of:=([.C39]+[.D39])/2" office:value-type="float" office:value="-3.585693359375" calcext:value-type="float">
            <text:p>-3.5856933594</text:p>
          </table:table-cell>
          <table:table-cell table:style-name="ce4" table:formula="of:=LN([.C39]^2+1)+[.C39]*COS(6*[.C39]+3)-3*[.C39]-10" office:value-type="float" office:value="-0.00023412771898812" calcext:value-type="float">
            <text:p>-0.0002341277</text:p>
          </table:table-cell>
          <table:table-cell table:style-name="ce4" table:formula="of:=LN([.D39]^2+1)+[.D39]*COS(6*[.D39]+3)-3*[.D39]-10" office:value-type="float" office:value="0.000206105923567179" calcext:value-type="float">
            <text:p>0.0002061059</text:p>
          </table:table-cell>
          <table:table-cell table:style-name="ce4" table:formula="of:=LN([.E39]^2+1)+[.E39]*COS(6*[.E39]+3)-3*[.E39]-10" office:value-type="float" office:value="-0.0000141513490774514" calcext:value-type="float">
            <text:p>-1.41513490774514E-05</text:p>
          </table:table-cell>
          <table:table-cell table:style-name="ce13" table:formula="of:=ABS(([.E39]-[.E38])/[.E39])" office:value-type="float" office:value="0.0000136174848504738" calcext:value-type="float">
            <text:p>1.36174848504738E-0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IF([.F39]*[.H39]&lt;0;[.C39];[.E39])" office:value-type="float" office:value="-3.585693359375" calcext:value-type="float">
            <text:p>-3.5856933594</text:p>
          </table:table-cell>
          <table:table-cell table:style-name="ce1" table:formula="of:=IF([.G39]*[.H39]&lt;0;[.D39];[.E39])" office:value-type="float" office:value="-3.58564453125" calcext:value-type="float">
            <text:p>-3.5856445313</text:p>
          </table:table-cell>
          <table:table-cell table:style-name="ce8" table:formula="of:=([.C40]+[.D40])/2" office:value-type="float" office:value="-3.5856689453125" calcext:value-type="float">
            <text:p>-3.5856689453</text:p>
          </table:table-cell>
          <table:table-cell table:style-name="ce4" table:formula="of:=LN([.C40]^2+1)+[.C40]*COS(6*[.C40]+3)-3*[.C40]-10" office:value-type="float" office:value="-0.0000141513490774514" calcext:value-type="float">
            <text:p>-1.41513490774514E-05</text:p>
          </table:table-cell>
          <table:table-cell table:style-name="ce4" table:formula="of:=LN([.D40]^2+1)+[.D40]*COS(6*[.D40]+3)-3*[.D40]-10" office:value-type="float" office:value="0.000206105923567179" calcext:value-type="float">
            <text:p>0.0002061059</text:p>
          </table:table-cell>
          <table:table-cell table:style-name="ce4" table:formula="of:=LN([.E40]^2+1)+[.E40]*COS(6*[.E40]+3)-3*[.E40]-10" office:value-type="float" office:value="0.0000959421769977098" calcext:value-type="float">
            <text:p>9.59421769977098E-05</text:p>
          </table:table-cell>
          <table:table-cell table:style-name="ce13" table:formula="of:=ABS(([.E40]-[.E39])/[.E40])" office:value-type="float" office:value="0.00000680878878446403" calcext:value-type="float">
            <text:p>6.80878878446403E-0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IF([.F40]*[.H40]&lt;0;[.C40];[.E40])" office:value-type="float" office:value="-3.585693359375" calcext:value-type="float">
            <text:p>-3.5856933594</text:p>
          </table:table-cell>
          <table:table-cell table:style-name="ce1" table:formula="of:=IF([.G40]*[.H40]&lt;0;[.D40];[.E40])" office:value-type="float" office:value="-3.5856689453125" calcext:value-type="float">
            <text:p>-3.5856689453</text:p>
          </table:table-cell>
          <table:table-cell table:style-name="ce8" table:formula="of:=([.C41]+[.D41])/2" office:value-type="float" office:value="-3.58568115234375" calcext:value-type="float">
            <text:p>-3.5856811523</text:p>
          </table:table-cell>
          <table:table-cell table:style-name="ce4" table:formula="of:=LN([.C41]^2+1)+[.C41]*COS(6*[.C41]+3)-3*[.C41]-10" office:value-type="float" office:value="-0.0000141513490774514" calcext:value-type="float">
            <text:p>-1.41513490774514E-05</text:p>
          </table:table-cell>
          <table:table-cell table:style-name="ce4" table:formula="of:=LN([.D41]^2+1)+[.D41]*COS(6*[.D41]+3)-3*[.D41]-10" office:value-type="float" office:value="0.0000959421769977098" calcext:value-type="float">
            <text:p>9.59421769977098E-05</text:p>
          </table:table-cell>
          <table:table-cell table:style-name="ce4" table:formula="of:=LN([.E41]^2+1)+[.E41]*COS(6*[.E41]+3)-3*[.E41]-10" office:value-type="float" office:value="0.000040886636071491" calcext:value-type="float">
            <text:p>4.0886636071491E-05</text:p>
          </table:table-cell>
          <table:table-cell table:style-name="ce13" table:formula="of:=ABS(([.E41]-[.E40])/[.E41])" office:value-type="float" office:value="0.00000340438280237029" calcext:value-type="float">
            <text:p>3.40438280237029E-0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IF([.F41]*[.H41]&lt;0;[.C41];[.E41])" office:value-type="float" office:value="-3.585693359375" calcext:value-type="float">
            <text:p>-3.5856933594</text:p>
          </table:table-cell>
          <table:table-cell table:style-name="ce1" table:formula="of:=IF([.G41]*[.H41]&lt;0;[.D41];[.E41])" office:value-type="float" office:value="-3.58568115234375" calcext:value-type="float">
            <text:p>-3.5856811523</text:p>
          </table:table-cell>
          <table:table-cell table:style-name="ce8" table:formula="of:=([.C42]+[.D42])/2" office:value-type="float" office:value="-3.58568725585937" calcext:value-type="float">
            <text:p>-3.5856872559</text:p>
          </table:table-cell>
          <table:table-cell table:style-name="ce4" table:formula="of:=LN([.C42]^2+1)+[.C42]*COS(6*[.C42]+3)-3*[.C42]-10" office:value-type="float" office:value="-0.0000141513490774514" calcext:value-type="float">
            <text:p>-1.41513490774514E-05</text:p>
          </table:table-cell>
          <table:table-cell table:style-name="ce4" table:formula="of:=LN([.D42]^2+1)+[.D42]*COS(6*[.D42]+3)-3*[.D42]-10" office:value-type="float" office:value="0.000040886636071491" calcext:value-type="float">
            <text:p>4.0886636071491E-05</text:p>
          </table:table-cell>
          <table:table-cell table:style-name="ce4" table:formula="of:=LN([.E42]^2+1)+[.E42]*COS(6*[.E42]+3)-3*[.E42]-10" office:value-type="float" office:value="0.0000133654489857804" calcext:value-type="float">
            <text:p>1.33654489857804E-05</text:p>
          </table:table-cell>
          <table:table-cell table:style-name="ce13" table:formula="of:=ABS(([.E42]-[.E41])/[.E42])" office:value-type="float" office:value="0.00000170218850373451" calcext:value-type="float">
            <text:p>1.70218850373451E-0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IF([.F42]*[.H42]&lt;0;[.C42];[.E42])" office:value-type="float" office:value="-3.585693359375" calcext:value-type="float">
            <text:p>-3.5856933594</text:p>
          </table:table-cell>
          <table:table-cell table:style-name="ce1" table:formula="of:=IF([.G42]*[.H42]&lt;0;[.D42];[.E42])" office:value-type="float" office:value="-3.58568725585937" calcext:value-type="float">
            <text:p>-3.5856872559</text:p>
          </table:table-cell>
          <table:table-cell table:style-name="ce8" table:formula="of:=([.C43]+[.D43])/2" office:value-type="float" office:value="-3.58569030761719" calcext:value-type="float">
            <text:p>-3.5856903076</text:p>
          </table:table-cell>
          <table:table-cell table:style-name="ce4" table:formula="of:=LN([.C43]^2+1)+[.C43]*COS(6*[.C43]+3)-3*[.C43]-10" office:value-type="float" office:value="-0.0000141513490774514" calcext:value-type="float">
            <text:p>-1.41513490774514E-05</text:p>
          </table:table-cell>
          <table:table-cell table:style-name="ce4" table:formula="of:=LN([.D43]^2+1)+[.D43]*COS(6*[.D43]+3)-3*[.D43]-10" office:value-type="float" office:value="0.0000133654489857804" calcext:value-type="float">
            <text:p>1.33654489857804E-05</text:p>
          </table:table-cell>
          <table:table-cell table:style-name="ce4" table:formula="of:=LN([.E43]^2+1)+[.E43]*COS(6*[.E43]+3)-3*[.E43]-10" office:value-type="float" office:value="-0.000000393498677198068" calcext:value-type="float">
            <text:p>-3.93498677198068E-07</text:p>
          </table:table-cell>
          <table:table-cell table:style-name="ce13" table:formula="of:=ABS(([.E43]-[.E42])/[.E43])" office:value-type="float" office:value="0.000000851093527444522" calcext:value-type="float">
            <text:p>8.51093527444522E-0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IF([.F43]*[.H43]&lt;0;[.C43];[.E43])" office:value-type="float" office:value="-3.58569030761719" calcext:value-type="float">
            <text:p>-3.5856903076</text:p>
          </table:table-cell>
          <table:table-cell table:style-name="ce1" table:formula="of:=IF([.G43]*[.H43]&lt;0;[.D43];[.E43])" office:value-type="float" office:value="-3.58568725585937" calcext:value-type="float">
            <text:p>-3.5856872559</text:p>
          </table:table-cell>
          <table:table-cell table:style-name="ce8" table:formula="of:=([.C44]+[.D44])/2" office:value-type="float" office:value="-3.58568878173828" calcext:value-type="float">
            <text:p>-3.5856887817</text:p>
          </table:table-cell>
          <table:table-cell table:style-name="ce4" table:formula="of:=LN([.C44]^2+1)+[.C44]*COS(6*[.C44]+3)-3*[.C44]-10" office:value-type="float" office:value="-0.000000393498677198068" calcext:value-type="float">
            <text:p>-3.93498677198068E-07</text:p>
          </table:table-cell>
          <table:table-cell table:style-name="ce4" table:formula="of:=LN([.D44]^2+1)+[.D44]*COS(6*[.D44]+3)-3*[.D44]-10" office:value-type="float" office:value="0.0000133654489857804" calcext:value-type="float">
            <text:p>1.33654489857804E-05</text:p>
          </table:table-cell>
          <table:table-cell table:style-name="ce4" table:formula="of:=LN([.E44]^2+1)+[.E44]*COS(6*[.E44]+3)-3*[.E44]-10" office:value-type="float" office:value="0.00000648583799289781" calcext:value-type="float">
            <text:p>6.48583799289781E-06</text:p>
          </table:table-cell>
          <table:table-cell table:style-name="ce13" table:formula="of:=ABS(([.E44]-[.E43])/[.E44])" office:value-type="float" office:value="0.000000425546944750461" calcext:value-type="float">
            <text:p>4.25546944750461E-0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IF([.F44]*[.H44]&lt;0;[.C44];[.E44])" office:value-type="float" office:value="-3.58569030761719" calcext:value-type="float">
            <text:p>-3.5856903076</text:p>
          </table:table-cell>
          <table:table-cell table:style-name="ce1" table:formula="of:=IF([.G44]*[.H44]&lt;0;[.D44];[.E44])" office:value-type="float" office:value="-3.58568878173828" calcext:value-type="float">
            <text:p>-3.5856887817</text:p>
          </table:table-cell>
          <table:table-cell table:style-name="ce8" table:formula="of:=([.C45]+[.D45])/2" office:value-type="float" office:value="-3.58568954467773" calcext:value-type="float">
            <text:p>-3.5856895447</text:p>
          </table:table-cell>
          <table:table-cell table:style-name="ce4" table:formula="of:=LN([.C45]^2+1)+[.C45]*COS(6*[.C45]+3)-3*[.C45]-10" office:value-type="float" office:value="-0.000000393498677198068" calcext:value-type="float">
            <text:p>-3.93498677198068E-07</text:p>
          </table:table-cell>
          <table:table-cell table:style-name="ce4" table:formula="of:=LN([.D45]^2+1)+[.D45]*COS(6*[.D45]+3)-3*[.D45]-10" office:value-type="float" office:value="0.00000648583799289781" calcext:value-type="float">
            <text:p>6.48583799289781E-06</text:p>
          </table:table-cell>
          <table:table-cell table:style-name="ce4" table:formula="of:=LN([.E45]^2+1)+[.E45]*COS(6*[.E45]+3)-3*[.E45]-10" office:value-type="float" office:value="0.0000030461353688338" calcext:value-type="float">
            <text:p>3.0461353688338E-06</text:p>
          </table:table-cell>
          <table:table-cell table:style-name="ce13" table:formula="of:=ABS(([.E45]-[.E44])/[.E45])" office:value-type="float" office:value="0.00000021277342710269" calcext:value-type="float">
            <text:p>2.1277342710269E-0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IF([.F45]*[.H45]&lt;0;[.C45];[.E45])" office:value-type="float" office:value="-3.58569030761719" calcext:value-type="float">
            <text:p>-3.5856903076</text:p>
          </table:table-cell>
          <table:table-cell table:style-name="ce1" table:formula="of:=IF([.G45]*[.H45]&lt;0;[.D45];[.E45])" office:value-type="float" office:value="-3.58568954467773" calcext:value-type="float">
            <text:p>-3.5856895447</text:p>
          </table:table-cell>
          <table:table-cell table:style-name="ce8" table:formula="of:=([.C46]+[.D46])/2" office:value-type="float" office:value="-3.58568992614746" calcext:value-type="float">
            <text:p>-3.5856899261</text:p>
          </table:table-cell>
          <table:table-cell table:style-name="ce4" table:formula="of:=LN([.C46]^2+1)+[.C46]*COS(6*[.C46]+3)-3*[.C46]-10" office:value-type="float" office:value="-0.000000393498677198068" calcext:value-type="float">
            <text:p>-3.93498677198068E-07</text:p>
          </table:table-cell>
          <table:table-cell table:style-name="ce4" table:formula="of:=LN([.D46]^2+1)+[.D46]*COS(6*[.D46]+3)-3*[.D46]-10" office:value-type="float" office:value="0.0000030461353688338" calcext:value-type="float">
            <text:p>3.0461353688338E-06</text:p>
          </table:table-cell>
          <table:table-cell table:style-name="ce4" table:formula="of:=LN([.E46]^2+1)+[.E46]*COS(6*[.E46]+3)-3*[.E46]-10" office:value-type="float" office:value="0.00000132630977311976" calcext:value-type="float">
            <text:p>1.32630977311976E-06</text:p>
          </table:table-cell>
          <table:table-cell table:style-name="ce13" table:formula="of:=ABS(([.E46]-[.E45])/[.E46])" office:value-type="float" office:value="0.000000106386702233213" calcext:value-type="float">
            <text:p>1.06386702233213E-0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IF([.F46]*[.H46]&lt;0;[.C46];[.E46])" office:value-type="float" office:value="-3.58569030761719" calcext:value-type="float">
            <text:p>-3.5856903076</text:p>
          </table:table-cell>
          <table:table-cell table:style-name="ce1" table:formula="of:=IF([.G46]*[.H46]&lt;0;[.D46];[.E46])" office:value-type="float" office:value="-3.58568992614746" calcext:value-type="float">
            <text:p>-3.5856899261</text:p>
          </table:table-cell>
          <table:table-cell table:style-name="ce8" table:formula="of:=([.C47]+[.D47])/2" office:value-type="float" office:value="-3.58569011688232" calcext:value-type="float">
            <text:p>-3.5856901169</text:p>
          </table:table-cell>
          <table:table-cell table:style-name="ce4" table:formula="of:=LN([.C47]^2+1)+[.C47]*COS(6*[.C47]+3)-3*[.C47]-10" office:value-type="float" office:value="-0.000000393498677198068" calcext:value-type="float">
            <text:p>-3.93498677198068E-07</text:p>
          </table:table-cell>
          <table:table-cell table:style-name="ce4" table:formula="of:=LN([.D47]^2+1)+[.D47]*COS(6*[.D47]+3)-3*[.D47]-10" office:value-type="float" office:value="0.00000132630977311976" calcext:value-type="float">
            <text:p>1.32630977311976E-06</text:p>
          </table:table-cell>
          <table:table-cell table:style-name="ce4" table:formula="of:=LN([.E47]^2+1)+[.E47]*COS(6*[.E47]+3)-3*[.E47]-10" office:value-type="float" office:value="0.00000046640340478632" calcext:value-type="float">
            <text:p>4.6640340478632E-07</text:p>
          </table:table-cell>
          <table:table-cell table:style-name="ce13" table:formula="of:=ABS(([.E47]-[.E46])/[.E47])" office:value-type="float" office:value="0.0000000531933482251489" calcext:value-type="float">
            <text:p>5.31933482251489E-0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IF([.F47]*[.H47]&lt;0;[.C47];[.E47])" office:value-type="float" office:value="-3.58569030761719" calcext:value-type="float">
            <text:p>-3.5856903076</text:p>
          </table:table-cell>
          <table:table-cell table:style-name="ce1" table:formula="of:=IF([.G47]*[.H47]&lt;0;[.D47];[.E47])" office:value-type="float" office:value="-3.58569011688232" calcext:value-type="float">
            <text:p>-3.5856901169</text:p>
          </table:table-cell>
          <table:table-cell table:style-name="ce8" table:formula="of:=([.C48]+[.D48])/2" office:value-type="float" office:value="-3.58569021224976" calcext:value-type="float">
            <text:p>-3.5856902122</text:p>
          </table:table-cell>
          <table:table-cell table:style-name="ce4" table:formula="of:=LN([.C48]^2+1)+[.C48]*COS(6*[.C48]+3)-3*[.C48]-10" office:value-type="float" office:value="-0.000000393498677198068" calcext:value-type="float">
            <text:p>-3.93498677198068E-07</text:p>
          </table:table-cell>
          <table:table-cell table:style-name="ce4" table:formula="of:=LN([.D48]^2+1)+[.D48]*COS(6*[.D48]+3)-3*[.D48]-10" office:value-type="float" office:value="0.00000046640340478632" calcext:value-type="float">
            <text:p>4.6640340478632E-07</text:p>
          </table:table-cell>
          <table:table-cell table:style-name="ce4" table:formula="of:=LN([.E48]^2+1)+[.E48]*COS(6*[.E48]+3)-3*[.E48]-10" office:value-type="float" office:value="0.0000000364518264461822" calcext:value-type="float">
            <text:p>3.64518264461822E-08</text:p>
          </table:table-cell>
          <table:table-cell table:style-name="ce13" table:formula="of:=ABS(([.E48]-[.E47])/[.E48])" office:value-type="float" office:value="0.0000000265966734671166" calcext:value-type="float">
            <text:p>2.65966734671166E-0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IF([.F48]*[.H48]&lt;0;[.C48];[.E48])" office:value-type="float" office:value="-3.58569030761719" calcext:value-type="float">
            <text:p>-3.5856903076</text:p>
          </table:table-cell>
          <table:table-cell table:style-name="ce1" table:formula="of:=IF([.G48]*[.H48]&lt;0;[.D48];[.E48])" office:value-type="float" office:value="-3.58569021224976" calcext:value-type="float">
            <text:p>-3.5856902122</text:p>
          </table:table-cell>
          <table:table-cell table:style-name="ce8" table:formula="of:=([.C49]+[.D49])/2" office:value-type="float" office:value="-3.58569025993347" calcext:value-type="float">
            <text:p>-3.5856902599</text:p>
          </table:table-cell>
          <table:table-cell table:style-name="ce4" table:formula="of:=LN([.C49]^2+1)+[.C49]*COS(6*[.C49]+3)-3*[.C49]-10" office:value-type="float" office:value="-0.000000393498677198068" calcext:value-type="float">
            <text:p>-3.93498677198068E-07</text:p>
          </table:table-cell>
          <table:table-cell table:style-name="ce4" table:formula="of:=LN([.D49]^2+1)+[.D49]*COS(6*[.D49]+3)-3*[.D49]-10" office:value-type="float" office:value="0.0000000364518264461822" calcext:value-type="float">
            <text:p>3.64518264461822E-08</text:p>
          </table:table-cell>
          <table:table-cell table:style-name="ce4" table:formula="of:=LN([.E49]^2+1)+[.E49]*COS(6*[.E49]+3)-3*[.E49]-10" office:value-type="float" office:value="-0.000000178523560379062" calcext:value-type="float">
            <text:p>-1.78523560379062E-07</text:p>
          </table:table-cell>
          <table:table-cell table:style-name="ce13" table:formula="of:=ABS(([.E49]-[.E48])/[.E49])" office:value-type="float" office:value="0.0000000132983366186378" calcext:value-type="float">
            <text:p>1.32983366186378E-0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IF([.F49]*[.H49]&lt;0;[.C49];[.E49])" office:value-type="float" office:value="-3.58569025993347" calcext:value-type="float">
            <text:p>-3.5856902599</text:p>
          </table:table-cell>
          <table:table-cell table:style-name="ce1" table:formula="of:=IF([.G49]*[.H49]&lt;0;[.D49];[.E49])" office:value-type="float" office:value="-3.58569021224976" calcext:value-type="float">
            <text:p>-3.5856902122</text:p>
          </table:table-cell>
          <table:table-cell table:style-name="ce8" table:formula="of:=([.C50]+[.D50])/2" office:value-type="float" office:value="-3.58569023609161" calcext:value-type="float">
            <text:p>-3.5856902361</text:p>
          </table:table-cell>
          <table:table-cell table:style-name="ce4" table:formula="of:=LN([.C50]^2+1)+[.C50]*COS(6*[.C50]+3)-3*[.C50]-10" office:value-type="float" office:value="-0.000000178523560379062" calcext:value-type="float">
            <text:p>-1.78523560379062E-07</text:p>
          </table:table-cell>
          <table:table-cell table:style-name="ce4" table:formula="of:=LN([.D50]^2+1)+[.D50]*COS(6*[.D50]+3)-3*[.D50]-10" office:value-type="float" office:value="0.0000000364518264461822" calcext:value-type="float">
            <text:p>3.64518264461822E-08</text:p>
          </table:table-cell>
          <table:table-cell table:style-name="ce10" table:formula="of:=LN([.E50]^2+1)+[.E50]*COS(6*[.E50]+3)-3*[.E50]-10" office:value-type="float" office:value="-0.0000000710358989408633" calcext:value-type="float">
            <text:p>-0.000000071</text:p>
          </table:table-cell>
          <table:table-cell table:style-name="ce13" table:formula="of:=ABS(([.E50]-[.E49])/[.E50])" office:value-type="float" office:value="0.00000000664916841545552" calcext:value-type="float">
            <text:p>6.64916841545552E-09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10" office:value-type="float" office:value="-3.5856902199" calcext:value-type="float">
            <text:p>-3.5856902199</text:p>
          </table:table-cell>
          <table:table-cell table:style-name="ce4" table:number-columns-repeated="2"/>
          <table:table-cell table:style-name="ce10" table:formula="of:=LN([.E51]^2+1)+[.E51]*COS(6*[.E51]+3)-3*[.E51]-10" office:value-type="float" office:value="0.0000000019617480973011" calcext:value-type="float">
            <text:p>0.000000002</text:p>
          </table:table-cell>
          <table:table-cell table:style-name="ce16" table:formula="of:=ABS(([.E51]-[.E50])/[.E51])" office:value-type="float" office:value="0.00000000451561969674277" calcext:value-type="float">
            <text:p>4.51561969674277E-09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1"/>
          <table:table-cell table:style-name="ce12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iter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xs</text:p>
          </table:table-cell>
          <table:table-cell table:style-name="ce4" office:value-type="string" calcext:value-type="string">
            <text:p>xm</text:p>
          </table:table-cell>
          <table:table-cell table:style-name="ce4" office:value-type="string" calcext:value-type="string">
            <text:p>fx_i</text:p>
          </table:table-cell>
          <table:table-cell table:style-name="ce4" office:value-type="string" calcext:value-type="string">
            <text:p>fx_s</text:p>
          </table:table-cell>
          <table:table-cell table:style-name="ce4" office:value-type="string" calcext:value-type="string">
            <text:p>fx_m</text:p>
          </table:table-cell>
          <table:table-cell table:style-name="ce4" office:value-type="string" calcext:value-type="string">
            <text:p>Er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float" office:value="-2.9" calcext:value-type="float">
            <text:p>-2.9</text:p>
          </table:table-cell>
          <table:table-cell table:style-name="ce4" office:value-type="float" office:value="-2.8" calcext:value-type="float">
            <text:p>-2.8</text:p>
          </table:table-cell>
          <table:table-cell table:style-name="ce8" table:formula="of:=([.C54]+[.D54])/2" office:value-type="float" office:value="-2.85" calcext:value-type="float">
            <text:p>-2.85</text:p>
          </table:table-cell>
          <table:table-cell table:style-name="ce4" table:formula="of:=LN([.C54]^2+1)+[.C54]*COS(6*[.C54]+3)-3*[.C54]-10" office:value-type="float" office:value="1.69524328661717" calcext:value-type="float">
            <text:p>1.6952432866</text:p>
          </table:table-cell>
          <table:table-cell table:style-name="ce4" table:formula="of:=LN([.D54]^2+1)+[.D54]*COS(6*[.D54]+3)-3*[.D54]-10" office:value-type="float" office:value="-0.346994781607791" calcext:value-type="float">
            <text:p>-0.3469947816</text:p>
          </table:table-cell>
          <table:table-cell table:style-name="ce4" table:formula="of:=LN([.E54]^2+1)+[.E54]*COS(6*[.E54]+3)-3*[.E54]-10" office:value-type="float" office:value="0.654842492674604" calcext:value-type="float">
            <text:p>0.6548424927</text:p>
          </table:table-cell>
          <table:table-cell table:style-name="ce12"/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IF([.F54]*[.H54]&lt;0;[.C54];[.E54])" office:value-type="float" office:value="-2.85" calcext:value-type="float">
            <text:p>-2.85</text:p>
          </table:table-cell>
          <table:table-cell table:style-name="ce1" table:formula="of:=IF([.G54]*[.H54]&lt;0;[.D54];[.E54])" office:value-type="float" office:value="-2.8" calcext:value-type="float">
            <text:p>-2.8</text:p>
          </table:table-cell>
          <table:table-cell table:style-name="ce8" table:formula="of:=([.C55]+[.D55])/2" office:value-type="float" office:value="-2.825" calcext:value-type="float">
            <text:p>-2.825</text:p>
          </table:table-cell>
          <table:table-cell table:style-name="ce4" table:formula="of:=LN([.C55]^2+1)+[.C55]*COS(6*[.C55]+3)-3*[.C55]-10" office:value-type="float" office:value="0.654842492674604" calcext:value-type="float">
            <text:p>0.6548424927</text:p>
          </table:table-cell>
          <table:table-cell table:style-name="ce4" table:formula="of:=LN([.D55]^2+1)+[.D55]*COS(6*[.D55]+3)-3*[.D55]-10" office:value-type="float" office:value="-0.346994781607791" calcext:value-type="float">
            <text:p>-0.3469947816</text:p>
          </table:table-cell>
          <table:table-cell table:style-name="ce4" table:formula="of:=LN([.E55]^2+1)+[.E55]*COS(6*[.E55]+3)-3*[.E55]-10" office:value-type="float" office:value="0.144404595371219" calcext:value-type="float">
            <text:p>0.1444045954</text:p>
          </table:table-cell>
          <table:table-cell table:style-name="ce13" table:formula="of:=ABS(([.E55]-[.E54])/[.E55])" office:value-type="float" office:value="0.00884955752212386" calcext:value-type="float">
            <text:p>0.008849557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IF([.F55]*[.H55]&lt;0;[.C55];[.E55])" office:value-type="float" office:value="-2.825" calcext:value-type="float">
            <text:p>-2.825</text:p>
          </table:table-cell>
          <table:table-cell table:style-name="ce1" table:formula="of:=IF([.G55]*[.H55]&lt;0;[.D55];[.E55])" office:value-type="float" office:value="-2.8" calcext:value-type="float">
            <text:p>-2.8</text:p>
          </table:table-cell>
          <table:table-cell table:style-name="ce8" table:formula="of:=([.C56]+[.D56])/2" office:value-type="float" office:value="-2.8125" calcext:value-type="float">
            <text:p>-2.8125</text:p>
          </table:table-cell>
          <table:table-cell table:style-name="ce4" table:formula="of:=LN([.C56]^2+1)+[.C56]*COS(6*[.C56]+3)-3*[.C56]-10" office:value-type="float" office:value="0.144404595371219" calcext:value-type="float">
            <text:p>0.1444045954</text:p>
          </table:table-cell>
          <table:table-cell table:style-name="ce4" table:formula="of:=LN([.D56]^2+1)+[.D56]*COS(6*[.D56]+3)-3*[.D56]-10" office:value-type="float" office:value="-0.346994781607791" calcext:value-type="float">
            <text:p>-0.3469947816</text:p>
          </table:table-cell>
          <table:table-cell table:style-name="ce4" table:formula="of:=LN([.E56]^2+1)+[.E56]*COS(6*[.E56]+3)-3*[.E56]-10" office:value-type="float" office:value="-0.104235257198141" calcext:value-type="float">
            <text:p>-0.1042352572</text:p>
          </table:table-cell>
          <table:table-cell table:style-name="ce13" table:formula="of:=ABS(([.E56]-[.E55])/[.E56])" office:value-type="float" office:value="0.00444444444444435" calcext:value-type="float">
            <text:p>0.004444444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IF([.F56]*[.H56]&lt;0;[.C56];[.E56])" office:value-type="float" office:value="-2.825" calcext:value-type="float">
            <text:p>-2.825</text:p>
          </table:table-cell>
          <table:table-cell table:style-name="ce1" table:formula="of:=IF([.G56]*[.H56]&lt;0;[.D56];[.E56])" office:value-type="float" office:value="-2.8125" calcext:value-type="float">
            <text:p>-2.8125</text:p>
          </table:table-cell>
          <table:table-cell table:style-name="ce8" table:formula="of:=([.C57]+[.D57])/2" office:value-type="float" office:value="-2.81875" calcext:value-type="float">
            <text:p>-2.81875</text:p>
          </table:table-cell>
          <table:table-cell table:style-name="ce4" table:formula="of:=LN([.C57]^2+1)+[.C57]*COS(6*[.C57]+3)-3*[.C57]-10" office:value-type="float" office:value="0.144404595371219" calcext:value-type="float">
            <text:p>0.1444045954</text:p>
          </table:table-cell>
          <table:table-cell table:style-name="ce4" table:formula="of:=LN([.D57]^2+1)+[.D57]*COS(6*[.D57]+3)-3*[.D57]-10" office:value-type="float" office:value="-0.104235257198141" calcext:value-type="float">
            <text:p>-0.1042352572</text:p>
          </table:table-cell>
          <table:table-cell table:style-name="ce4" table:formula="of:=LN([.E57]^2+1)+[.E57]*COS(6*[.E57]+3)-3*[.E57]-10" office:value-type="float" office:value="0.0194181415631043" calcext:value-type="float">
            <text:p>0.0194181416</text:p>
          </table:table-cell>
          <table:table-cell table:style-name="ce13" table:formula="of:=ABS(([.E57]-[.E56])/[.E57])" office:value-type="float" office:value="0.0022172949002216" calcext:value-type="float">
            <text:p>0.0022172949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IF([.F57]*[.H57]&lt;0;[.C57];[.E57])" office:value-type="float" office:value="-2.81875" calcext:value-type="float">
            <text:p>-2.81875</text:p>
          </table:table-cell>
          <table:table-cell table:style-name="ce1" table:formula="of:=IF([.G57]*[.H57]&lt;0;[.D57];[.E57])" office:value-type="float" office:value="-2.8125" calcext:value-type="float">
            <text:p>-2.8125</text:p>
          </table:table-cell>
          <table:table-cell table:style-name="ce8" table:formula="of:=([.C58]+[.D58])/2" office:value-type="float" office:value="-2.815625" calcext:value-type="float">
            <text:p>-2.815625</text:p>
          </table:table-cell>
          <table:table-cell table:style-name="ce4" table:formula="of:=LN([.C58]^2+1)+[.C58]*COS(6*[.C58]+3)-3*[.C58]-10" office:value-type="float" office:value="0.0194181415631043" calcext:value-type="float">
            <text:p>0.0194181416</text:p>
          </table:table-cell>
          <table:table-cell table:style-name="ce4" table:formula="of:=LN([.D58]^2+1)+[.D58]*COS(6*[.D58]+3)-3*[.D58]-10" office:value-type="float" office:value="-0.104235257198141" calcext:value-type="float">
            <text:p>-0.1042352572</text:p>
          </table:table-cell>
          <table:table-cell table:style-name="ce4" table:formula="of:=LN([.E58]^2+1)+[.E58]*COS(6*[.E58]+3)-3*[.E58]-10" office:value-type="float" office:value="-0.0425838577260365" calcext:value-type="float">
            <text:p>-0.0425838577</text:p>
          </table:table-cell>
          <table:table-cell table:style-name="ce13" table:formula="of:=ABS(([.E58]-[.E57])/[.E58])" office:value-type="float" office:value="0.00110987791342946" calcext:value-type="float">
            <text:p>0.0011098779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IF([.F58]*[.H58]&lt;0;[.C58];[.E58])" office:value-type="float" office:value="-2.81875" calcext:value-type="float">
            <text:p>-2.81875</text:p>
          </table:table-cell>
          <table:table-cell table:style-name="ce1" table:formula="of:=IF([.G58]*[.H58]&lt;0;[.D58];[.E58])" office:value-type="float" office:value="-2.815625" calcext:value-type="float">
            <text:p>-2.815625</text:p>
          </table:table-cell>
          <table:table-cell table:style-name="ce8" table:formula="of:=([.C59]+[.D59])/2" office:value-type="float" office:value="-2.8171875" calcext:value-type="float">
            <text:p>-2.8171875</text:p>
          </table:table-cell>
          <table:table-cell table:style-name="ce4" table:formula="of:=LN([.C59]^2+1)+[.C59]*COS(6*[.C59]+3)-3*[.C59]-10" office:value-type="float" office:value="0.0194181415631043" calcext:value-type="float">
            <text:p>0.0194181416</text:p>
          </table:table-cell>
          <table:table-cell table:style-name="ce4" table:formula="of:=LN([.D59]^2+1)+[.D59]*COS(6*[.D59]+3)-3*[.D59]-10" office:value-type="float" office:value="-0.0425838577260365" calcext:value-type="float">
            <text:p>-0.0425838577</text:p>
          </table:table-cell>
          <table:table-cell table:style-name="ce4" table:formula="of:=LN([.E59]^2+1)+[.E59]*COS(6*[.E59]+3)-3*[.E59]-10" office:value-type="float" office:value="-0.0116256057938706" calcext:value-type="float">
            <text:p>-0.0116256058</text:p>
          </table:table-cell>
          <table:table-cell table:style-name="ce13" table:formula="of:=ABS(([.E59]-[.E58])/[.E59])" office:value-type="float" office:value="0.000554631170271738" calcext:value-type="float">
            <text:p>0.000554631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IF([.F59]*[.H59]&lt;0;[.C59];[.E59])" office:value-type="float" office:value="-2.81875" calcext:value-type="float">
            <text:p>-2.81875</text:p>
          </table:table-cell>
          <table:table-cell table:style-name="ce1" table:formula="of:=IF([.G59]*[.H59]&lt;0;[.D59];[.E59])" office:value-type="float" office:value="-2.8171875" calcext:value-type="float">
            <text:p>-2.8171875</text:p>
          </table:table-cell>
          <table:table-cell table:style-name="ce8" table:formula="of:=([.C60]+[.D60])/2" office:value-type="float" office:value="-2.81796875" calcext:value-type="float">
            <text:p>-2.81796875</text:p>
          </table:table-cell>
          <table:table-cell table:style-name="ce4" table:formula="of:=LN([.C60]^2+1)+[.C60]*COS(6*[.C60]+3)-3*[.C60]-10" office:value-type="float" office:value="0.0194181415631043" calcext:value-type="float">
            <text:p>0.0194181416</text:p>
          </table:table-cell>
          <table:table-cell table:style-name="ce4" table:formula="of:=LN([.D60]^2+1)+[.D60]*COS(6*[.D60]+3)-3*[.D60]-10" office:value-type="float" office:value="-0.0116256057938706" calcext:value-type="float">
            <text:p>-0.0116256058</text:p>
          </table:table-cell>
          <table:table-cell table:style-name="ce4" table:formula="of:=LN([.E60]^2+1)+[.E60]*COS(6*[.E60]+3)-3*[.E60]-10" office:value-type="float" office:value="0.0038857161695951" calcext:value-type="float">
            <text:p>0.0038857162</text:p>
          </table:table-cell>
          <table:table-cell table:style-name="ce13" table:formula="of:=ABS(([.E60]-[.E59])/[.E60])" office:value-type="float" office:value="0.000277238702522778" calcext:value-type="float">
            <text:p>0.000277238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IF([.F60]*[.H60]&lt;0;[.C60];[.E60])" office:value-type="float" office:value="-2.81796875" calcext:value-type="float">
            <text:p>-2.81796875</text:p>
          </table:table-cell>
          <table:table-cell table:style-name="ce1" table:formula="of:=IF([.G60]*[.H60]&lt;0;[.D60];[.E60])" office:value-type="float" office:value="-2.8171875" calcext:value-type="float">
            <text:p>-2.8171875</text:p>
          </table:table-cell>
          <table:table-cell table:style-name="ce8" table:formula="of:=([.C61]+[.D61])/2" office:value-type="float" office:value="-2.817578125" calcext:value-type="float">
            <text:p>-2.817578125</text:p>
          </table:table-cell>
          <table:table-cell table:style-name="ce4" table:formula="of:=LN([.C61]^2+1)+[.C61]*COS(6*[.C61]+3)-3*[.C61]-10" office:value-type="float" office:value="0.0038857161695951" calcext:value-type="float">
            <text:p>0.0038857162</text:p>
          </table:table-cell>
          <table:table-cell table:style-name="ce4" table:formula="of:=LN([.D61]^2+1)+[.D61]*COS(6*[.D61]+3)-3*[.D61]-10" office:value-type="float" office:value="-0.0116256057938706" calcext:value-type="float">
            <text:p>-0.0116256058</text:p>
          </table:table-cell>
          <table:table-cell table:style-name="ce4" table:formula="of:=LN([.E61]^2+1)+[.E61]*COS(6*[.E61]+3)-3*[.E61]-10" office:value-type="float" office:value="-0.00387259966701947" calcext:value-type="float">
            <text:p>-0.0038725997</text:p>
          </table:table-cell>
          <table:table-cell table:style-name="ce13" table:formula="of:=ABS(([.E61]-[.E60])/[.E61])" office:value-type="float" office:value="0.000138638569249839" calcext:value-type="float">
            <text:p>0.000138638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IF([.F61]*[.H61]&lt;0;[.C61];[.E61])" office:value-type="float" office:value="-2.81796875" calcext:value-type="float">
            <text:p>-2.81796875</text:p>
          </table:table-cell>
          <table:table-cell table:style-name="ce1" table:formula="of:=IF([.G61]*[.H61]&lt;0;[.D61];[.E61])" office:value-type="float" office:value="-2.817578125" calcext:value-type="float">
            <text:p>-2.817578125</text:p>
          </table:table-cell>
          <table:table-cell table:style-name="ce8" table:formula="of:=([.C62]+[.D62])/2" office:value-type="float" office:value="-2.8177734375" calcext:value-type="float">
            <text:p>-2.8177734375</text:p>
          </table:table-cell>
          <table:table-cell table:style-name="ce4" table:formula="of:=LN([.C62]^2+1)+[.C62]*COS(6*[.C62]+3)-3*[.C62]-10" office:value-type="float" office:value="0.0038857161695951" calcext:value-type="float">
            <text:p>0.0038857162</text:p>
          </table:table-cell>
          <table:table-cell table:style-name="ce4" table:formula="of:=LN([.D62]^2+1)+[.D62]*COS(6*[.D62]+3)-3*[.D62]-10" office:value-type="float" office:value="-0.00387259966701947" calcext:value-type="float">
            <text:p>-0.0038725997</text:p>
          </table:table-cell>
          <table:table-cell table:style-name="ce4" table:formula="of:=LN([.E62]^2+1)+[.E62]*COS(6*[.E62]+3)-3*[.E62]-10" office:value-type="float" office:value="0.00000589665181216503" calcext:value-type="float">
            <text:p>5.89665181216503E-06</text:p>
          </table:table-cell>
          <table:table-cell table:style-name="ce13" table:formula="of:=ABS(([.E62]-[.E61])/[.E62])" office:value-type="float" office:value="0.0000693144797947661" calcext:value-type="float">
            <text:p>6.93144797947661E-0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IF([.F62]*[.H62]&lt;0;[.C62];[.E62])" office:value-type="float" office:value="-2.8177734375" calcext:value-type="float">
            <text:p>-2.8177734375</text:p>
          </table:table-cell>
          <table:table-cell table:style-name="ce1" table:formula="of:=IF([.G62]*[.H62]&lt;0;[.D62];[.E62])" office:value-type="float" office:value="-2.817578125" calcext:value-type="float">
            <text:p>-2.817578125</text:p>
          </table:table-cell>
          <table:table-cell table:style-name="ce8" table:formula="of:=([.C63]+[.D63])/2" office:value-type="float" office:value="-2.81767578125" calcext:value-type="float">
            <text:p>-2.8176757813</text:p>
          </table:table-cell>
          <table:table-cell table:style-name="ce4" table:formula="of:=LN([.C63]^2+1)+[.C63]*COS(6*[.C63]+3)-3*[.C63]-10" office:value-type="float" office:value="0.00000589665181216503" calcext:value-type="float">
            <text:p>5.89665181216503E-06</text:p>
          </table:table-cell>
          <table:table-cell table:style-name="ce4" table:formula="of:=LN([.D63]^2+1)+[.D63]*COS(6*[.D63]+3)-3*[.D63]-10" office:value-type="float" office:value="-0.00387259966701947" calcext:value-type="float">
            <text:p>-0.0038725997</text:p>
          </table:table-cell>
          <table:table-cell table:style-name="ce4" table:formula="of:=LN([.E63]^2+1)+[.E63]*COS(6*[.E63]+3)-3*[.E63]-10" office:value-type="float" office:value="-0.00193351717184243" calcext:value-type="float">
            <text:p>-0.0019335172</text:p>
          </table:table-cell>
          <table:table-cell table:style-name="ce13" table:formula="of:=ABS(([.E63]-[.E62])/[.E63])" office:value-type="float" office:value="0.0000346584410632894" calcext:value-type="float">
            <text:p>3.46584410632894E-0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IF([.F63]*[.H63]&lt;0;[.C63];[.E63])" office:value-type="float" office:value="-2.8177734375" calcext:value-type="float">
            <text:p>-2.8177734375</text:p>
          </table:table-cell>
          <table:table-cell table:style-name="ce1" table:formula="of:=IF([.G63]*[.H63]&lt;0;[.D63];[.E63])" office:value-type="float" office:value="-2.81767578125" calcext:value-type="float">
            <text:p>-2.8176757813</text:p>
          </table:table-cell>
          <table:table-cell table:style-name="ce8" table:formula="of:=([.C64]+[.D64])/2" office:value-type="float" office:value="-2.817724609375" calcext:value-type="float">
            <text:p>-2.8177246094</text:p>
          </table:table-cell>
          <table:table-cell table:style-name="ce4" table:formula="of:=LN([.C64]^2+1)+[.C64]*COS(6*[.C64]+3)-3*[.C64]-10" office:value-type="float" office:value="0.00000589665181216503" calcext:value-type="float">
            <text:p>5.89665181216503E-06</text:p>
          </table:table-cell>
          <table:table-cell table:style-name="ce4" table:formula="of:=LN([.D64]^2+1)+[.D64]*COS(6*[.D64]+3)-3*[.D64]-10" office:value-type="float" office:value="-0.00193351717184243" calcext:value-type="float">
            <text:p>-0.0019335172</text:p>
          </table:table-cell>
          <table:table-cell table:style-name="ce4" table:formula="of:=LN([.E64]^2+1)+[.E64]*COS(6*[.E64]+3)-3*[.E64]-10" office:value-type="float" office:value="-0.000963851643035696" calcext:value-type="float">
            <text:p>-0.0009638516</text:p>
          </table:table-cell>
          <table:table-cell table:style-name="ce13" table:formula="of:=ABS(([.E64]-[.E63])/[.E64])" office:value-type="float" office:value="0.0000173289202348856" calcext:value-type="float">
            <text:p>1.73289202348856E-0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IF([.F64]*[.H64]&lt;0;[.C64];[.E64])" office:value-type="float" office:value="-2.8177734375" calcext:value-type="float">
            <text:p>-2.8177734375</text:p>
          </table:table-cell>
          <table:table-cell table:style-name="ce1" table:formula="of:=IF([.G64]*[.H64]&lt;0;[.D64];[.E64])" office:value-type="float" office:value="-2.817724609375" calcext:value-type="float">
            <text:p>-2.8177246094</text:p>
          </table:table-cell>
          <table:table-cell table:style-name="ce8" table:formula="of:=([.C65]+[.D65])/2" office:value-type="float" office:value="-2.8177490234375" calcext:value-type="float">
            <text:p>-2.8177490234</text:p>
          </table:table-cell>
          <table:table-cell table:style-name="ce4" table:formula="of:=LN([.C65]^2+1)+[.C65]*COS(6*[.C65]+3)-3*[.C65]-10" office:value-type="float" office:value="0.00000589665181216503" calcext:value-type="float">
            <text:p>5.89665181216503E-06</text:p>
          </table:table-cell>
          <table:table-cell table:style-name="ce4" table:formula="of:=LN([.D65]^2+1)+[.D65]*COS(6*[.D65]+3)-3*[.D65]-10" office:value-type="float" office:value="-0.000963851643035696" calcext:value-type="float">
            <text:p>-0.0009638516</text:p>
          </table:table-cell>
          <table:table-cell table:style-name="ce4" table:formula="of:=LN([.E65]^2+1)+[.E65]*COS(6*[.E65]+3)-3*[.E65]-10" office:value-type="float" office:value="-0.000478987837242428" calcext:value-type="float">
            <text:p>-0.0004789878</text:p>
          </table:table-cell>
          <table:table-cell table:style-name="ce13" table:formula="of:=ABS(([.E65]-[.E64])/[.E65])" office:value-type="float" office:value="0.00000866438504530293" calcext:value-type="float">
            <text:p>8.66438504530293E-0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IF([.F65]*[.H65]&lt;0;[.C65];[.E65])" office:value-type="float" office:value="-2.8177734375" calcext:value-type="float">
            <text:p>-2.8177734375</text:p>
          </table:table-cell>
          <table:table-cell table:style-name="ce1" table:formula="of:=IF([.G65]*[.H65]&lt;0;[.D65];[.E65])" office:value-type="float" office:value="-2.8177490234375" calcext:value-type="float">
            <text:p>-2.8177490234</text:p>
          </table:table-cell>
          <table:table-cell table:style-name="ce8" table:formula="of:=([.C66]+[.D66])/2" office:value-type="float" office:value="-2.81776123046875" calcext:value-type="float">
            <text:p>-2.8177612305</text:p>
          </table:table-cell>
          <table:table-cell table:style-name="ce4" table:formula="of:=LN([.C66]^2+1)+[.C66]*COS(6*[.C66]+3)-3*[.C66]-10" office:value-type="float" office:value="0.00000589665181216503" calcext:value-type="float">
            <text:p>5.89665181216503E-06</text:p>
          </table:table-cell>
          <table:table-cell table:style-name="ce4" table:formula="of:=LN([.D66]^2+1)+[.D66]*COS(6*[.D66]+3)-3*[.D66]-10" office:value-type="float" office:value="-0.000478987837242428" calcext:value-type="float">
            <text:p>-0.0004789878</text:p>
          </table:table-cell>
          <table:table-cell table:style-name="ce4" table:formula="of:=LN([.E66]^2+1)+[.E66]*COS(6*[.E66]+3)-3*[.E66]-10" office:value-type="float" office:value="-0.000236548177605655" calcext:value-type="float">
            <text:p>-0.0002365482</text:p>
          </table:table-cell>
          <table:table-cell table:style-name="ce13" table:formula="of:=ABS(([.E66]-[.E65])/[.E66])" office:value-type="float" office:value="0.00000433217375491952" calcext:value-type="float">
            <text:p>4.33217375491952E-0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IF([.F66]*[.H66]&lt;0;[.C66];[.E66])" office:value-type="float" office:value="-2.8177734375" calcext:value-type="float">
            <text:p>-2.8177734375</text:p>
          </table:table-cell>
          <table:table-cell table:style-name="ce1" table:formula="of:=IF([.G66]*[.H66]&lt;0;[.D66];[.E66])" office:value-type="float" office:value="-2.81776123046875" calcext:value-type="float">
            <text:p>-2.8177612305</text:p>
          </table:table-cell>
          <table:table-cell table:style-name="ce8" table:formula="of:=([.C67]+[.D67])/2" office:value-type="float" office:value="-2.81776733398437" calcext:value-type="float">
            <text:p>-2.817767334</text:p>
          </table:table-cell>
          <table:table-cell table:style-name="ce4" table:formula="of:=LN([.C67]^2+1)+[.C67]*COS(6*[.C67]+3)-3*[.C67]-10" office:value-type="float" office:value="0.00000589665181216503" calcext:value-type="float">
            <text:p>5.89665181216503E-06</text:p>
          </table:table-cell>
          <table:table-cell table:style-name="ce4" table:formula="of:=LN([.D67]^2+1)+[.D67]*COS(6*[.D67]+3)-3*[.D67]-10" office:value-type="float" office:value="-0.000236548177605655" calcext:value-type="float">
            <text:p>-0.0002365482</text:p>
          </table:table-cell>
          <table:table-cell table:style-name="ce4" table:formula="of:=LN([.E67]^2+1)+[.E67]*COS(6*[.E67]+3)-3*[.E67]-10" office:value-type="float" office:value="-0.000115326409048322" calcext:value-type="float">
            <text:p>-0.0001153264</text:p>
          </table:table-cell>
          <table:table-cell table:style-name="ce13" table:formula="of:=ABS(([.E67]-[.E66])/[.E67])" office:value-type="float" office:value="0.00000216608218545876" calcext:value-type="float">
            <text:p>2.16608218545876E-0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IF([.F67]*[.H67]&lt;0;[.C67];[.E67])" office:value-type="float" office:value="-2.8177734375" calcext:value-type="float">
            <text:p>-2.8177734375</text:p>
          </table:table-cell>
          <table:table-cell table:style-name="ce1" table:formula="of:=IF([.G67]*[.H67]&lt;0;[.D67];[.E67])" office:value-type="float" office:value="-2.81776733398437" calcext:value-type="float">
            <text:p>-2.817767334</text:p>
          </table:table-cell>
          <table:table-cell table:style-name="ce8" table:formula="of:=([.C68]+[.D68])/2" office:value-type="float" office:value="-2.81777038574219" calcext:value-type="float">
            <text:p>-2.8177703857</text:p>
          </table:table-cell>
          <table:table-cell table:style-name="ce4" table:formula="of:=LN([.C68]^2+1)+[.C68]*COS(6*[.C68]+3)-3*[.C68]-10" office:value-type="float" office:value="0.00000589665181216503" calcext:value-type="float">
            <text:p>5.89665181216503E-06</text:p>
          </table:table-cell>
          <table:table-cell table:style-name="ce4" table:formula="of:=LN([.D68]^2+1)+[.D68]*COS(6*[.D68]+3)-3*[.D68]-10" office:value-type="float" office:value="-0.000115326409048322" calcext:value-type="float">
            <text:p>-0.0001153264</text:p>
          </table:table-cell>
          <table:table-cell table:style-name="ce4" table:formula="of:=LN([.E68]^2+1)+[.E68]*COS(6*[.E68]+3)-3*[.E68]-10" office:value-type="float" office:value="-0.0000547150401501995" calcext:value-type="float">
            <text:p>-0.000054715</text:p>
          </table:table-cell>
          <table:table-cell table:style-name="ce13" table:formula="of:=ABS(([.E68]-[.E67])/[.E68])" office:value-type="float" office:value="0.00000108303991967384" calcext:value-type="float">
            <text:p>0.00000108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IF([.F68]*[.H68]&lt;0;[.C68];[.E68])" office:value-type="float" office:value="-2.8177734375" calcext:value-type="float">
            <text:p>-2.8177734375</text:p>
          </table:table-cell>
          <table:table-cell table:style-name="ce1" table:formula="of:=IF([.G68]*[.H68]&lt;0;[.D68];[.E68])" office:value-type="float" office:value="-2.81777038574219" calcext:value-type="float">
            <text:p>-2.8177703857</text:p>
          </table:table-cell>
          <table:table-cell table:style-name="ce8" table:formula="of:=([.C69]+[.D69])/2" office:value-type="float" office:value="-2.81777191162109" calcext:value-type="float">
            <text:p>-2.8177719116</text:p>
          </table:table-cell>
          <table:table-cell table:style-name="ce4" table:formula="of:=LN([.C69]^2+1)+[.C69]*COS(6*[.C69]+3)-3*[.C69]-10" office:value-type="float" office:value="0.00000589665181216503" calcext:value-type="float">
            <text:p>5.89665181216503E-06</text:p>
          </table:table-cell>
          <table:table-cell table:style-name="ce4" table:formula="of:=LN([.D69]^2+1)+[.D69]*COS(6*[.D69]+3)-3*[.D69]-10" office:value-type="float" office:value="-0.0000547150401501995" calcext:value-type="float">
            <text:p>-0.000054715</text:p>
          </table:table-cell>
          <table:table-cell table:style-name="ce4" table:formula="of:=LN([.E69]^2+1)+[.E69]*COS(6*[.E69]+3)-3*[.E69]-10" office:value-type="float" office:value="-0.0000244092345571545" calcext:value-type="float">
            <text:p>-2.44092345571545E-05</text:p>
          </table:table-cell>
          <table:table-cell table:style-name="ce13" table:formula="of:=ABS(([.E69]-[.E68])/[.E69])" office:value-type="float" office:value="0.000000541519666672014" calcext:value-type="float">
            <text:p>5.41519666672014E-0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IF([.F69]*[.H69]&lt;0;[.C69];[.E69])" office:value-type="float" office:value="-2.8177734375" calcext:value-type="float">
            <text:p>-2.8177734375</text:p>
          </table:table-cell>
          <table:table-cell table:style-name="ce1" table:formula="of:=IF([.G69]*[.H69]&lt;0;[.D69];[.E69])" office:value-type="float" office:value="-2.81777191162109" calcext:value-type="float">
            <text:p>-2.8177719116</text:p>
          </table:table-cell>
          <table:table-cell table:style-name="ce8" table:formula="of:=([.C70]+[.D70])/2" office:value-type="float" office:value="-2.81777267456055" calcext:value-type="float">
            <text:p>-2.8177726746</text:p>
          </table:table-cell>
          <table:table-cell table:style-name="ce4" table:formula="of:=LN([.C70]^2+1)+[.C70]*COS(6*[.C70]+3)-3*[.C70]-10" office:value-type="float" office:value="0.00000589665181216503" calcext:value-type="float">
            <text:p>5.89665181216503E-06</text:p>
          </table:table-cell>
          <table:table-cell table:style-name="ce4" table:formula="of:=LN([.D70]^2+1)+[.D70]*COS(6*[.D70]+3)-3*[.D70]-10" office:value-type="float" office:value="-0.0000244092345571545" calcext:value-type="float">
            <text:p>-2.44092345571545E-05</text:p>
          </table:table-cell>
          <table:table-cell table:style-name="ce4" table:formula="of:=LN([.E70]^2+1)+[.E70]*COS(6*[.E70]+3)-3*[.E70]-10" office:value-type="float" office:value="-0.00000925630146753065" calcext:value-type="float">
            <text:p>-9.25630146753065E-06</text:p>
          </table:table-cell>
          <table:table-cell table:style-name="ce13" table:formula="of:=ABS(([.E70]-[.E69])/[.E70])" office:value-type="float" office:value="0.000000270759760103941" calcext:value-type="float">
            <text:p>2.70759760103941E-0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IF([.F70]*[.H70]&lt;0;[.C70];[.E70])" office:value-type="float" office:value="-2.8177734375" calcext:value-type="float">
            <text:p>-2.8177734375</text:p>
          </table:table-cell>
          <table:table-cell table:style-name="ce1" table:formula="of:=IF([.G70]*[.H70]&lt;0;[.D70];[.E70])" office:value-type="float" office:value="-2.81777267456055" calcext:value-type="float">
            <text:p>-2.8177726746</text:p>
          </table:table-cell>
          <table:table-cell table:style-name="ce8" table:formula="of:=([.C71]+[.D71])/2" office:value-type="float" office:value="-2.81777305603027" calcext:value-type="float">
            <text:p>-2.817773056</text:p>
          </table:table-cell>
          <table:table-cell table:style-name="ce4" table:formula="of:=LN([.C71]^2+1)+[.C71]*COS(6*[.C71]+3)-3*[.C71]-10" office:value-type="float" office:value="0.00000589665181216503" calcext:value-type="float">
            <text:p>5.89665181216503E-06</text:p>
          </table:table-cell>
          <table:table-cell table:style-name="ce4" table:formula="of:=LN([.D71]^2+1)+[.D71]*COS(6*[.D71]+3)-3*[.D71]-10" office:value-type="float" office:value="-0.00000925630146753065" calcext:value-type="float">
            <text:p>-9.25630146753065E-06</text:p>
          </table:table-cell>
          <table:table-cell table:style-name="ce4" table:formula="of:=LN([.E71]^2+1)+[.E71]*COS(6*[.E71]+3)-3*[.E71]-10" office:value-type="float" office:value="-0.00000167982734566863" calcext:value-type="float">
            <text:p>-1.67982734566863E-06</text:p>
          </table:table-cell>
          <table:table-cell table:style-name="ce13" table:formula="of:=ABS(([.E71]-[.E70])/[.E71])" office:value-type="float" office:value="0.00000013537986164546" calcext:value-type="float">
            <text:p>1.3537986164546E-0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IF([.F71]*[.H71]&lt;0;[.C71];[.E71])" office:value-type="float" office:value="-2.8177734375" calcext:value-type="float">
            <text:p>-2.8177734375</text:p>
          </table:table-cell>
          <table:table-cell table:style-name="ce1" table:formula="of:=IF([.G71]*[.H71]&lt;0;[.D71];[.E71])" office:value-type="float" office:value="-2.81777305603027" calcext:value-type="float">
            <text:p>-2.817773056</text:p>
          </table:table-cell>
          <table:table-cell table:style-name="ce8" table:formula="of:=([.C72]+[.D72])/2" office:value-type="float" office:value="-2.81777324676514" calcext:value-type="float">
            <text:p>-2.8177732468</text:p>
          </table:table-cell>
          <table:table-cell table:style-name="ce4" table:formula="of:=LN([.C72]^2+1)+[.C72]*COS(6*[.C72]+3)-3*[.C72]-10" office:value-type="float" office:value="0.00000589665181216503" calcext:value-type="float">
            <text:p>5.89665181216503E-06</text:p>
          </table:table-cell>
          <table:table-cell table:style-name="ce4" table:formula="of:=LN([.D72]^2+1)+[.D72]*COS(6*[.D72]+3)-3*[.D72]-10" office:value-type="float" office:value="-0.00000167982734566863" calcext:value-type="float">
            <text:p>-1.67982734566863E-06</text:p>
          </table:table-cell>
          <table:table-cell table:style-name="ce4" table:formula="of:=LN([.E72]^2+1)+[.E72]*COS(6*[.E72]+3)-3*[.E72]-10" office:value-type="float" office:value="0.00000210841160175335" calcext:value-type="float">
            <text:p>2.10841160175335E-06</text:p>
          </table:table-cell>
          <table:table-cell table:style-name="ce13" table:formula="of:=ABS(([.E72]-[.E71])/[.E72])" office:value-type="float" office:value="0.0000000676899261620019" calcext:value-type="float">
            <text:p>6.76899261620019E-0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IF([.F72]*[.H72]&lt;0;[.C72];[.E72])" office:value-type="float" office:value="-2.81777324676514" calcext:value-type="float">
            <text:p>-2.8177732468</text:p>
          </table:table-cell>
          <table:table-cell table:style-name="ce1" table:formula="of:=IF([.G72]*[.H72]&lt;0;[.D72];[.E72])" office:value-type="float" office:value="-2.81777305603027" calcext:value-type="float">
            <text:p>-2.817773056</text:p>
          </table:table-cell>
          <table:table-cell table:style-name="ce8" table:formula="of:=([.C73]+[.D73])/2" office:value-type="float" office:value="-2.8177731513977" calcext:value-type="float">
            <text:p>-2.8177731514</text:p>
          </table:table-cell>
          <table:table-cell table:style-name="ce4" table:formula="of:=LN([.C73]^2+1)+[.C73]*COS(6*[.C73]+3)-3*[.C73]-10" office:value-type="float" office:value="0.00000210841160175335" calcext:value-type="float">
            <text:p>2.10841160175335E-06</text:p>
          </table:table-cell>
          <table:table-cell table:style-name="ce4" table:formula="of:=LN([.D73]^2+1)+[.D73]*COS(6*[.D73]+3)-3*[.D73]-10" office:value-type="float" office:value="-0.00000167982734566863" calcext:value-type="float">
            <text:p>-1.67982734566863E-06</text:p>
          </table:table-cell>
          <table:table-cell table:style-name="ce4" table:formula="of:=LN([.E73]^2+1)+[.E73]*COS(6*[.E73]+3)-3*[.E73]-10" office:value-type="float" office:value="0.000000214291963729352" calcext:value-type="float">
            <text:p>2.14291963729352E-07</text:p>
          </table:table-cell>
          <table:table-cell table:style-name="ce13" table:formula="of:=ABS(([.E73]-[.E72])/[.E73])" office:value-type="float" office:value="0.0000000338449641476811" calcext:value-type="float">
            <text:p>3.38449641476811E-0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IF([.F73]*[.H73]&lt;0;[.C73];[.E73])" office:value-type="float" office:value="-2.8177731513977" calcext:value-type="float">
            <text:p>-2.8177731514</text:p>
          </table:table-cell>
          <table:table-cell table:style-name="ce1" table:formula="of:=IF([.G73]*[.H73]&lt;0;[.D73];[.E73])" office:value-type="float" office:value="-2.81777305603027" calcext:value-type="float">
            <text:p>-2.817773056</text:p>
          </table:table-cell>
          <table:table-cell table:style-name="ce8" table:formula="of:=([.C74]+[.D74])/2" office:value-type="float" office:value="-2.81777310371399" calcext:value-type="float">
            <text:p>-2.8177731037</text:p>
          </table:table-cell>
          <table:table-cell table:style-name="ce4" table:formula="of:=LN([.C74]^2+1)+[.C74]*COS(6*[.C74]+3)-3*[.C74]-10" office:value-type="float" office:value="0.000000214291963729352" calcext:value-type="float">
            <text:p>2.14291963729352E-07</text:p>
          </table:table-cell>
          <table:table-cell table:style-name="ce4" table:formula="of:=LN([.D74]^2+1)+[.D74]*COS(6*[.D74]+3)-3*[.D74]-10" office:value-type="float" office:value="-0.00000167982734566863" calcext:value-type="float">
            <text:p>-1.67982734566863E-06</text:p>
          </table:table-cell>
          <table:table-cell table:style-name="ce4" table:formula="of:=LN([.E74]^2+1)+[.E74]*COS(6*[.E74]+3)-3*[.E74]-10" office:value-type="float" office:value="-0.000000732767723832239" calcext:value-type="float">
            <text:p>-7.32767723832239E-07</text:p>
          </table:table-cell>
          <table:table-cell table:style-name="ce13" table:formula="of:=ABS(([.E74]-[.E73])/[.E74])" office:value-type="float" office:value="0.0000000169224823602109" calcext:value-type="float">
            <text:p>1.69224823602109E-0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IF([.F74]*[.H74]&lt;0;[.C74];[.E74])" office:value-type="float" office:value="-2.8177731513977" calcext:value-type="float">
            <text:p>-2.8177731514</text:p>
          </table:table-cell>
          <table:table-cell table:style-name="ce1" table:formula="of:=IF([.G74]*[.H74]&lt;0;[.D74];[.E74])" office:value-type="float" office:value="-2.81777310371399" calcext:value-type="float">
            <text:p>-2.8177731037</text:p>
          </table:table-cell>
          <table:table-cell table:style-name="ce8" table:formula="of:=([.C75]+[.D75])/2" office:value-type="float" office:value="-2.81777312755585" calcext:value-type="float">
            <text:p>-2.8177731276</text:p>
          </table:table-cell>
          <table:table-cell table:style-name="ce4" table:formula="of:=LN([.C75]^2+1)+[.C75]*COS(6*[.C75]+3)-3*[.C75]-10" office:value-type="float" office:value="0.000000214291963729352" calcext:value-type="float">
            <text:p>2.14291963729352E-07</text:p>
          </table:table-cell>
          <table:table-cell table:style-name="ce4" table:formula="of:=LN([.D75]^2+1)+[.D75]*COS(6*[.D75]+3)-3*[.D75]-10" office:value-type="float" office:value="-0.000000732767723832239" calcext:value-type="float">
            <text:p>-7.32767723832239E-07</text:p>
          </table:table-cell>
          <table:table-cell table:style-name="ce10" table:formula="of:=LN([.E75]^2+1)+[.E75]*COS(6*[.E75]+3)-3*[.E75]-10" office:value-type="float" office:value="-0.000000259237889821406" calcext:value-type="float">
            <text:p>-2.59237889821406E-07</text:p>
          </table:table-cell>
          <table:table-cell table:style-name="ce13" table:formula="of:=ABS(([.E75]-[.E74])/[.E75])" office:value-type="float" office:value="0.00000000846124110851287" calcext:value-type="float">
            <text:p>8.46124110851287E-09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10" office:value-type="float" office:value="-2.8177731407" calcext:value-type="float">
            <text:p>-2.8177731407</text:p>
          </table:table-cell>
          <table:table-cell table:style-name="ce4" table:number-columns-repeated="2"/>
          <table:table-cell table:style-name="ce10" table:formula="of:=LN([.E76]^2+1)+[.E76]*COS(6*[.E76]+3)-3*[.E76]-10" office:value-type="float" office:value="0.00000000182183512720258" calcext:value-type="float">
            <text:p>1.82183512720258E-09</text:p>
          </table:table-cell>
          <table:table-cell table:style-name="ce16" table:formula="of:=ABS(([.E76]-[.E75])/[.E76])" office:value-type="float" office:value="0.00000000466473070077105" calcext:value-type="float">
            <text:p>4.66473070077105E-09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7"/>
          <table:table-cell table:style-name="ce12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iter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xs</text:p>
          </table:table-cell>
          <table:table-cell table:style-name="ce4" office:value-type="string" calcext:value-type="string">
            <text:p>xm</text:p>
          </table:table-cell>
          <table:table-cell table:style-name="ce4" office:value-type="string" calcext:value-type="string">
            <text:p>fx_i</text:p>
          </table:table-cell>
          <table:table-cell table:style-name="ce4" office:value-type="string" calcext:value-type="string">
            <text:p>fx_s</text:p>
          </table:table-cell>
          <table:table-cell table:style-name="ce4" office:value-type="string" calcext:value-type="string">
            <text:p>fx_m</text:p>
          </table:table-cell>
          <table:table-cell table:style-name="ce4" office:value-type="string" calcext:value-type="string">
            <text:p>Er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float" office:value="-2.25" calcext:value-type="float">
            <text:p>-2.25</text:p>
          </table:table-cell>
          <table:table-cell table:style-name="ce4" office:value-type="float" office:value="-2.15" calcext:value-type="float">
            <text:p>-2.15</text:p>
          </table:table-cell>
          <table:table-cell table:style-name="ce8" table:formula="of:=([.C79]+[.D79])/2" office:value-type="float" office:value="-2.2" calcext:value-type="float">
            <text:p>-2.2</text:p>
          </table:table-cell>
          <table:table-cell table:style-name="ce4" table:formula="of:=LN([.C79]^2+1)+[.C79]*COS(6*[.C79]+3)-3*[.C79]-10" office:value-type="float" office:value="-0.377919655745416" calcext:value-type="float">
            <text:p>-0.3779196557</text:p>
          </table:table-cell>
          <table:table-cell table:style-name="ce4" table:formula="of:=LN([.D79]^2+1)+[.D79]*COS(6*[.D79]+3)-3*[.D79]-10" office:value-type="float" office:value="0.0885373829958596" calcext:value-type="float">
            <text:p>0.088537383</text:p>
          </table:table-cell>
          <table:table-cell table:style-name="ce4" table:formula="of:=LN([.E79]^2+1)+[.E79]*COS(6*[.E79]+3)-3*[.E79]-10" office:value-type="float" office:value="-0.0638847687000261" calcext:value-type="float">
            <text:p>-0.0638847687</text:p>
          </table:table-cell>
          <table:table-cell table:style-name="ce12"/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IF([.F79]*[.H79]&lt;0;[.C79];[.E79])" office:value-type="float" office:value="-2.2" calcext:value-type="float">
            <text:p>-2.2</text:p>
          </table:table-cell>
          <table:table-cell table:style-name="ce1" table:formula="of:=IF([.G79]*[.H79]&lt;0;[.D79];[.E79])" office:value-type="float" office:value="-2.15" calcext:value-type="float">
            <text:p>-2.15</text:p>
          </table:table-cell>
          <table:table-cell table:style-name="ce8" table:formula="of:=([.C80]+[.D80])/2" office:value-type="float" office:value="-2.175" calcext:value-type="float">
            <text:p>-2.175</text:p>
          </table:table-cell>
          <table:table-cell table:style-name="ce4" table:formula="of:=LN([.C80]^2+1)+[.C80]*COS(6*[.C80]+3)-3*[.C80]-10" office:value-type="float" office:value="-0.0638847687000261" calcext:value-type="float">
            <text:p>-0.0638847687</text:p>
          </table:table-cell>
          <table:table-cell table:style-name="ce4" table:formula="of:=LN([.D80]^2+1)+[.D80]*COS(6*[.D80]+3)-3*[.D80]-10" office:value-type="float" office:value="0.0885373829958596" calcext:value-type="float">
            <text:p>0.088537383</text:p>
          </table:table-cell>
          <table:table-cell table:style-name="ce4" table:formula="of:=LN([.E80]^2+1)+[.E80]*COS(6*[.E80]+3)-3*[.E80]-10" office:value-type="float" office:value="0.0343867771255741" calcext:value-type="float">
            <text:p>0.0343867771</text:p>
          </table:table-cell>
          <table:table-cell table:style-name="ce13" table:formula="of:=ABS(([.E80]-[.E79])/[.E80])" office:value-type="float" office:value="0.0114942528735634" calcext:value-type="float">
            <text:p>0.0114942529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IF([.F80]*[.H80]&lt;0;[.C80];[.E80])" office:value-type="float" office:value="-2.2" calcext:value-type="float">
            <text:p>-2.2</text:p>
          </table:table-cell>
          <table:table-cell table:style-name="ce1" table:formula="of:=IF([.G80]*[.H80]&lt;0;[.D80];[.E80])" office:value-type="float" office:value="-2.175" calcext:value-type="float">
            <text:p>-2.175</text:p>
          </table:table-cell>
          <table:table-cell table:style-name="ce8" table:formula="of:=([.C81]+[.D81])/2" office:value-type="float" office:value="-2.1875" calcext:value-type="float">
            <text:p>-2.1875</text:p>
          </table:table-cell>
          <table:table-cell table:style-name="ce4" table:formula="of:=LN([.C81]^2+1)+[.C81]*COS(6*[.C81]+3)-3*[.C81]-10" office:value-type="float" office:value="-0.0638847687000261" calcext:value-type="float">
            <text:p>-0.0638847687</text:p>
          </table:table-cell>
          <table:table-cell table:style-name="ce4" table:formula="of:=LN([.D81]^2+1)+[.D81]*COS(6*[.D81]+3)-3*[.D81]-10" office:value-type="float" office:value="0.0343867771255741" calcext:value-type="float">
            <text:p>0.0343867771</text:p>
          </table:table-cell>
          <table:table-cell table:style-name="ce4" table:formula="of:=LN([.E81]^2+1)+[.E81]*COS(6*[.E81]+3)-3*[.E81]-10" office:value-type="float" office:value="-0.00942529026646888" calcext:value-type="float">
            <text:p>-0.0094252903</text:p>
          </table:table-cell>
          <table:table-cell table:style-name="ce13" table:formula="of:=ABS(([.E81]-[.E80])/[.E81])" office:value-type="float" office:value="0.0057142857142858" calcext:value-type="float">
            <text:p>0.005714285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IF([.F81]*[.H81]&lt;0;[.C81];[.E81])" office:value-type="float" office:value="-2.1875" calcext:value-type="float">
            <text:p>-2.1875</text:p>
          </table:table-cell>
          <table:table-cell table:style-name="ce1" table:formula="of:=IF([.G81]*[.H81]&lt;0;[.D81];[.E81])" office:value-type="float" office:value="-2.175" calcext:value-type="float">
            <text:p>-2.175</text:p>
          </table:table-cell>
          <table:table-cell table:style-name="ce8" table:formula="of:=([.C82]+[.D82])/2" office:value-type="float" office:value="-2.18125" calcext:value-type="float">
            <text:p>-2.18125</text:p>
          </table:table-cell>
          <table:table-cell table:style-name="ce4" table:formula="of:=LN([.C82]^2+1)+[.C82]*COS(6*[.C82]+3)-3*[.C82]-10" office:value-type="float" office:value="-0.00942529026646888" calcext:value-type="float">
            <text:p>-0.0094252903</text:p>
          </table:table-cell>
          <table:table-cell table:style-name="ce4" table:formula="of:=LN([.D82]^2+1)+[.D82]*COS(6*[.D82]+3)-3*[.D82]-10" office:value-type="float" office:value="0.0343867771255741" calcext:value-type="float">
            <text:p>0.0343867771</text:p>
          </table:table-cell>
          <table:table-cell table:style-name="ce4" table:formula="of:=LN([.E82]^2+1)+[.E82]*COS(6*[.E82]+3)-3*[.E82]-10" office:value-type="float" office:value="0.0138382385757634" calcext:value-type="float">
            <text:p>0.0138382386</text:p>
          </table:table-cell>
          <table:table-cell table:style-name="ce13" table:formula="of:=ABS(([.E82]-[.E81])/[.E82])" office:value-type="float" office:value="0.00286532951289402" calcext:value-type="float">
            <text:p>0.002865329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IF([.F82]*[.H82]&lt;0;[.C82];[.E82])" office:value-type="float" office:value="-2.1875" calcext:value-type="float">
            <text:p>-2.1875</text:p>
          </table:table-cell>
          <table:table-cell table:style-name="ce1" table:formula="of:=IF([.G82]*[.H82]&lt;0;[.D82];[.E82])" office:value-type="float" office:value="-2.18125" calcext:value-type="float">
            <text:p>-2.18125</text:p>
          </table:table-cell>
          <table:table-cell table:style-name="ce8" table:formula="of:=([.C83]+[.D83])/2" office:value-type="float" office:value="-2.184375" calcext:value-type="float">
            <text:p>-2.184375</text:p>
          </table:table-cell>
          <table:table-cell table:style-name="ce4" table:formula="of:=LN([.C83]^2+1)+[.C83]*COS(6*[.C83]+3)-3*[.C83]-10" office:value-type="float" office:value="-0.00942529026646888" calcext:value-type="float">
            <text:p>-0.0094252903</text:p>
          </table:table-cell>
          <table:table-cell table:style-name="ce4" table:formula="of:=LN([.D83]^2+1)+[.D83]*COS(6*[.D83]+3)-3*[.D83]-10" office:value-type="float" office:value="0.0138382385757634" calcext:value-type="float">
            <text:p>0.0138382386</text:p>
          </table:table-cell>
          <table:table-cell table:style-name="ce4" table:formula="of:=LN([.E83]^2+1)+[.E83]*COS(6*[.E83]+3)-3*[.E83]-10" office:value-type="float" office:value="0.00254268987459128" calcext:value-type="float">
            <text:p>0.0025426899</text:p>
          </table:table-cell>
          <table:table-cell table:style-name="ce13" table:formula="of:=ABS(([.E83]-[.E82])/[.E83])" office:value-type="float" office:value="0.00143061516452087" calcext:value-type="float">
            <text:p>0.001430615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IF([.F83]*[.H83]&lt;0;[.C83];[.E83])" office:value-type="float" office:value="-2.1875" calcext:value-type="float">
            <text:p>-2.1875</text:p>
          </table:table-cell>
          <table:table-cell table:style-name="ce1" table:formula="of:=IF([.G83]*[.H83]&lt;0;[.D83];[.E83])" office:value-type="float" office:value="-2.184375" calcext:value-type="float">
            <text:p>-2.184375</text:p>
          </table:table-cell>
          <table:table-cell table:style-name="ce8" table:formula="of:=([.C84]+[.D84])/2" office:value-type="float" office:value="-2.1859375" calcext:value-type="float">
            <text:p>-2.1859375</text:p>
          </table:table-cell>
          <table:table-cell table:style-name="ce4" table:formula="of:=LN([.C84]^2+1)+[.C84]*COS(6*[.C84]+3)-3*[.C84]-10" office:value-type="float" office:value="-0.00942529026646888" calcext:value-type="float">
            <text:p>-0.0094252903</text:p>
          </table:table-cell>
          <table:table-cell table:style-name="ce4" table:formula="of:=LN([.D84]^2+1)+[.D84]*COS(6*[.D84]+3)-3*[.D84]-10" office:value-type="float" office:value="0.00254268987459128" calcext:value-type="float">
            <text:p>0.0025426899</text:p>
          </table:table-cell>
          <table:table-cell table:style-name="ce4" table:formula="of:=LN([.E84]^2+1)+[.E84]*COS(6*[.E84]+3)-3*[.E84]-10" office:value-type="float" office:value="-0.00335765537452559" calcext:value-type="float">
            <text:p>-0.0033576554</text:p>
          </table:table-cell>
          <table:table-cell table:style-name="ce13" table:formula="of:=ABS(([.E84]-[.E83])/[.E84])" office:value-type="float" office:value="0.000714796283059287" calcext:value-type="float">
            <text:p>0.000714796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IF([.F84]*[.H84]&lt;0;[.C84];[.E84])" office:value-type="float" office:value="-2.1859375" calcext:value-type="float">
            <text:p>-2.1859375</text:p>
          </table:table-cell>
          <table:table-cell table:style-name="ce1" table:formula="of:=IF([.G84]*[.H84]&lt;0;[.D84];[.E84])" office:value-type="float" office:value="-2.184375" calcext:value-type="float">
            <text:p>-2.184375</text:p>
          </table:table-cell>
          <table:table-cell table:style-name="ce8" table:formula="of:=([.C85]+[.D85])/2" office:value-type="float" office:value="-2.18515625" calcext:value-type="float">
            <text:p>-2.18515625</text:p>
          </table:table-cell>
          <table:table-cell table:style-name="ce4" table:formula="of:=LN([.C85]^2+1)+[.C85]*COS(6*[.C85]+3)-3*[.C85]-10" office:value-type="float" office:value="-0.00335765537452559" calcext:value-type="float">
            <text:p>-0.0033576554</text:p>
          </table:table-cell>
          <table:table-cell table:style-name="ce4" table:formula="of:=LN([.D85]^2+1)+[.D85]*COS(6*[.D85]+3)-3*[.D85]-10" office:value-type="float" office:value="0.00254268987459128" calcext:value-type="float">
            <text:p>0.0025426899</text:p>
          </table:table-cell>
          <table:table-cell table:style-name="ce4" table:formula="of:=LN([.E85]^2+1)+[.E85]*COS(6*[.E85]+3)-3*[.E85]-10" office:value-type="float" office:value="-0.000386519768026616" calcext:value-type="float">
            <text:p>-0.0003865198</text:p>
          </table:table-cell>
          <table:table-cell table:style-name="ce13" table:formula="of:=ABS(([.E85]-[.E84])/[.E85])" office:value-type="float" office:value="0.000357525920629124" calcext:value-type="float">
            <text:p>0.0003575259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IF([.F85]*[.H85]&lt;0;[.C85];[.E85])" office:value-type="float" office:value="-2.18515625" calcext:value-type="float">
            <text:p>-2.18515625</text:p>
          </table:table-cell>
          <table:table-cell table:style-name="ce1" table:formula="of:=IF([.G85]*[.H85]&lt;0;[.D85];[.E85])" office:value-type="float" office:value="-2.184375" calcext:value-type="float">
            <text:p>-2.184375</text:p>
          </table:table-cell>
          <table:table-cell table:style-name="ce8" table:formula="of:=([.C86]+[.D86])/2" office:value-type="float" office:value="-2.184765625" calcext:value-type="float">
            <text:p>-2.184765625</text:p>
          </table:table-cell>
          <table:table-cell table:style-name="ce4" table:formula="of:=LN([.C86]^2+1)+[.C86]*COS(6*[.C86]+3)-3*[.C86]-10" office:value-type="float" office:value="-0.000386519768026616" calcext:value-type="float">
            <text:p>-0.0003865198</text:p>
          </table:table-cell>
          <table:table-cell table:style-name="ce4" table:formula="of:=LN([.D86]^2+1)+[.D86]*COS(6*[.D86]+3)-3*[.D86]-10" office:value-type="float" office:value="0.00254268987459128" calcext:value-type="float">
            <text:p>0.0025426899</text:p>
          </table:table-cell>
          <table:table-cell table:style-name="ce4" table:formula="of:=LN([.E86]^2+1)+[.E86]*COS(6*[.E86]+3)-3*[.E86]-10" office:value-type="float" office:value="0.0010833322150976" calcext:value-type="float">
            <text:p>0.0010833322</text:p>
          </table:table-cell>
          <table:table-cell table:style-name="ce13" table:formula="of:=ABS(([.E86]-[.E85])/[.E86])" office:value-type="float" office:value="0.000178794922224249" calcext:value-type="float">
            <text:p>0.0001787949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IF([.F86]*[.H86]&lt;0;[.C86];[.E86])" office:value-type="float" office:value="-2.18515625" calcext:value-type="float">
            <text:p>-2.18515625</text:p>
          </table:table-cell>
          <table:table-cell table:style-name="ce1" table:formula="of:=IF([.G86]*[.H86]&lt;0;[.D86];[.E86])" office:value-type="float" office:value="-2.184765625" calcext:value-type="float">
            <text:p>-2.184765625</text:p>
          </table:table-cell>
          <table:table-cell table:style-name="ce8" table:formula="of:=([.C87]+[.D87])/2" office:value-type="float" office:value="-2.1849609375" calcext:value-type="float">
            <text:p>-2.1849609375</text:p>
          </table:table-cell>
          <table:table-cell table:style-name="ce4" table:formula="of:=LN([.C87]^2+1)+[.C87]*COS(6*[.C87]+3)-3*[.C87]-10" office:value-type="float" office:value="-0.000386519768026616" calcext:value-type="float">
            <text:p>-0.0003865198</text:p>
          </table:table-cell>
          <table:table-cell table:style-name="ce4" table:formula="of:=LN([.D87]^2+1)+[.D87]*COS(6*[.D87]+3)-3*[.D87]-10" office:value-type="float" office:value="0.0010833322150976" calcext:value-type="float">
            <text:p>0.0010833322</text:p>
          </table:table-cell>
          <table:table-cell table:style-name="ce4" table:formula="of:=LN([.E87]^2+1)+[.E87]*COS(6*[.E87]+3)-3*[.E87]-10" office:value-type="float" office:value="0.000349717214437106" calcext:value-type="float">
            <text:p>0.0003497172</text:p>
          </table:table-cell>
          <table:table-cell table:style-name="ce13" table:formula="of:=ABS(([.E87]-[.E86])/[.E87])" office:value-type="float" office:value="0.0000893894699205653" calcext:value-type="float">
            <text:p>8.93894699205653E-0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IF([.F87]*[.H87]&lt;0;[.C87];[.E87])" office:value-type="float" office:value="-2.18515625" calcext:value-type="float">
            <text:p>-2.18515625</text:p>
          </table:table-cell>
          <table:table-cell table:style-name="ce1" table:formula="of:=IF([.G87]*[.H87]&lt;0;[.D87];[.E87])" office:value-type="float" office:value="-2.1849609375" calcext:value-type="float">
            <text:p>-2.1849609375</text:p>
          </table:table-cell>
          <table:table-cell table:style-name="ce8" table:formula="of:=([.C88]+[.D88])/2" office:value-type="float" office:value="-2.18505859375" calcext:value-type="float">
            <text:p>-2.1850585938</text:p>
          </table:table-cell>
          <table:table-cell table:style-name="ce4" table:formula="of:=LN([.C88]^2+1)+[.C88]*COS(6*[.C88]+3)-3*[.C88]-10" office:value-type="float" office:value="-0.000386519768026616" calcext:value-type="float">
            <text:p>-0.0003865198</text:p>
          </table:table-cell>
          <table:table-cell table:style-name="ce4" table:formula="of:=LN([.D88]^2+1)+[.D88]*COS(6*[.D88]+3)-3*[.D88]-10" office:value-type="float" office:value="0.000349717214437106" calcext:value-type="float">
            <text:p>0.0003497172</text:p>
          </table:table-cell>
          <table:table-cell table:style-name="ce4" table:formula="of:=LN([.E88]^2+1)+[.E88]*COS(6*[.E88]+3)-3*[.E88]-10" office:value-type="float" office:value="-0.0000180736292314521" calcext:value-type="float">
            <text:p>-1.80736292314521E-05</text:p>
          </table:table-cell>
          <table:table-cell table:style-name="ce13" table:formula="of:=ABS(([.E88]-[.E87])/[.E88])" office:value-type="float" office:value="0.0000446927374301269" calcext:value-type="float">
            <text:p>4.46927374301269E-0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IF([.F88]*[.H88]&lt;0;[.C88];[.E88])" office:value-type="float" office:value="-2.18505859375" calcext:value-type="float">
            <text:p>-2.1850585938</text:p>
          </table:table-cell>
          <table:table-cell table:style-name="ce1" table:formula="of:=IF([.G88]*[.H88]&lt;0;[.D88];[.E88])" office:value-type="float" office:value="-2.1849609375" calcext:value-type="float">
            <text:p>-2.1849609375</text:p>
          </table:table-cell>
          <table:table-cell table:style-name="ce8" table:formula="of:=([.C89]+[.D89])/2" office:value-type="float" office:value="-2.185009765625" calcext:value-type="float">
            <text:p>-2.1850097656</text:p>
          </table:table-cell>
          <table:table-cell table:style-name="ce4" table:formula="of:=LN([.C89]^2+1)+[.C89]*COS(6*[.C89]+3)-3*[.C89]-10" office:value-type="float" office:value="-0.0000180736292314521" calcext:value-type="float">
            <text:p>-1.80736292314521E-05</text:p>
          </table:table-cell>
          <table:table-cell table:style-name="ce4" table:formula="of:=LN([.D89]^2+1)+[.D89]*COS(6*[.D89]+3)-3*[.D89]-10" office:value-type="float" office:value="0.000349717214437106" calcext:value-type="float">
            <text:p>0.0003497172</text:p>
          </table:table-cell>
          <table:table-cell table:style-name="ce4" table:formula="of:=LN([.E89]^2+1)+[.E89]*COS(6*[.E89]+3)-3*[.E89]-10" office:value-type="float" office:value="0.000165903717023852" calcext:value-type="float">
            <text:p>0.0001659037</text:p>
          </table:table-cell>
          <table:table-cell table:style-name="ce13" table:formula="of:=ABS(([.E89]-[.E88])/[.E89])" office:value-type="float" office:value="0.0000223468680863157" calcext:value-type="float">
            <text:p>2.23468680863157E-0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IF([.F89]*[.H89]&lt;0;[.C89];[.E89])" office:value-type="float" office:value="-2.18505859375" calcext:value-type="float">
            <text:p>-2.1850585938</text:p>
          </table:table-cell>
          <table:table-cell table:style-name="ce1" table:formula="of:=IF([.G89]*[.H89]&lt;0;[.D89];[.E89])" office:value-type="float" office:value="-2.185009765625" calcext:value-type="float">
            <text:p>-2.1850097656</text:p>
          </table:table-cell>
          <table:table-cell table:style-name="ce8" table:formula="of:=([.C90]+[.D90])/2" office:value-type="float" office:value="-2.1850341796875" calcext:value-type="float">
            <text:p>-2.1850341797</text:p>
          </table:table-cell>
          <table:table-cell table:style-name="ce4" table:formula="of:=LN([.C90]^2+1)+[.C90]*COS(6*[.C90]+3)-3*[.C90]-10" office:value-type="float" office:value="-0.0000180736292314521" calcext:value-type="float">
            <text:p>-1.80736292314521E-05</text:p>
          </table:table-cell>
          <table:table-cell table:style-name="ce4" table:formula="of:=LN([.D90]^2+1)+[.D90]*COS(6*[.D90]+3)-3*[.D90]-10" office:value-type="float" office:value="0.000165903717023852" calcext:value-type="float">
            <text:p>0.0001659037</text:p>
          </table:table-cell>
          <table:table-cell table:style-name="ce4" table:formula="of:=LN([.E90]^2+1)+[.E90]*COS(6*[.E90]+3)-3*[.E90]-10" office:value-type="float" office:value="0.0000739355234369299" calcext:value-type="float">
            <text:p>7.39355234369299E-05</text:p>
          </table:table-cell>
          <table:table-cell table:style-name="ce13" table:formula="of:=ABS(([.E90]-[.E89])/[.E90])" office:value-type="float" office:value="0.0000111733091988229" calcext:value-type="float">
            <text:p>1.11733091988229E-0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IF([.F90]*[.H90]&lt;0;[.C90];[.E90])" office:value-type="float" office:value="-2.18505859375" calcext:value-type="float">
            <text:p>-2.1850585938</text:p>
          </table:table-cell>
          <table:table-cell table:style-name="ce1" table:formula="of:=IF([.G90]*[.H90]&lt;0;[.D90];[.E90])" office:value-type="float" office:value="-2.1850341796875" calcext:value-type="float">
            <text:p>-2.1850341797</text:p>
          </table:table-cell>
          <table:table-cell table:style-name="ce8" table:formula="of:=([.C91]+[.D91])/2" office:value-type="float" office:value="-2.18504638671875" calcext:value-type="float">
            <text:p>-2.1850463867</text:p>
          </table:table-cell>
          <table:table-cell table:style-name="ce4" table:formula="of:=LN([.C91]^2+1)+[.C91]*COS(6*[.C91]+3)-3*[.C91]-10" office:value-type="float" office:value="-0.0000180736292314521" calcext:value-type="float">
            <text:p>-1.80736292314521E-05</text:p>
          </table:table-cell>
          <table:table-cell table:style-name="ce4" table:formula="of:=LN([.D91]^2+1)+[.D91]*COS(6*[.D91]+3)-3*[.D91]-10" office:value-type="float" office:value="0.0000739355234369299" calcext:value-type="float">
            <text:p>7.39355234369299E-05</text:p>
          </table:table-cell>
          <table:table-cell table:style-name="ce4" table:formula="of:=LN([.E91]^2+1)+[.E91]*COS(6*[.E91]+3)-3*[.E91]-10" office:value-type="float" office:value="0.0000279360667931883" calcext:value-type="float">
            <text:p>2.79360667931883E-05</text:p>
          </table:table-cell>
          <table:table-cell table:style-name="ce13" table:formula="of:=ABS(([.E91]-[.E90])/[.E91])" office:value-type="float" office:value="0.00000558662338887618" calcext:value-type="float">
            <text:p>5.58662338887618E-0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IF([.F91]*[.H91]&lt;0;[.C91];[.E91])" office:value-type="float" office:value="-2.18505859375" calcext:value-type="float">
            <text:p>-2.1850585938</text:p>
          </table:table-cell>
          <table:table-cell table:style-name="ce1" table:formula="of:=IF([.G91]*[.H91]&lt;0;[.D91];[.E91])" office:value-type="float" office:value="-2.18504638671875" calcext:value-type="float">
            <text:p>-2.1850463867</text:p>
          </table:table-cell>
          <table:table-cell table:style-name="ce8" table:formula="of:=([.C92]+[.D92])/2" office:value-type="float" office:value="-2.18505249023438" calcext:value-type="float">
            <text:p>-2.1850524902</text:p>
          </table:table-cell>
          <table:table-cell table:style-name="ce4" table:formula="of:=LN([.C92]^2+1)+[.C92]*COS(6*[.C92]+3)-3*[.C92]-10" office:value-type="float" office:value="-0.0000180736292314521" calcext:value-type="float">
            <text:p>-1.80736292314521E-05</text:p>
          </table:table-cell>
          <table:table-cell table:style-name="ce4" table:formula="of:=LN([.D92]^2+1)+[.D92]*COS(6*[.D92]+3)-3*[.D92]-10" office:value-type="float" office:value="0.0000279360667931883" calcext:value-type="float">
            <text:p>2.79360667931883E-05</text:p>
          </table:table-cell>
          <table:table-cell table:style-name="ce4" table:formula="of:=LN([.E92]^2+1)+[.E92]*COS(6*[.E92]+3)-3*[.E92]-10" office:value-type="float" office:value="0.00000493249867794532" calcext:value-type="float">
            <text:p>4.93249867794532E-06</text:p>
          </table:table-cell>
          <table:table-cell table:style-name="ce13" table:formula="of:=ABS(([.E92]-[.E91])/[.E92])" office:value-type="float" office:value="0.0000027933038920729" calcext:value-type="float">
            <text:p>2.7933038920729E-0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IF([.F92]*[.H92]&lt;0;[.C92];[.E92])" office:value-type="float" office:value="-2.18505859375" calcext:value-type="float">
            <text:p>-2.1850585938</text:p>
          </table:table-cell>
          <table:table-cell table:style-name="ce1" table:formula="of:=IF([.G92]*[.H92]&lt;0;[.D92];[.E92])" office:value-type="float" office:value="-2.18505249023438" calcext:value-type="float">
            <text:p>-2.1850524902</text:p>
          </table:table-cell>
          <table:table-cell table:style-name="ce8" table:formula="of:=([.C93]+[.D93])/2" office:value-type="float" office:value="-2.18505554199219" calcext:value-type="float">
            <text:p>-2.185055542</text:p>
          </table:table-cell>
          <table:table-cell table:style-name="ce4" table:formula="of:=LN([.C93]^2+1)+[.C93]*COS(6*[.C93]+3)-3*[.C93]-10" office:value-type="float" office:value="-0.0000180736292314521" calcext:value-type="float">
            <text:p>-1.80736292314521E-05</text:p>
          </table:table-cell>
          <table:table-cell table:style-name="ce4" table:formula="of:=LN([.D93]^2+1)+[.D93]*COS(6*[.D93]+3)-3*[.D93]-10" office:value-type="float" office:value="0.00000493249867794532" calcext:value-type="float">
            <text:p>4.93249867794532E-06</text:p>
          </table:table-cell>
          <table:table-cell table:style-name="ce4" table:formula="of:=LN([.E93]^2+1)+[.E93]*COS(6*[.E93]+3)-3*[.E93]-10" office:value-type="float" office:value="-0.00000657024530426043" calcext:value-type="float">
            <text:p>-6.57024530426043E-06</text:p>
          </table:table-cell>
          <table:table-cell table:style-name="ce13" table:formula="of:=ABS(([.E93]-[.E92])/[.E93])" office:value-type="float" office:value="0.00000139664999540252" calcext:value-type="float">
            <text:p>1.39664999540252E-0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IF([.F93]*[.H93]&lt;0;[.C93];[.E93])" office:value-type="float" office:value="-2.18505554199219" calcext:value-type="float">
            <text:p>-2.185055542</text:p>
          </table:table-cell>
          <table:table-cell table:style-name="ce1" table:formula="of:=IF([.G93]*[.H93]&lt;0;[.D93];[.E93])" office:value-type="float" office:value="-2.18505249023438" calcext:value-type="float">
            <text:p>-2.1850524902</text:p>
          </table:table-cell>
          <table:table-cell table:style-name="ce8" table:formula="of:=([.C94]+[.D94])/2" office:value-type="float" office:value="-2.18505401611328" calcext:value-type="float">
            <text:p>-2.1850540161</text:p>
          </table:table-cell>
          <table:table-cell table:style-name="ce4" table:formula="of:=LN([.C94]^2+1)+[.C94]*COS(6*[.C94]+3)-3*[.C94]-10" office:value-type="float" office:value="-0.00000657024530426043" calcext:value-type="float">
            <text:p>-6.57024530426043E-06</text:p>
          </table:table-cell>
          <table:table-cell table:style-name="ce4" table:formula="of:=LN([.D94]^2+1)+[.D94]*COS(6*[.D94]+3)-3*[.D94]-10" office:value-type="float" office:value="0.00000493249867794532" calcext:value-type="float">
            <text:p>4.93249867794532E-06</text:p>
          </table:table-cell>
          <table:table-cell table:style-name="ce4" table:formula="of:=LN([.E94]^2+1)+[.E94]*COS(6*[.E94]+3)-3*[.E94]-10" office:value-type="float" office:value="-0.000000818793319368183" calcext:value-type="float">
            <text:p>-8.18793319368183E-07</text:p>
          </table:table-cell>
          <table:table-cell table:style-name="ce13" table:formula="of:=ABS(([.E94]-[.E93])/[.E94])" office:value-type="float" office:value="0.000000698325485359402" calcext:value-type="float">
            <text:p>6.98325485359402E-0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IF([.F94]*[.H94]&lt;0;[.C94];[.E94])" office:value-type="float" office:value="-2.18505401611328" calcext:value-type="float">
            <text:p>-2.1850540161</text:p>
          </table:table-cell>
          <table:table-cell table:style-name="ce1" table:formula="of:=IF([.G94]*[.H94]&lt;0;[.D94];[.E94])" office:value-type="float" office:value="-2.18505249023438" calcext:value-type="float">
            <text:p>-2.1850524902</text:p>
          </table:table-cell>
          <table:table-cell table:style-name="ce8" table:formula="of:=([.C95]+[.D95])/2" office:value-type="float" office:value="-2.18505325317383" calcext:value-type="float">
            <text:p>-2.1850532532</text:p>
          </table:table-cell>
          <table:table-cell table:style-name="ce4" table:formula="of:=LN([.C95]^2+1)+[.C95]*COS(6*[.C95]+3)-3*[.C95]-10" office:value-type="float" office:value="-0.000000818793319368183" calcext:value-type="float">
            <text:p>-8.18793319368183E-07</text:p>
          </table:table-cell>
          <table:table-cell table:style-name="ce4" table:formula="of:=LN([.D95]^2+1)+[.D95]*COS(6*[.D95]+3)-3*[.D95]-10" office:value-type="float" office:value="0.00000493249867794532" calcext:value-type="float">
            <text:p>4.93249867794532E-06</text:p>
          </table:table-cell>
          <table:table-cell table:style-name="ce4" table:formula="of:=LN([.E95]^2+1)+[.E95]*COS(6*[.E95]+3)-3*[.E95]-10" office:value-type="float" office:value="0.00000205687267751387" calcext:value-type="float">
            <text:p>2.05687267751387E-06</text:p>
          </table:table-cell>
          <table:table-cell table:style-name="ce13" table:formula="of:=ABS(([.E95]-[.E94])/[.E95])" office:value-type="float" office:value="0.000000349162864695984" calcext:value-type="float">
            <text:p>3.49162864695984E-0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IF([.F95]*[.H95]&lt;0;[.C95];[.E95])" office:value-type="float" office:value="-2.18505401611328" calcext:value-type="float">
            <text:p>-2.1850540161</text:p>
          </table:table-cell>
          <table:table-cell table:style-name="ce1" table:formula="of:=IF([.G95]*[.H95]&lt;0;[.D95];[.E95])" office:value-type="float" office:value="-2.18505325317383" calcext:value-type="float">
            <text:p>-2.1850532532</text:p>
          </table:table-cell>
          <table:table-cell table:style-name="ce8" table:formula="of:=([.C96]+[.D96])/2" office:value-type="float" office:value="-2.18505363464356" calcext:value-type="float">
            <text:p>-2.1850536346</text:p>
          </table:table-cell>
          <table:table-cell table:style-name="ce4" table:formula="of:=LN([.C96]^2+1)+[.C96]*COS(6*[.C96]+3)-3*[.C96]-10" office:value-type="float" office:value="-0.000000818793319368183" calcext:value-type="float">
            <text:p>-8.18793319368183E-07</text:p>
          </table:table-cell>
          <table:table-cell table:style-name="ce4" table:formula="of:=LN([.D96]^2+1)+[.D96]*COS(6*[.D96]+3)-3*[.D96]-10" office:value-type="float" office:value="0.00000205687267751387" calcext:value-type="float">
            <text:p>2.05687267751387E-06</text:p>
          </table:table-cell>
          <table:table-cell table:style-name="ce4" table:formula="of:=LN([.E96]^2+1)+[.E96]*COS(6*[.E96]+3)-3*[.E96]-10" office:value-type="float" office:value="0.000000619044676852809" calcext:value-type="float">
            <text:p>0.000000619</text:p>
          </table:table-cell>
          <table:table-cell table:style-name="ce13" table:formula="of:=ABS(([.E96]-[.E95])/[.E96])" office:value-type="float" office:value="0.000000174581401970941" calcext:value-type="float">
            <text:p>1.74581401970941E-0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IF([.F96]*[.H96]&lt;0;[.C96];[.E96])" office:value-type="float" office:value="-2.18505401611328" calcext:value-type="float">
            <text:p>-2.1850540161</text:p>
          </table:table-cell>
          <table:table-cell table:style-name="ce1" table:formula="of:=IF([.G96]*[.H96]&lt;0;[.D96];[.E96])" office:value-type="float" office:value="-2.18505363464356" calcext:value-type="float">
            <text:p>-2.1850536346</text:p>
          </table:table-cell>
          <table:table-cell table:style-name="ce8" table:formula="of:=([.C97]+[.D97])/2" office:value-type="float" office:value="-2.18505382537842" calcext:value-type="float">
            <text:p>-2.1850538254</text:p>
          </table:table-cell>
          <table:table-cell table:style-name="ce4" table:formula="of:=LN([.C97]^2+1)+[.C97]*COS(6*[.C97]+3)-3*[.C97]-10" office:value-type="float" office:value="-0.000000818793319368183" calcext:value-type="float">
            <text:p>-8.18793319368183E-07</text:p>
          </table:table-cell>
          <table:table-cell table:style-name="ce4" table:formula="of:=LN([.D97]^2+1)+[.D97]*COS(6*[.D97]+3)-3*[.D97]-10" office:value-type="float" office:value="0.000000619044676852809" calcext:value-type="float">
            <text:p>0.000000619</text:p>
          </table:table-cell>
          <table:table-cell table:style-name="ce4" table:formula="of:=LN([.E97]^2+1)+[.E97]*COS(6*[.E97]+3)-3*[.E97]-10" office:value-type="float" office:value="-0.0000000998730733670072" calcext:value-type="float">
            <text:p>-9.98730733670072E-08</text:p>
          </table:table-cell>
          <table:table-cell table:style-name="ce13" table:formula="of:=ABS(([.E97]-[.E96])/[.E97])" office:value-type="float" office:value="0.0000000872906933658045" calcext:value-type="float">
            <text:p>8.72906933658045E-0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IF([.F97]*[.H97]&lt;0;[.C97];[.E97])" office:value-type="float" office:value="-2.18505382537842" calcext:value-type="float">
            <text:p>-2.1850538254</text:p>
          </table:table-cell>
          <table:table-cell table:style-name="ce1" table:formula="of:=IF([.G97]*[.H97]&lt;0;[.D97];[.E97])" office:value-type="float" office:value="-2.18505363464356" calcext:value-type="float">
            <text:p>-2.1850536346</text:p>
          </table:table-cell>
          <table:table-cell table:style-name="ce8" table:formula="of:=([.C98]+[.D98])/2" office:value-type="float" office:value="-2.18505373001099" calcext:value-type="float">
            <text:p>-2.18505373</text:p>
          </table:table-cell>
          <table:table-cell table:style-name="ce4" table:formula="of:=LN([.C98]^2+1)+[.C98]*COS(6*[.C98]+3)-3*[.C98]-10" office:value-type="float" office:value="-0.0000000998730733670072" calcext:value-type="float">
            <text:p>-9.98730733670072E-08</text:p>
          </table:table-cell>
          <table:table-cell table:style-name="ce4" table:formula="of:=LN([.D98]^2+1)+[.D98]*COS(6*[.D98]+3)-3*[.D98]-10" office:value-type="float" office:value="0.000000619044676852809" calcext:value-type="float">
            <text:p>0.000000619</text:p>
          </table:table-cell>
          <table:table-cell table:style-name="ce4" table:formula="of:=LN([.E98]^2+1)+[.E98]*COS(6*[.E98]+3)-3*[.E98]-10" office:value-type="float" office:value="0.000000259586114381705" calcext:value-type="float">
            <text:p>2.59586114381705E-07</text:p>
          </table:table-cell>
          <table:table-cell table:style-name="ce13" table:formula="of:=ABS(([.E98]-[.E97])/[.E98])" office:value-type="float" office:value="0.0000000436453485878186" calcext:value-type="float">
            <text:p>4.36453485878186E-0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IF([.F98]*[.H98]&lt;0;[.C98];[.E98])" office:value-type="float" office:value="-2.18505382537842" calcext:value-type="float">
            <text:p>-2.1850538254</text:p>
          </table:table-cell>
          <table:table-cell table:style-name="ce1" table:formula="of:=IF([.G98]*[.H98]&lt;0;[.D98];[.E98])" office:value-type="float" office:value="-2.18505373001099" calcext:value-type="float">
            <text:p>-2.18505373</text:p>
          </table:table-cell>
          <table:table-cell table:style-name="ce8" table:formula="of:=([.C99]+[.D99])/2" office:value-type="float" office:value="-2.1850537776947" calcext:value-type="float">
            <text:p>-2.1850537777</text:p>
          </table:table-cell>
          <table:table-cell table:style-name="ce4" table:formula="of:=LN([.C99]^2+1)+[.C99]*COS(6*[.C99]+3)-3*[.C99]-10" office:value-type="float" office:value="-0.0000000998730733670072" calcext:value-type="float">
            <text:p>-9.98730733670072E-08</text:p>
          </table:table-cell>
          <table:table-cell table:style-name="ce4" table:formula="of:=LN([.D99]^2+1)+[.D99]*COS(6*[.D99]+3)-3*[.D99]-10" office:value-type="float" office:value="0.000000259586114381705" calcext:value-type="float">
            <text:p>2.59586114381705E-07</text:p>
          </table:table-cell>
          <table:table-cell table:style-name="ce4" table:formula="of:=LN([.E99]^2+1)+[.E99]*COS(6*[.E99]+3)-3*[.E99]-10" office:value-type="float" office:value="0.0000000798565977788712" calcext:value-type="float">
            <text:p>7.98565977788712E-08</text:p>
          </table:table-cell>
          <table:table-cell table:style-name="ce13" table:formula="of:=ABS(([.E99]-[.E98])/[.E99])" office:value-type="float" office:value="0.0000000218226739192999" calcext:value-type="float">
            <text:p>2.18226739192999E-0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IF([.F99]*[.H99]&lt;0;[.C99];[.E99])" office:value-type="float" office:value="-2.18505382537842" calcext:value-type="float">
            <text:p>-2.1850538254</text:p>
          </table:table-cell>
          <table:table-cell table:style-name="ce1" table:formula="of:=IF([.G99]*[.H99]&lt;0;[.D99];[.E99])" office:value-type="float" office:value="-2.1850537776947" calcext:value-type="float">
            <text:p>-2.1850537777</text:p>
          </table:table-cell>
          <table:table-cell table:style-name="ce8" table:formula="of:=([.C100]+[.D100])/2" office:value-type="float" office:value="-2.18505380153656" calcext:value-type="float">
            <text:p>-2.1850538015</text:p>
          </table:table-cell>
          <table:table-cell table:style-name="ce4" table:formula="of:=LN([.C100]^2+1)+[.C100]*COS(6*[.C100]+3)-3*[.C100]-10" office:value-type="float" office:value="-0.0000000998730733670072" calcext:value-type="float">
            <text:p>-9.98730733670072E-08</text:p>
          </table:table-cell>
          <table:table-cell table:style-name="ce4" table:formula="of:=LN([.D100]^2+1)+[.D100]*COS(6*[.D100]+3)-3*[.D100]-10" office:value-type="float" office:value="0.0000000798565977788712" calcext:value-type="float">
            <text:p>7.98565977788712E-08</text:p>
          </table:table-cell>
          <table:table-cell table:style-name="ce10" table:formula="of:=LN([.E100]^2+1)+[.E100]*COS(6*[.E100]+3)-3*[.E100]-10" office:value-type="float" office:value="-0.0000000100082164777859" calcext:value-type="float">
            <text:p>-0.00000001</text:p>
          </table:table-cell>
          <table:table-cell table:style-name="ce13" table:formula="of:=ABS(([.E100]-[.E99])/[.E100])" office:value-type="float" office:value="0.000000010911336738973" calcext:value-type="float">
            <text:p>1.0911336738973E-0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IF([.F100]*[.H100]&lt;0;[.C100];[.E100])" office:value-type="float" office:value="-2.18505380153656" calcext:value-type="float">
            <text:p>-2.1850538015</text:p>
          </table:table-cell>
          <table:table-cell table:style-name="ce1" table:formula="of:=IF([.G100]*[.H100]&lt;0;[.D100];[.E100])" office:value-type="float" office:value="-2.1850537776947" calcext:value-type="float">
            <text:p>-2.1850537777</text:p>
          </table:table-cell>
          <table:table-cell table:style-name="ce10" table:formula="of:=([.C101]+[.D101])/2" office:value-type="float" office:value="-2.18505378961563" calcext:value-type="float">
            <text:p>-2.1850537896</text:p>
          </table:table-cell>
          <table:table-cell table:style-name="ce4" table:formula="of:=LN([.C101]^2+1)+[.C101]*COS(6*[.C101]+3)-3*[.C101]-10" office:value-type="float" office:value="-0.0000000100082164777859" calcext:value-type="float">
            <text:p>-0.00000001</text:p>
          </table:table-cell>
          <table:table-cell table:style-name="ce4" table:formula="of:=LN([.D101]^2+1)+[.D101]*COS(6*[.D101]+3)-3*[.D101]-10" office:value-type="float" office:value="0.0000000798565977788712" calcext:value-type="float">
            <text:p>7.98565977788712E-08</text:p>
          </table:table-cell>
          <table:table-cell table:style-name="ce10" table:formula="of:=LN([.E101]^2+1)+[.E101]*COS(6*[.E101]+3)-3*[.E101]-10" office:value-type="float" office:value="0.0000000349241950914347" calcext:value-type="float">
            <text:p>3.49241950914347E-08</text:p>
          </table:table-cell>
          <table:table-cell table:style-name="ce16" table:formula="of:=ABS(([.E101]-[.E100])/[.E101])" office:value-type="float" office:value="0.00000000545566829763105" calcext:value-type="float">
            <text:p>5.45566829763105E-09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iter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xs</text:p>
          </table:table-cell>
          <table:table-cell table:style-name="ce4" office:value-type="string" calcext:value-type="string">
            <text:p>xm</text:p>
          </table:table-cell>
          <table:table-cell table:style-name="ce4" office:value-type="string" calcext:value-type="string">
            <text:p>fx_i</text:p>
          </table:table-cell>
          <table:table-cell table:style-name="ce4" office:value-type="string" calcext:value-type="string">
            <text:p>fx_s</text:p>
          </table:table-cell>
          <table:table-cell table:style-name="ce4" office:value-type="string" calcext:value-type="string">
            <text:p>fx_m</text:p>
          </table:table-cell>
          <table:table-cell table:style-name="ce4" office:value-type="string" calcext:value-type="string">
            <text:p>Er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float" office:value="-2.15" calcext:value-type="float">
            <text:p>-2.15</text:p>
          </table:table-cell>
          <table:table-cell table:style-name="ce4" office:value-type="float" office:value="-2.05" calcext:value-type="float">
            <text:p>-2.05</text:p>
          </table:table-cell>
          <table:table-cell table:style-name="ce8" table:formula="of:=([.C104]+[.D104])/2" office:value-type="float" office:value="-2.1" calcext:value-type="float">
            <text:p>-2.1</text:p>
          </table:table-cell>
          <table:table-cell table:style-name="ce4" table:formula="of:=LN([.C104]^2+1)+[.C104]*COS(6*[.C104]+3)-3*[.C104]-10" office:value-type="float" office:value="0.0885373829958596" calcext:value-type="float">
            <text:p>0.088537383</text:p>
          </table:table-cell>
          <table:table-cell table:style-name="ce4" table:formula="of:=LN([.D104]^2+1)+[.D104]*COS(6*[.D104]+3)-3*[.D104]-10" office:value-type="float" office:value="-0.166798803536512" calcext:value-type="float">
            <text:p>-0.1667988035</text:p>
          </table:table-cell>
          <table:table-cell table:style-name="ce4" table:formula="of:=LN([.E104]^2+1)+[.E104]*COS(6*[.E104]+3)-3*[.E104]-10" office:value-type="float" office:value="0.0560935900260553" calcext:value-type="float">
            <text:p>0.05609359</text:p>
          </table:table-cell>
          <table:table-cell table:style-name="ce12"/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IF([.F104]*[.H104]&lt;0;[.C104];[.E104])" office:value-type="float" office:value="-2.1" calcext:value-type="float">
            <text:p>-2.1</text:p>
          </table:table-cell>
          <table:table-cell table:style-name="ce1" table:formula="of:=IF([.G104]*[.H104]&lt;0;[.D104];[.E104])" office:value-type="float" office:value="-2.05" calcext:value-type="float">
            <text:p>-2.05</text:p>
          </table:table-cell>
          <table:table-cell table:style-name="ce8" table:formula="of:=([.C105]+[.D105])/2" office:value-type="float" office:value="-2.075" calcext:value-type="float">
            <text:p>-2.075</text:p>
          </table:table-cell>
          <table:table-cell table:style-name="ce4" table:formula="of:=LN([.C105]^2+1)+[.C105]*COS(6*[.C105]+3)-3*[.C105]-10" office:value-type="float" office:value="0.0560935900260553" calcext:value-type="float">
            <text:p>0.05609359</text:p>
          </table:table-cell>
          <table:table-cell table:style-name="ce4" table:formula="of:=LN([.D105]^2+1)+[.D105]*COS(6*[.D105]+3)-3*[.D105]-10" office:value-type="float" office:value="-0.166798803536512" calcext:value-type="float">
            <text:p>-0.1667988035</text:p>
          </table:table-cell>
          <table:table-cell table:style-name="ce4" table:formula="of:=LN([.E105]^2+1)+[.E105]*COS(6*[.E105]+3)-3*[.E105]-10" office:value-type="float" office:value="-0.0318923934372712" calcext:value-type="float">
            <text:p>-0.0318923934</text:p>
          </table:table-cell>
          <table:table-cell table:style-name="ce13" table:formula="of:=ABS(([.E105]-[.E104])/[.E105])" office:value-type="float" office:value="0.0120481927710843" calcext:value-type="float">
            <text:p>0.012048192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IF([.F105]*[.H105]&lt;0;[.C105];[.E105])" office:value-type="float" office:value="-2.1" calcext:value-type="float">
            <text:p>-2.1</text:p>
          </table:table-cell>
          <table:table-cell table:style-name="ce1" table:formula="of:=IF([.G105]*[.H105]&lt;0;[.D105];[.E105])" office:value-type="float" office:value="-2.075" calcext:value-type="float">
            <text:p>-2.075</text:p>
          </table:table-cell>
          <table:table-cell table:style-name="ce8" table:formula="of:=([.C106]+[.D106])/2" office:value-type="float" office:value="-2.0875" calcext:value-type="float">
            <text:p>-2.0875</text:p>
          </table:table-cell>
          <table:table-cell table:style-name="ce4" table:formula="of:=LN([.C106]^2+1)+[.C106]*COS(6*[.C106]+3)-3*[.C106]-10" office:value-type="float" office:value="0.0560935900260553" calcext:value-type="float">
            <text:p>0.05609359</text:p>
          </table:table-cell>
          <table:table-cell table:style-name="ce4" table:formula="of:=LN([.D106]^2+1)+[.D106]*COS(6*[.D106]+3)-3*[.D106]-10" office:value-type="float" office:value="-0.0318923934372712" calcext:value-type="float">
            <text:p>-0.0318923934</text:p>
          </table:table-cell>
          <table:table-cell table:style-name="ce4" table:formula="of:=LN([.E106]^2+1)+[.E106]*COS(6*[.E106]+3)-3*[.E106]-10" office:value-type="float" office:value="0.0180514830027825" calcext:value-type="float">
            <text:p>0.018051483</text:p>
          </table:table-cell>
          <table:table-cell table:style-name="ce13" table:formula="of:=ABS(([.E106]-[.E105])/[.E106])" office:value-type="float" office:value="0.00598802395209568" calcext:value-type="float">
            <text:p>0.00598802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IF([.F106]*[.H106]&lt;0;[.C106];[.E106])" office:value-type="float" office:value="-2.0875" calcext:value-type="float">
            <text:p>-2.0875</text:p>
          </table:table-cell>
          <table:table-cell table:style-name="ce1" table:formula="of:=IF([.G106]*[.H106]&lt;0;[.D106];[.E106])" office:value-type="float" office:value="-2.075" calcext:value-type="float">
            <text:p>-2.075</text:p>
          </table:table-cell>
          <table:table-cell table:style-name="ce8" table:formula="of:=([.C107]+[.D107])/2" office:value-type="float" office:value="-2.08125" calcext:value-type="float">
            <text:p>-2.08125</text:p>
          </table:table-cell>
          <table:table-cell table:style-name="ce4" table:formula="of:=LN([.C107]^2+1)+[.C107]*COS(6*[.C107]+3)-3*[.C107]-10" office:value-type="float" office:value="0.0180514830027825" calcext:value-type="float">
            <text:p>0.018051483</text:p>
          </table:table-cell>
          <table:table-cell table:style-name="ce4" table:formula="of:=LN([.D107]^2+1)+[.D107]*COS(6*[.D107]+3)-3*[.D107]-10" office:value-type="float" office:value="-0.0318923934372712" calcext:value-type="float">
            <text:p>-0.0318923934</text:p>
          </table:table-cell>
          <table:table-cell table:style-name="ce4" table:formula="of:=LN([.E107]^2+1)+[.E107]*COS(6*[.E107]+3)-3*[.E107]-10" office:value-type="float" office:value="-0.00544085939441352" calcext:value-type="float">
            <text:p>-0.0054408594</text:p>
          </table:table-cell>
          <table:table-cell table:style-name="ce13" table:formula="of:=ABS(([.E107]-[.E106])/[.E107])" office:value-type="float" office:value="0.00300300300300283" calcext:value-type="float">
            <text:p>0.00300300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IF([.F107]*[.H107]&lt;0;[.C107];[.E107])" office:value-type="float" office:value="-2.0875" calcext:value-type="float">
            <text:p>-2.0875</text:p>
          </table:table-cell>
          <table:table-cell table:style-name="ce1" table:formula="of:=IF([.G107]*[.H107]&lt;0;[.D107];[.E107])" office:value-type="float" office:value="-2.08125" calcext:value-type="float">
            <text:p>-2.08125</text:p>
          </table:table-cell>
          <table:table-cell table:style-name="ce8" table:formula="of:=([.C108]+[.D108])/2" office:value-type="float" office:value="-2.084375" calcext:value-type="float">
            <text:p>-2.084375</text:p>
          </table:table-cell>
          <table:table-cell table:style-name="ce4" table:formula="of:=LN([.C108]^2+1)+[.C108]*COS(6*[.C108]+3)-3*[.C108]-10" office:value-type="float" office:value="0.0180514830027825" calcext:value-type="float">
            <text:p>0.018051483</text:p>
          </table:table-cell>
          <table:table-cell table:style-name="ce4" table:formula="of:=LN([.D108]^2+1)+[.D108]*COS(6*[.D108]+3)-3*[.D108]-10" office:value-type="float" office:value="-0.00544085939441352" calcext:value-type="float">
            <text:p>-0.0054408594</text:p>
          </table:table-cell>
          <table:table-cell table:style-name="ce4" table:formula="of:=LN([.E108]^2+1)+[.E108]*COS(6*[.E108]+3)-3*[.E108]-10" office:value-type="float" office:value="0.00667639144820598" calcext:value-type="float">
            <text:p>0.0066763914</text:p>
          </table:table-cell>
          <table:table-cell table:style-name="ce13" table:formula="of:=ABS(([.E108]-[.E107])/[.E108])" office:value-type="float" office:value="0.00149925037481251" calcext:value-type="float">
            <text:p>0.001499250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IF([.F108]*[.H108]&lt;0;[.C108];[.E108])" office:value-type="float" office:value="-2.084375" calcext:value-type="float">
            <text:p>-2.084375</text:p>
          </table:table-cell>
          <table:table-cell table:style-name="ce1" table:formula="of:=IF([.G108]*[.H108]&lt;0;[.D108];[.E108])" office:value-type="float" office:value="-2.08125" calcext:value-type="float">
            <text:p>-2.08125</text:p>
          </table:table-cell>
          <table:table-cell table:style-name="ce8" table:formula="of:=([.C109]+[.D109])/2" office:value-type="float" office:value="-2.0828125" calcext:value-type="float">
            <text:p>-2.0828125</text:p>
          </table:table-cell>
          <table:table-cell table:style-name="ce4" table:formula="of:=LN([.C109]^2+1)+[.C109]*COS(6*[.C109]+3)-3*[.C109]-10" office:value-type="float" office:value="0.00667639144820598" calcext:value-type="float">
            <text:p>0.0066763914</text:p>
          </table:table-cell>
          <table:table-cell table:style-name="ce4" table:formula="of:=LN([.D109]^2+1)+[.D109]*COS(6*[.D109]+3)-3*[.D109]-10" office:value-type="float" office:value="-0.00544085939441352" calcext:value-type="float">
            <text:p>-0.0054408594</text:p>
          </table:table-cell>
          <table:table-cell table:style-name="ce4" table:formula="of:=LN([.E109]^2+1)+[.E109]*COS(6*[.E109]+3)-3*[.E109]-10" office:value-type="float" office:value="0.000710398600768158" calcext:value-type="float">
            <text:p>0.0007103986</text:p>
          </table:table-cell>
          <table:table-cell table:style-name="ce13" table:formula="of:=ABS(([.E109]-[.E108])/[.E109])" office:value-type="float" office:value="0.000750187546886679" calcext:value-type="float">
            <text:p>0.000750187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IF([.F109]*[.H109]&lt;0;[.C109];[.E109])" office:value-type="float" office:value="-2.0828125" calcext:value-type="float">
            <text:p>-2.0828125</text:p>
          </table:table-cell>
          <table:table-cell table:style-name="ce1" table:formula="of:=IF([.G109]*[.H109]&lt;0;[.D109];[.E109])" office:value-type="float" office:value="-2.08125" calcext:value-type="float">
            <text:p>-2.08125</text:p>
          </table:table-cell>
          <table:table-cell table:style-name="ce8" table:formula="of:=([.C110]+[.D110])/2" office:value-type="float" office:value="-2.08203125" calcext:value-type="float">
            <text:p>-2.08203125</text:p>
          </table:table-cell>
          <table:table-cell table:style-name="ce4" table:formula="of:=LN([.C110]^2+1)+[.C110]*COS(6*[.C110]+3)-3*[.C110]-10" office:value-type="float" office:value="0.000710398600768158" calcext:value-type="float">
            <text:p>0.0007103986</text:p>
          </table:table-cell>
          <table:table-cell table:style-name="ce4" table:formula="of:=LN([.D110]^2+1)+[.D110]*COS(6*[.D110]+3)-3*[.D110]-10" office:value-type="float" office:value="-0.00544085939441352" calcext:value-type="float">
            <text:p>-0.0054408594</text:p>
          </table:table-cell>
          <table:table-cell table:style-name="ce4" table:formula="of:=LN([.E110]^2+1)+[.E110]*COS(6*[.E110]+3)-3*[.E110]-10" office:value-type="float" office:value="-0.00234209031973265" calcext:value-type="float">
            <text:p>-0.0023420903</text:p>
          </table:table-cell>
          <table:table-cell table:style-name="ce13" table:formula="of:=ABS(([.E110]-[.E109])/[.E110])" office:value-type="float" office:value="0.000375234521575857" calcext:value-type="float">
            <text:p>0.000375234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IF([.F110]*[.H110]&lt;0;[.C110];[.E110])" office:value-type="float" office:value="-2.0828125" calcext:value-type="float">
            <text:p>-2.0828125</text:p>
          </table:table-cell>
          <table:table-cell table:style-name="ce1" table:formula="of:=IF([.G110]*[.H110]&lt;0;[.D110];[.E110])" office:value-type="float" office:value="-2.08203125" calcext:value-type="float">
            <text:p>-2.08203125</text:p>
          </table:table-cell>
          <table:table-cell table:style-name="ce8" table:formula="of:=([.C111]+[.D111])/2" office:value-type="float" office:value="-2.082421875" calcext:value-type="float">
            <text:p>-2.082421875</text:p>
          </table:table-cell>
          <table:table-cell table:style-name="ce4" table:formula="of:=LN([.C111]^2+1)+[.C111]*COS(6*[.C111]+3)-3*[.C111]-10" office:value-type="float" office:value="0.000710398600768158" calcext:value-type="float">
            <text:p>0.0007103986</text:p>
          </table:table-cell>
          <table:table-cell table:style-name="ce4" table:formula="of:=LN([.D111]^2+1)+[.D111]*COS(6*[.D111]+3)-3*[.D111]-10" office:value-type="float" office:value="-0.00234209031973265" calcext:value-type="float">
            <text:p>-0.0023420903</text:p>
          </table:table-cell>
          <table:table-cell table:style-name="ce4" table:formula="of:=LN([.E111]^2+1)+[.E111]*COS(6*[.E111]+3)-3*[.E111]-10" office:value-type="float" office:value="-0.000810058541846459" calcext:value-type="float">
            <text:p>-0.0008100585</text:p>
          </table:table-cell>
          <table:table-cell table:style-name="ce13" table:formula="of:=ABS(([.E111]-[.E110])/[.E111])" office:value-type="float" office:value="0.000187582067154209" calcext:value-type="float">
            <text:p>0.000187582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IF([.F111]*[.H111]&lt;0;[.C111];[.E111])" office:value-type="float" office:value="-2.0828125" calcext:value-type="float">
            <text:p>-2.0828125</text:p>
          </table:table-cell>
          <table:table-cell table:style-name="ce1" table:formula="of:=IF([.G111]*[.H111]&lt;0;[.D111];[.E111])" office:value-type="float" office:value="-2.082421875" calcext:value-type="float">
            <text:p>-2.082421875</text:p>
          </table:table-cell>
          <table:table-cell table:style-name="ce8" table:formula="of:=([.C112]+[.D112])/2" office:value-type="float" office:value="-2.0826171875" calcext:value-type="float">
            <text:p>-2.0826171875</text:p>
          </table:table-cell>
          <table:table-cell table:style-name="ce4" table:formula="of:=LN([.C112]^2+1)+[.C112]*COS(6*[.C112]+3)-3*[.C112]-10" office:value-type="float" office:value="0.000710398600768158" calcext:value-type="float">
            <text:p>0.0007103986</text:p>
          </table:table-cell>
          <table:table-cell table:style-name="ce4" table:formula="of:=LN([.D112]^2+1)+[.D112]*COS(6*[.D112]+3)-3*[.D112]-10" office:value-type="float" office:value="-0.000810058541846459" calcext:value-type="float">
            <text:p>-0.0008100585</text:p>
          </table:table-cell>
          <table:table-cell table:style-name="ce4" table:formula="of:=LN([.E112]^2+1)+[.E112]*COS(6*[.E112]+3)-3*[.E112]-10" office:value-type="float" office:value="-0.0000483828573401013" calcext:value-type="float">
            <text:p>-4.83828573401013E-05</text:p>
          </table:table-cell>
          <table:table-cell table:style-name="ce13" table:formula="of:=ABS(([.E112]-[.E111])/[.E112])" office:value-type="float" office:value="0.0000937822376441049" calcext:value-type="float">
            <text:p>9.37822376441049E-0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IF([.F112]*[.H112]&lt;0;[.C112];[.E112])" office:value-type="float" office:value="-2.0828125" calcext:value-type="float">
            <text:p>-2.0828125</text:p>
          </table:table-cell>
          <table:table-cell table:style-name="ce1" table:formula="of:=IF([.G112]*[.H112]&lt;0;[.D112];[.E112])" office:value-type="float" office:value="-2.0826171875" calcext:value-type="float">
            <text:p>-2.0826171875</text:p>
          </table:table-cell>
          <table:table-cell table:style-name="ce8" table:formula="of:=([.C113]+[.D113])/2" office:value-type="float" office:value="-2.08271484375" calcext:value-type="float">
            <text:p>-2.0827148438</text:p>
          </table:table-cell>
          <table:table-cell table:style-name="ce4" table:formula="of:=LN([.C113]^2+1)+[.C113]*COS(6*[.C113]+3)-3*[.C113]-10" office:value-type="float" office:value="0.000710398600768158" calcext:value-type="float">
            <text:p>0.0007103986</text:p>
          </table:table-cell>
          <table:table-cell table:style-name="ce4" table:formula="of:=LN([.D113]^2+1)+[.D113]*COS(6*[.D113]+3)-3*[.D113]-10" office:value-type="float" office:value="-0.0000483828573401013" calcext:value-type="float">
            <text:p>-4.83828573401013E-05</text:p>
          </table:table-cell>
          <table:table-cell table:style-name="ce4" table:formula="of:=LN([.E113]^2+1)+[.E113]*COS(6*[.E113]+3)-3*[.E113]-10" office:value-type="float" office:value="0.000331369685270033" calcext:value-type="float">
            <text:p>0.0003313697</text:p>
          </table:table-cell>
          <table:table-cell table:style-name="ce13" table:formula="of:=ABS(([.E113]-[.E112])/[.E113])" office:value-type="float" office:value="0.0000468889201483396" calcext:value-type="float">
            <text:p>4.68889201483396E-0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IF([.F113]*[.H113]&lt;0;[.C113];[.E113])" office:value-type="float" office:value="-2.08271484375" calcext:value-type="float">
            <text:p>-2.0827148438</text:p>
          </table:table-cell>
          <table:table-cell table:style-name="ce1" table:formula="of:=IF([.G113]*[.H113]&lt;0;[.D113];[.E113])" office:value-type="float" office:value="-2.0826171875" calcext:value-type="float">
            <text:p>-2.0826171875</text:p>
          </table:table-cell>
          <table:table-cell table:style-name="ce8" table:formula="of:=([.C114]+[.D114])/2" office:value-type="float" office:value="-2.082666015625" calcext:value-type="float">
            <text:p>-2.0826660156</text:p>
          </table:table-cell>
          <table:table-cell table:style-name="ce4" table:formula="of:=LN([.C114]^2+1)+[.C114]*COS(6*[.C114]+3)-3*[.C114]-10" office:value-type="float" office:value="0.000331369685270033" calcext:value-type="float">
            <text:p>0.0003313697</text:p>
          </table:table-cell>
          <table:table-cell table:style-name="ce4" table:formula="of:=LN([.D114]^2+1)+[.D114]*COS(6*[.D114]+3)-3*[.D114]-10" office:value-type="float" office:value="-0.0000483828573401013" calcext:value-type="float">
            <text:p>-4.83828573401013E-05</text:p>
          </table:table-cell>
          <table:table-cell table:style-name="ce4" table:formula="of:=LN([.E114]^2+1)+[.E114]*COS(6*[.E114]+3)-3*[.E114]-10" office:value-type="float" office:value="0.000141583862957262" calcext:value-type="float">
            <text:p>0.0001415839</text:p>
          </table:table-cell>
          <table:table-cell table:style-name="ce13" table:formula="of:=ABS(([.E114]-[.E113])/[.E114])" office:value-type="float" office:value="0.0000234450097297643" calcext:value-type="float">
            <text:p>0.00002344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IF([.F114]*[.H114]&lt;0;[.C114];[.E114])" office:value-type="float" office:value="-2.082666015625" calcext:value-type="float">
            <text:p>-2.0826660156</text:p>
          </table:table-cell>
          <table:table-cell table:style-name="ce1" table:formula="of:=IF([.G114]*[.H114]&lt;0;[.D114];[.E114])" office:value-type="float" office:value="-2.0826171875" calcext:value-type="float">
            <text:p>-2.0826171875</text:p>
          </table:table-cell>
          <table:table-cell table:style-name="ce8" table:formula="of:=([.C115]+[.D115])/2" office:value-type="float" office:value="-2.0826416015625" calcext:value-type="float">
            <text:p>-2.0826416016</text:p>
          </table:table-cell>
          <table:table-cell table:style-name="ce4" table:formula="of:=LN([.C115]^2+1)+[.C115]*COS(6*[.C115]+3)-3*[.C115]-10" office:value-type="float" office:value="0.000141583862957262" calcext:value-type="float">
            <text:p>0.0001415839</text:p>
          </table:table-cell>
          <table:table-cell table:style-name="ce4" table:formula="of:=LN([.D115]^2+1)+[.D115]*COS(6*[.D115]+3)-3*[.D115]-10" office:value-type="float" office:value="-0.0000483828573401013" calcext:value-type="float">
            <text:p>-4.83828573401013E-05</text:p>
          </table:table-cell>
          <table:table-cell table:style-name="ce4" table:formula="of:=LN([.E115]^2+1)+[.E115]*COS(6*[.E115]+3)-3*[.E115]-10" office:value-type="float" office:value="0.0000466231145068718" calcext:value-type="float">
            <text:p>4.66231145068718E-05</text:p>
          </table:table-cell>
          <table:table-cell table:style-name="ce13" table:formula="of:=ABS(([.E115]-[.E114])/[.E115])" office:value-type="float" office:value="0.0000117226422836134" calcext:value-type="float">
            <text:p>1.17226422836134E-0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IF([.F115]*[.H115]&lt;0;[.C115];[.E115])" office:value-type="float" office:value="-2.0826416015625" calcext:value-type="float">
            <text:p>-2.0826416016</text:p>
          </table:table-cell>
          <table:table-cell table:style-name="ce1" table:formula="of:=IF([.G115]*[.H115]&lt;0;[.D115];[.E115])" office:value-type="float" office:value="-2.0826171875" calcext:value-type="float">
            <text:p>-2.0826171875</text:p>
          </table:table-cell>
          <table:table-cell table:style-name="ce8" table:formula="of:=([.C116]+[.D116])/2" office:value-type="float" office:value="-2.08262939453125" calcext:value-type="float">
            <text:p>-2.0826293945</text:p>
          </table:table-cell>
          <table:table-cell table:style-name="ce4" table:formula="of:=LN([.C116]^2+1)+[.C116]*COS(6*[.C116]+3)-3*[.C116]-10" office:value-type="float" office:value="0.0000466231145068718" calcext:value-type="float">
            <text:p>4.66231145068718E-05</text:p>
          </table:table-cell>
          <table:table-cell table:style-name="ce4" table:formula="of:=LN([.D116]^2+1)+[.D116]*COS(6*[.D116]+3)-3*[.D116]-10" office:value-type="float" office:value="-0.0000483828573401013" calcext:value-type="float">
            <text:p>-4.83828573401013E-05</text:p>
          </table:table-cell>
          <table:table-cell table:style-name="ce4" table:formula="of:=LN([.E116]^2+1)+[.E116]*COS(6*[.E116]+3)-3*[.E116]-10" office:value-type="float" office:value="-0.000000874218560653617" calcext:value-type="float">
            <text:p>-8.74218560653617E-07</text:p>
          </table:table-cell>
          <table:table-cell table:style-name="ce13" table:formula="of:=ABS(([.E116]-[.E115])/[.E116])" office:value-type="float" office:value="0.0000058613554972002" calcext:value-type="float">
            <text:p>5.8613554972002E-0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IF([.F116]*[.H116]&lt;0;[.C116];[.E116])" office:value-type="float" office:value="-2.0826416015625" calcext:value-type="float">
            <text:p>-2.0826416016</text:p>
          </table:table-cell>
          <table:table-cell table:style-name="ce1" table:formula="of:=IF([.G116]*[.H116]&lt;0;[.D116];[.E116])" office:value-type="float" office:value="-2.08262939453125" calcext:value-type="float">
            <text:p>-2.0826293945</text:p>
          </table:table-cell>
          <table:table-cell table:style-name="ce8" table:formula="of:=([.C117]+[.D117])/2" office:value-type="float" office:value="-2.08263549804687" calcext:value-type="float">
            <text:p>-2.082635498</text:p>
          </table:table-cell>
          <table:table-cell table:style-name="ce4" table:formula="of:=LN([.C117]^2+1)+[.C117]*COS(6*[.C117]+3)-3*[.C117]-10" office:value-type="float" office:value="0.0000466231145068718" calcext:value-type="float">
            <text:p>4.66231145068718E-05</text:p>
          </table:table-cell>
          <table:table-cell table:style-name="ce4" table:formula="of:=LN([.D117]^2+1)+[.D117]*COS(6*[.D117]+3)-3*[.D117]-10" office:value-type="float" office:value="-0.000000874218560653617" calcext:value-type="float">
            <text:p>-8.74218560653617E-07</text:p>
          </table:table-cell>
          <table:table-cell table:style-name="ce4" table:formula="of:=LN([.E117]^2+1)+[.E117]*COS(6*[.E117]+3)-3*[.E117]-10" office:value-type="float" office:value="0.0000228758611946489" calcext:value-type="float">
            <text:p>2.28758611946489E-05</text:p>
          </table:table-cell>
          <table:table-cell table:style-name="ce13" table:formula="of:=ABS(([.E117]-[.E116])/[.E117])" office:value-type="float" office:value="0.00000293066915985982" calcext:value-type="float">
            <text:p>2.93066915985982E-0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IF([.F117]*[.H117]&lt;0;[.C117];[.E117])" office:value-type="float" office:value="-2.08263549804687" calcext:value-type="float">
            <text:p>-2.082635498</text:p>
          </table:table-cell>
          <table:table-cell table:style-name="ce1" table:formula="of:=IF([.G117]*[.H117]&lt;0;[.D117];[.E117])" office:value-type="float" office:value="-2.08262939453125" calcext:value-type="float">
            <text:p>-2.0826293945</text:p>
          </table:table-cell>
          <table:table-cell table:style-name="ce8" table:formula="of:=([.C118]+[.D118])/2" office:value-type="float" office:value="-2.08263244628906" calcext:value-type="float">
            <text:p>-2.0826324463</text:p>
          </table:table-cell>
          <table:table-cell table:style-name="ce4" table:formula="of:=LN([.C118]^2+1)+[.C118]*COS(6*[.C118]+3)-3*[.C118]-10" office:value-type="float" office:value="0.0000228758611946489" calcext:value-type="float">
            <text:p>2.28758611946489E-05</text:p>
          </table:table-cell>
          <table:table-cell table:style-name="ce4" table:formula="of:=LN([.D118]^2+1)+[.D118]*COS(6*[.D118]+3)-3*[.D118]-10" office:value-type="float" office:value="-0.000000874218560653617" calcext:value-type="float">
            <text:p>-8.74218560653617E-07</text:p>
          </table:table-cell>
          <table:table-cell table:style-name="ce4" table:formula="of:=LN([.E118]^2+1)+[.E118]*COS(6*[.E118]+3)-3*[.E118]-10" office:value-type="float" office:value="0.0000110011746219385" calcext:value-type="float">
            <text:p>1.10011746219385E-05</text:p>
          </table:table-cell>
          <table:table-cell table:style-name="ce13" table:formula="of:=ABS(([.E118]-[.E117])/[.E118])" office:value-type="float" office:value="0.00000146533672713849" calcext:value-type="float">
            <text:p>1.46533672713849E-0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IF([.F118]*[.H118]&lt;0;[.C118];[.E118])" office:value-type="float" office:value="-2.08263244628906" calcext:value-type="float">
            <text:p>-2.0826324463</text:p>
          </table:table-cell>
          <table:table-cell table:style-name="ce1" table:formula="of:=IF([.G118]*[.H118]&lt;0;[.D118];[.E118])" office:value-type="float" office:value="-2.08262939453125" calcext:value-type="float">
            <text:p>-2.0826293945</text:p>
          </table:table-cell>
          <table:table-cell table:style-name="ce8" table:formula="of:=([.C119]+[.D119])/2" office:value-type="float" office:value="-2.08263092041016" calcext:value-type="float">
            <text:p>-2.0826309204</text:p>
          </table:table-cell>
          <table:table-cell table:style-name="ce4" table:formula="of:=LN([.C119]^2+1)+[.C119]*COS(6*[.C119]+3)-3*[.C119]-10" office:value-type="float" office:value="0.0000110011746219385" calcext:value-type="float">
            <text:p>1.10011746219385E-05</text:p>
          </table:table-cell>
          <table:table-cell table:style-name="ce4" table:formula="of:=LN([.D119]^2+1)+[.D119]*COS(6*[.D119]+3)-3*[.D119]-10" office:value-type="float" office:value="-0.000000874218560653617" calcext:value-type="float">
            <text:p>-8.74218560653617E-07</text:p>
          </table:table-cell>
          <table:table-cell table:style-name="ce4" table:formula="of:=LN([.E119]^2+1)+[.E119]*COS(6*[.E119]+3)-3*[.E119]-10" office:value-type="float" office:value="0.00000506356635554539" calcext:value-type="float">
            <text:p>5.06356635554539E-06</text:p>
          </table:table-cell>
          <table:table-cell table:style-name="ce13" table:formula="of:=ABS(([.E119]-[.E118])/[.E119])" office:value-type="float" office:value="0.000000732668900372568" calcext:value-type="float">
            <text:p>7.32668900372568E-0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IF([.F119]*[.H119]&lt;0;[.C119];[.E119])" office:value-type="float" office:value="-2.08263092041016" calcext:value-type="float">
            <text:p>-2.0826309204</text:p>
          </table:table-cell>
          <table:table-cell table:style-name="ce1" table:formula="of:=IF([.G119]*[.H119]&lt;0;[.D119];[.E119])" office:value-type="float" office:value="-2.08262939453125" calcext:value-type="float">
            <text:p>-2.0826293945</text:p>
          </table:table-cell>
          <table:table-cell table:style-name="ce8" table:formula="of:=([.C120]+[.D120])/2" office:value-type="float" office:value="-2.0826301574707" calcext:value-type="float">
            <text:p>-2.0826301575</text:p>
          </table:table-cell>
          <table:table-cell table:style-name="ce4" table:formula="of:=LN([.C120]^2+1)+[.C120]*COS(6*[.C120]+3)-3*[.C120]-10" office:value-type="float" office:value="0.00000506356635554539" calcext:value-type="float">
            <text:p>5.06356635554539E-06</text:p>
          </table:table-cell>
          <table:table-cell table:style-name="ce4" table:formula="of:=LN([.D120]^2+1)+[.D120]*COS(6*[.D120]+3)-3*[.D120]-10" office:value-type="float" office:value="-0.000000874218560653617" calcext:value-type="float">
            <text:p>-8.74218560653617E-07</text:p>
          </table:table-cell>
          <table:table-cell table:style-name="ce4" table:formula="of:=LN([.E120]^2+1)+[.E120]*COS(6*[.E120]+3)-3*[.E120]-10" office:value-type="float" office:value="0.0000020946959775614" calcext:value-type="float">
            <text:p>2.0946959775614E-06</text:p>
          </table:table-cell>
          <table:table-cell table:style-name="ce13" table:formula="of:=ABS(([.E120]-[.E119])/[.E120])" office:value-type="float" office:value="0.00000036633458449388" calcext:value-type="float">
            <text:p>3.6633458449388E-0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IF([.F120]*[.H120]&lt;0;[.C120];[.E120])" office:value-type="float" office:value="-2.0826301574707" calcext:value-type="float">
            <text:p>-2.0826301575</text:p>
          </table:table-cell>
          <table:table-cell table:style-name="ce1" table:formula="of:=IF([.G120]*[.H120]&lt;0;[.D120];[.E120])" office:value-type="float" office:value="-2.08262939453125" calcext:value-type="float">
            <text:p>-2.0826293945</text:p>
          </table:table-cell>
          <table:table-cell table:style-name="ce8" table:formula="of:=([.C121]+[.D121])/2" office:value-type="float" office:value="-2.08262977600098" calcext:value-type="float">
            <text:p>-2.082629776</text:p>
          </table:table-cell>
          <table:table-cell table:style-name="ce4" table:formula="of:=LN([.C121]^2+1)+[.C121]*COS(6*[.C121]+3)-3*[.C121]-10" office:value-type="float" office:value="0.0000020946959775614" calcext:value-type="float">
            <text:p>2.0946959775614E-06</text:p>
          </table:table-cell>
          <table:table-cell table:style-name="ce4" table:formula="of:=LN([.D121]^2+1)+[.D121]*COS(6*[.D121]+3)-3*[.D121]-10" office:value-type="float" office:value="-0.000000874218560653617" calcext:value-type="float">
            <text:p>-8.74218560653617E-07</text:p>
          </table:table-cell>
          <table:table-cell table:style-name="ce4" table:formula="of:=LN([.E121]^2+1)+[.E121]*COS(6*[.E121]+3)-3*[.E121]-10" office:value-type="float" office:value="0.00000061024422848277" calcext:value-type="float">
            <text:p>6.1024422848277E-07</text:p>
          </table:table-cell>
          <table:table-cell table:style-name="ce13" table:formula="of:=ABS(([.E121]-[.E120])/[.E121])" office:value-type="float" office:value="0.000000183167325690586" calcext:value-type="float">
            <text:p>1.83167325690586E-0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IF([.F121]*[.H121]&lt;0;[.C121];[.E121])" office:value-type="float" office:value="-2.08262977600098" calcext:value-type="float">
            <text:p>-2.082629776</text:p>
          </table:table-cell>
          <table:table-cell table:style-name="ce1" table:formula="of:=IF([.G121]*[.H121]&lt;0;[.D121];[.E121])" office:value-type="float" office:value="-2.08262939453125" calcext:value-type="float">
            <text:p>-2.0826293945</text:p>
          </table:table-cell>
          <table:table-cell table:style-name="ce8" table:formula="of:=([.C122]+[.D122])/2" office:value-type="float" office:value="-2.08262958526611" calcext:value-type="float">
            <text:p>-2.0826295853</text:p>
          </table:table-cell>
          <table:table-cell table:style-name="ce4" table:formula="of:=LN([.C122]^2+1)+[.C122]*COS(6*[.C122]+3)-3*[.C122]-10" office:value-type="float" office:value="0.00000061024422848277" calcext:value-type="float">
            <text:p>6.1024422848277E-07</text:p>
          </table:table-cell>
          <table:table-cell table:style-name="ce4" table:formula="of:=LN([.D122]^2+1)+[.D122]*COS(6*[.D122]+3)-3*[.D122]-10" office:value-type="float" office:value="-0.000000874218560653617" calcext:value-type="float">
            <text:p>-8.74218560653617E-07</text:p>
          </table:table-cell>
          <table:table-cell table:style-name="ce4" table:formula="of:=LN([.E122]^2+1)+[.E122]*COS(6*[.E122]+3)-3*[.E122]-10" office:value-type="float" office:value="-0.000000131985785856159" calcext:value-type="float">
            <text:p>-0.000000132</text:p>
          </table:table-cell>
          <table:table-cell table:style-name="ce13" table:formula="of:=ABS(([.E122]-[.E121])/[.E122])" office:value-type="float" office:value="0.0000000915836711262435" calcext:value-type="float">
            <text:p>9.15836711262435E-0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IF([.F122]*[.H122]&lt;0;[.C122];[.E122])" office:value-type="float" office:value="-2.08262977600098" calcext:value-type="float">
            <text:p>-2.082629776</text:p>
          </table:table-cell>
          <table:table-cell table:style-name="ce1" table:formula="of:=IF([.G122]*[.H122]&lt;0;[.D122];[.E122])" office:value-type="float" office:value="-2.08262958526611" calcext:value-type="float">
            <text:p>-2.0826295853</text:p>
          </table:table-cell>
          <table:table-cell table:style-name="ce8" table:formula="of:=([.C123]+[.D123])/2" office:value-type="float" office:value="-2.08262968063354" calcext:value-type="float">
            <text:p>-2.0826296806</text:p>
          </table:table-cell>
          <table:table-cell table:style-name="ce4" table:formula="of:=LN([.C123]^2+1)+[.C123]*COS(6*[.C123]+3)-3*[.C123]-10" office:value-type="float" office:value="0.00000061024422848277" calcext:value-type="float">
            <text:p>6.1024422848277E-07</text:p>
          </table:table-cell>
          <table:table-cell table:style-name="ce4" table:formula="of:=LN([.D123]^2+1)+[.D123]*COS(6*[.D123]+3)-3*[.D123]-10" office:value-type="float" office:value="-0.000000131985785856159" calcext:value-type="float">
            <text:p>-0.000000132</text:p>
          </table:table-cell>
          <table:table-cell table:style-name="ce4" table:formula="of:=LN([.E123]^2+1)+[.E123]*COS(6*[.E123]+3)-3*[.E123]-10" office:value-type="float" office:value="0.000000239129565926532" calcext:value-type="float">
            <text:p>2.39129565926532E-07</text:p>
          </table:table-cell>
          <table:table-cell table:style-name="ce13" table:formula="of:=ABS(([.E123]-[.E122])/[.E123])" office:value-type="float" office:value="0.0000000457918333596122" calcext:value-type="float">
            <text:p>4.57918333596122E-0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IF([.F123]*[.H123]&lt;0;[.C123];[.E123])" office:value-type="float" office:value="-2.08262968063354" calcext:value-type="float">
            <text:p>-2.0826296806</text:p>
          </table:table-cell>
          <table:table-cell table:style-name="ce1" table:formula="of:=IF([.G123]*[.H123]&lt;0;[.D123];[.E123])" office:value-type="float" office:value="-2.08262958526611" calcext:value-type="float">
            <text:p>-2.0826295853</text:p>
          </table:table-cell>
          <table:table-cell table:style-name="ce8" table:formula="of:=([.C124]+[.D124])/2" office:value-type="float" office:value="-2.08262963294983" calcext:value-type="float">
            <text:p>-2.0826296329</text:p>
          </table:table-cell>
          <table:table-cell table:style-name="ce4" table:formula="of:=LN([.C124]^2+1)+[.C124]*COS(6*[.C124]+3)-3*[.C124]-10" office:value-type="float" office:value="0.000000239129565926532" calcext:value-type="float">
            <text:p>2.39129565926532E-07</text:p>
          </table:table-cell>
          <table:table-cell table:style-name="ce4" table:formula="of:=LN([.D124]^2+1)+[.D124]*COS(6*[.D124]+3)-3*[.D124]-10" office:value-type="float" office:value="-0.000000131985785856159" calcext:value-type="float">
            <text:p>-0.000000132</text:p>
          </table:table-cell>
          <table:table-cell table:style-name="ce4" table:formula="of:=LN([.E124]^2+1)+[.E124]*COS(6*[.E124]+3)-3*[.E124]-10" office:value-type="float" office:value="0.0000000535719770766718" calcext:value-type="float">
            <text:p>5.35719770766718E-08</text:p>
          </table:table-cell>
          <table:table-cell table:style-name="ce13" table:formula="of:=ABS(([.E124]-[.E123])/[.E124])" office:value-type="float" office:value="0.0000000228959172040291" calcext:value-type="float">
            <text:p>2.28959172040291E-0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IF([.F124]*[.H124]&lt;0;[.C124];[.E124])" office:value-type="float" office:value="-2.08262963294983" calcext:value-type="float">
            <text:p>-2.0826296329</text:p>
          </table:table-cell>
          <table:table-cell table:style-name="ce1" table:formula="of:=IF([.G124]*[.H124]&lt;0;[.D124];[.E124])" office:value-type="float" office:value="-2.08262958526611" calcext:value-type="float">
            <text:p>-2.0826295853</text:p>
          </table:table-cell>
          <table:table-cell table:style-name="ce8" table:formula="of:=([.C125]+[.D125])/2" office:value-type="float" office:value="-2.08262960910797" calcext:value-type="float">
            <text:p>-2.0826296091</text:p>
          </table:table-cell>
          <table:table-cell table:style-name="ce4" table:formula="of:=LN([.C125]^2+1)+[.C125]*COS(6*[.C125]+3)-3*[.C125]-10" office:value-type="float" office:value="0.0000000535719770766718" calcext:value-type="float">
            <text:p>5.35719770766718E-08</text:p>
          </table:table-cell>
          <table:table-cell table:style-name="ce4" table:formula="of:=LN([.D125]^2+1)+[.D125]*COS(6*[.D125]+3)-3*[.D125]-10" office:value-type="float" office:value="-0.000000131985785856159" calcext:value-type="float">
            <text:p>-0.000000132</text:p>
          </table:table-cell>
          <table:table-cell table:style-name="ce10" table:formula="of:=LN([.E125]^2+1)+[.E125]*COS(6*[.E125]+3)-3*[.E125]-10" office:value-type="float" office:value="-0.0000000392068830734615" calcext:value-type="float">
            <text:p>-3.92068830734615E-08</text:p>
          </table:table-cell>
          <table:table-cell table:style-name="ce13" table:formula="of:=ABS(([.E125]-[.E124])/[.E125])" office:value-type="float" office:value="0.0000000114479587330703" calcext:value-type="float">
            <text:p>1.14479587330703E-0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IF([.F125]*[.H125]&lt;0;[.C125];[.E125])" office:value-type="float" office:value="-2.08262963294983" calcext:value-type="float">
            <text:p>-2.0826296329</text:p>
          </table:table-cell>
          <table:table-cell table:style-name="ce1" table:formula="of:=IF([.G125]*[.H125]&lt;0;[.D125];[.E125])" office:value-type="float" office:value="-2.08262960910797" calcext:value-type="float">
            <text:p>-2.0826296091</text:p>
          </table:table-cell>
          <table:table-cell table:style-name="ce10" table:formula="of:=([.C126]+[.D126])/2" office:value-type="float" office:value="-2.0826296210289" calcext:value-type="float">
            <text:p>-2.082629621</text:p>
          </table:table-cell>
          <table:table-cell table:style-name="ce4" table:formula="of:=LN([.C126]^2+1)+[.C126]*COS(6*[.C126]+3)-3*[.C126]-10" office:value-type="float" office:value="0.0000000535719770766718" calcext:value-type="float">
            <text:p>5.35719770766718E-08</text:p>
          </table:table-cell>
          <table:table-cell table:style-name="ce4" table:formula="of:=LN([.D126]^2+1)+[.D126]*COS(6*[.D126]+3)-3*[.D126]-10" office:value-type="float" office:value="-0.0000000392068830734615" calcext:value-type="float">
            <text:p>-3.92068830734615E-08</text:p>
          </table:table-cell>
          <table:table-cell table:style-name="ce10" table:formula="of:=LN([.E126]^2+1)+[.E126]*COS(6*[.E126]+3)-3*[.E126]-10" office:value-type="float" office:value="0.0000000071825496661404" calcext:value-type="float">
            <text:p>7.1825496661404E-09</text:p>
          </table:table-cell>
          <table:table-cell table:style-name="ce16" table:formula="of:=ABS(([.E126]-[.E125])/[.E126])" office:value-type="float" office:value="0.00000000572397922715379" calcext:value-type="float">
            <text:p>5.72397922715379E-09</text:p>
          </table:table-cell>
          <table:table-cell table:number-columns-repeated="1015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nto fijo" table:style-name="ta2">
        <office:forms form:automatic-focus="false" form:apply-design-mode="false"/>
        <table:table-column table:style-name="co2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Taller 10.1</text:p>
          </table:table-cell>
          <table:table-cell table:number-columns-repeated="4"/>
          <table:table-cell table:style-name="ce24"/>
          <table:table-cell table:style-name="ce25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17" office:value-type="string" calcext:value-type="string">
            <text:p>Iter</text:p>
          </table:table-cell>
          <table:table-cell table:style-name="ce17" office:value-type="string" calcext:value-type="string">
            <text:p>Gx_n</text:p>
          </table:table-cell>
          <table:table-cell table:style-name="ce17" office:value-type="string" calcext:value-type="string">
            <text:p>Fx_n</text:p>
          </table:table-cell>
          <table:table-cell table:style-name="ce17" office:value-type="string" calcext:value-type="string">
            <text:p>Er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9" office:value-type="float" office:value="-3.7" calcext:value-type="float">
            <text:p>-3.7</text:p>
          </table:table-cell>
          <table:table-cell table:style-name="ce22" table:formula="of:=LN([.C3]^2+1)+[.C3]*COS(6*[.C3]+3)-3*[.C3]-10" office:value-type="float" office:value="0.31205170740737" calcext:value-type="float">
            <text:p>0.3120517074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0" table:formula="of:=LN([.C3]^2+1)+[.C3]*COS(6*[.C3]+3)-2*[.C3]-10" office:value-type="float" office:value="-3.38794829259263" calcext:value-type="float">
            <text:p>-3.3879482926</text:p>
          </table:table-cell>
          <table:table-cell table:formula="of:=EXP(-([.C4]^2)+1)+[.C4]*SIN([.C4]-3)-[.C4]" office:value-type="float" office:value="3.7422591240953" calcext:value-type="float">
            <text:p>3.7422591241</text:p>
          </table:table-cell>
          <table:table-cell table:style-name="ce23" table:formula="of:=ABS(([.C4]-[.C3])/[.C4])" office:value-type="float" office:value="0.0921063961010372" calcext:value-type="float">
            <text:p>0.09210639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0" table:formula="of:=LN([.C4]^2+1)+[.C4]*COS(6*[.C4]+3)-2*[.C4]-10" office:value-type="float" office:value="-0.865827518162144" calcext:value-type="float">
            <text:p>-0.8658275182</text:p>
          </table:table-cell>
          <table:table-cell table:formula="of:=EXP(-([.C5]^2)+1)+[.C5]*SIN([.C5]-3)-[.C5]" office:value-type="float" office:value="1.57662817294001" calcext:value-type="float">
            <text:p>1.5766281729</text:p>
          </table:table-cell>
          <table:table-cell table:style-name="ce23" table:formula="of:=ABS(([.C5]-[.C4])/[.C5])" office:value-type="float" office:value="2.91295982343468" calcext:value-type="float">
            <text:p>2.91295982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0" table:formula="of:=LN([.C5]^2+1)+[.C5]*COS(6*[.C5]+3)-2*[.C5]-10" office:value-type="float" office:value="-7.20291552681456" calcext:value-type="float">
            <text:p>-7.2029155268</text:p>
          </table:table-cell>
          <table:table-cell table:formula="of:=EXP(-([.C6]^2)+1)+[.C6]*SIN([.C6]-3)-[.C6]" office:value-type="float" office:value="2.14679893131242" calcext:value-type="float">
            <text:p>2.1467989313</text:p>
          </table:table-cell>
          <table:table-cell table:style-name="ce23" table:formula="of:=ABS(([.C6]-[.C5])/[.C6])" office:value-type="float" office:value="0.879794853217576" calcext:value-type="float">
            <text:p>0.8797948532</text:p>
          </table:table-cell>
          <table:table-cell/>
          <table:table-cell table:style-name="ce17"/>
          <table:table-cell/>
          <table:table-cell table:style-name="ce17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0" table:formula="of:=LN([.C6]^2+1)+[.C6]*COS(6*[.C6]+3)-2*[.C6]-10" office:value-type="float" office:value="14.2227215749798" calcext:value-type="float">
            <text:p>14.222721575</text:p>
          </table:table-cell>
          <table:table-cell table:formula="of:=EXP(-([.C7]^2)+1)+[.C7]*SIN([.C7]-3)-[.C7]" office:value-type="float" office:value="-28.0801010663433" calcext:value-type="float">
            <text:p>-28.0801010663</text:p>
          </table:table-cell>
          <table:table-cell table:style-name="ce23" table:formula="of:=ABS(([.C7]-[.C6])/[.C7])" office:value-type="float" office:value="1.50643721659332" calcext:value-type="float">
            <text:p>1.5064372166</text:p>
          </table:table-cell>
          <table:table-cell/>
          <table:table-cell table:style-name="ce17"/>
          <table:table-cell/>
          <table:table-cell table:style-name="ce17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0" table:formula="of:=LN([.C7]^2+1)+[.C7]*COS(6*[.C7]+3)-2*[.C7]-10" office:value-type="float" office:value="-19.8795420819933" calcext:value-type="float">
            <text:p>-19.879542082</text:p>
          </table:table-cell>
          <table:table-cell table:formula="of:=EXP(-([.C8]^2)+1)+[.C8]*SIN([.C8]-3)-[.C8]" office:value-type="float" office:value="4.4518326231364" calcext:value-type="float">
            <text:p>4.4518326231</text:p>
          </table:table-cell>
          <table:table-cell table:style-name="ce23" table:formula="of:=ABS(([.C8]-[.C7])/[.C8])" office:value-type="float" office:value="1.71544513029114" calcext:value-type="float">
            <text:p>1.7154451303</text:p>
          </table:table-cell>
          <table:table-cell/>
          <table:table-cell table:style-name="ce17"/>
          <table:table-cell/>
          <table:table-cell table:style-name="ce17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0" table:formula="of:=LN([.C8]^2+1)+[.C8]*COS(6*[.C8]+3)-2*[.C8]-10" office:value-type="float" office:value="55.6059384939148" calcext:value-type="float">
            <text:p>55.6059384939</text:p>
          </table:table-cell>
          <table:table-cell table:formula="of:=EXP(-([.C9]^2)+1)+[.C9]*SIN([.C9]-3)-[.C9]" office:value-type="float" office:value="-15.672671882926" calcext:value-type="float">
            <text:p>-15.6726718829</text:p>
          </table:table-cell>
          <table:table-cell table:style-name="ce23" table:formula="of:=ABS(([.C9]-[.C8])/[.C9])" office:value-type="float" office:value="1.3575075364328" calcext:value-type="float">
            <text:p>1.3575075364</text:p>
          </table:table-cell>
          <table:table-cell/>
          <table:table-cell table:style-name="ce17"/>
          <table:table-cell/>
          <table:table-cell table:style-name="ce17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0" table:formula="of:=LN([.C9]^2+1)+[.C9]*COS(6*[.C9]+3)-2*[.C9]-10" office:value-type="float" office:value="-162.362527010186" calcext:value-type="float">
            <text:p>-162.3625270102</text:p>
          </table:table-cell>
          <table:table-cell table:formula="of:=EXP(-([.C10]^2)+1)+[.C10]*SIN([.C10]-3)-[.C10]" office:value-type="float" office:value="310.018009090002" calcext:value-type="float">
            <text:p>310.01800909</text:p>
          </table:table-cell>
          <table:table-cell table:style-name="ce23" table:formula="of:=ABS(([.C10]-[.C9])/[.C10])" office:value-type="float" office:value="1.34248012468066" calcext:value-type="float">
            <text:p>1.3424801247</text:p>
          </table:table-cell>
          <table:table-cell/>
          <table:table-cell table:style-name="ce17"/>
          <table:table-cell/>
          <table:table-cell table:style-name="ce17"/>
          <table:table-cell table:number-columns-repeated="101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0" table:formula="of:=LN([.C10]^2+1)+[.C10]*COS(6*[.C10]+3)-2*[.C10]-10" office:value-type="float" office:value="472.95476146529" calcext:value-type="float">
            <text:p>472.9547614653</text:p>
          </table:table-cell>
          <table:table-cell table:formula="of:=EXP(-([.C11]^2)+1)+[.C11]*SIN([.C11]-3)-[.C11]" office:value-type="float" office:value="-926.609979090292" calcext:value-type="float">
            <text:p>-926.6099790903</text:p>
          </table:table-cell>
          <table:table-cell table:style-name="ce23" table:formula="of:=ABS(([.C11]-[.C10])/[.C11])" office:value-type="float" office:value="1.34329398969821" calcext:value-type="float">
            <text:p>1.3432939897</text:p>
          </table:table-cell>
          <table:table-cell/>
          <table:table-cell table:style-name="ce17"/>
          <table:table-cell/>
          <table:table-cell table:style-name="ce17"/>
          <table:table-cell table:number-columns-repeated="101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0" table:formula="of:=LN([.C11]^2+1)+[.C11]*COS(6*[.C11]+3)-2*[.C11]-10" office:value-type="float" office:value="-590.782645051594" calcext:value-type="float">
            <text:p>-590.7826450516</text:p>
          </table:table-cell>
          <table:table-cell table:formula="of:=EXP(-([.C12]^2)+1)+[.C12]*SIN([.C12]-3)-[.C12]" office:value-type="float" office:value="578.002931931042" calcext:value-type="float">
            <text:p>578.002931931</text:p>
          </table:table-cell>
          <table:table-cell table:style-name="ce23" table:formula="of:=ABS(([.C12]-[.C11])/[.C12])" office:value-type="float" office:value="1.8005562882166" calcext:value-type="float">
            <text:p>1.8005562882</text:p>
          </table:table-cell>
          <table:table-cell table:number-columns-repeated="3"/>
          <table:table-cell table:style-name="ce17"/>
          <table:table-cell table:number-columns-repeated="101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0" table:formula="of:=LN([.C12]^2+1)+[.C12]*COS(6*[.C12]+3)-2*[.C12]-10" office:value-type="float" office:value="1441.21667794948" calcext:value-type="float">
            <text:p>1441.2166779495</text:p>
          </table:table-cell>
          <table:table-cell table:formula="of:=EXP(-([.C13]^2)+1)+[.C13]*SIN([.C13]-3)-[.C13]" office:value-type="float" office:value="-2293.50980072575" calcext:value-type="float">
            <text:p>-2293.5098007258</text:p>
          </table:table-cell>
          <table:table-cell table:style-name="ce23" table:formula="of:=ABS(([.C13]-[.C12])/[.C13])" office:value-type="float" office:value="1.40991937859902" calcext:value-type="float">
            <text:p>1.4099193786</text:p>
          </table:table-cell>
          <table:table-cell/>
          <table:table-cell table:style-name="ce17"/>
          <table:table-cell/>
          <table:table-cell table:style-name="ce17"/>
          <table:table-cell table:number-columns-repeated="101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0" table:formula="of:=LN([.C13]^2+1)+[.C13]*COS(6*[.C13]+3)-2*[.C13]-10" office:value-type="float" office:value="-2986.31365279973" calcext:value-type="float">
            <text:p>-2986.3136527997</text:p>
          </table:table-cell>
          <table:table-cell table:formula="of:=EXP(-([.C14]^2)+1)+[.C14]*SIN([.C14]-3)-[.C14]" office:value-type="float" office:value="11.6193872272634" calcext:value-type="float">
            <text:p>11.6193872273</text:p>
          </table:table-cell>
          <table:table-cell table:style-name="ce23" table:formula="of:=ABS(([.C14]-[.C13])/[.C14])" office:value-type="float" office:value="1.4826072695339" calcext:value-type="float">
            <text:p>1.4826072695</text:p>
          </table:table-cell>
          <table:table-cell/>
          <table:table-cell table:style-name="ce17"/>
          <table:table-cell/>
          <table:table-cell table:style-name="ce17"/>
          <table:table-cell table:number-columns-repeated="1015"/>
        </table:table-row>
        <table:table-row table:style-name="ro1">
          <table:table-cell/>
          <table:table-cell table:style-name="ce18"/>
          <table:table-cell table:style-name="ce21" office:value-type="string" calcext:value-type="string" table:number-columns-spanned="3" table:number-rows-spanned="1">
            <text:p>Diverge</text:p>
          </table:table-cell>
          <table:covered-table-cell table:number-columns-repeated="2" table:style-name="ce18"/>
          <table:table-cell/>
          <table:table-cell table:style-name="ce17"/>
          <table:table-cell/>
          <table:table-cell table:style-name="ce17"/>
          <table:table-cell table:number-columns-repeated="1015"/>
        </table:table-row>
        <table:table-row table:style-name="ro1">
          <table:table-cell table:number-columns-repeated="6"/>
          <table:table-cell table:style-name="ce17"/>
          <table:table-cell/>
          <table:table-cell table:style-name="ce17"/>
          <table:table-cell table:number-columns-repeated="1015"/>
        </table:table-row>
        <table:table-row table:style-name="ro1" table:number-rows-repeated="15">
          <table:table-cell/>
          <table:table-cell table:style-name="ce18" table:number-columns-repeated="4"/>
          <table:table-cell/>
          <table:table-cell table:style-name="ce17"/>
          <table:table-cell/>
          <table:table-cell table:style-name="ce17"/>
          <table:table-cell table:number-columns-repeated="1015"/>
        </table:table-row>
        <table:table-row table:style-name="ro1" table:number-rows-repeated="3">
          <table:table-cell table:number-columns-repeated="5"/>
          <table:table-cell table:style-name="ce17" table:number-columns-repeated="4"/>
          <table:table-cell table:number-columns-repeated="1015"/>
        </table:table-row>
        <table:table-row table:style-name="ro1" table:number-rows-repeated="13">
          <table:table-cell table:number-columns-repeated="6"/>
          <table:table-cell table:style-name="ce17" table:number-columns-repeated="3"/>
          <table:table-cell table:number-columns-repeated="1015"/>
        </table:table-row>
        <table:table-row table:style-name="ro1" table:number-rows-repeated="157">
          <table:table-cell table:number-columns-repeated="5"/>
          <table:table-cell table:style-name="ce17" table:number-columns-repeated="4"/>
          <table:table-cell table:number-columns-repeated="1015"/>
        </table:table-row>
        <table:table-row table:style-name="ro1" table:number-rows-repeated="33">
          <table:table-cell table:number-columns-repeated="1024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ton" table:style-name="ta3">
        <office:forms form:automatic-focus="false" form:apply-design-mode="false"/>
        <table:table-column table:style-name="co12" table:number-columns-repeated="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row table:style-name="ro1">
          <table:table-cell table:style-name="ce17" office:value-type="string" calcext:value-type="string">
            <text:p>Taller 10.1</text:p>
          </table:table-cell>
          <table:table-cell table:style-name="ce17" table:number-columns-repeated="4"/>
          <table:table-cell table:number-columns-repeated="5"/>
        </table:table-row>
        <table:table-row table:style-name="ro1">
          <table:table-cell table:style-name="ce17"/>
          <table:table-cell table:style-name="ce17" office:value-type="string" calcext:value-type="string">
            <text:p>Iter</text:p>
          </table:table-cell>
          <table:table-cell table:style-name="ce17" office:value-type="string" calcext:value-type="string">
            <text:p>x_n</text:p>
          </table:table-cell>
          <table:table-cell table:style-name="ce17" office:value-type="string" calcext:value-type="string">
            <text:p>fx_n</text:p>
          </table:table-cell>
          <table:table-cell table:style-name="ce17" office:value-type="string" calcext:value-type="string">
            <text:p>f’x_n</text:p>
          </table:table-cell>
          <table:table-cell table:style-name="ce17" office:value-type="string" calcext:value-type="string">
            <text:p>Error</text:p>
          </table:table-cell>
          <table:table-cell/>
          <table:table-cell office:value-type="string" calcext:value-type="string">
            <text:p>Respuestas</text:p>
          </table:table-cell>
          <table:table-cell table:number-columns-repeated="2"/>
        </table:table-row>
        <table:table-row table:style-name="ro1"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7" office:value-type="float" office:value="-3.7" calcext:value-type="float">
            <text:p>-3.7</text:p>
          </table:table-cell>
          <table:table-cell table:style-name="ce22" table:formula="of:=LN([.C3]^2+1)+[.C3]*COS(6*[.C3]+3)-3*[.C3]-10" office:value-type="float" office:value="0.31205170740737" calcext:value-type="float">
            <text:p>0.3120517074</text:p>
          </table:table-cell>
          <table:table-cell table:style-name="ce17" table:formula="of:=((2*[.C3])/(1+[.C3]^2))+COS(3+6*[.C3])-6*[.C3]*SIN(3+6*[.C3])-3" office:value-type="float" office:value="-10.1861151166719" calcext:value-type="float">
            <text:p>-10.1861151167</text:p>
          </table:table-cell>
          <table:table-cell table:number-columns-repeated="2"/>
          <table:table-cell office:value-type="float" office:value="-3.65808204418438" calcext:value-type="float">
            <text:p>-3.6580820442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27" table:formula="of:=[.C3]-[.D3]/[.E3]" office:value-type="float" office:value="-3.66936499304856" calcext:value-type="float">
            <text:p>-3.669364993</text:p>
          </table:table-cell>
          <table:table-cell table:style-name="ce22" table:formula="of:=LN([.C4]^2+1)+[.C4]*COS(6*[.C4]+3)-3*[.C4]-10" office:value-type="float" office:value="0.0612350246832367" calcext:value-type="float">
            <text:p>0.0612350247</text:p>
          </table:table-cell>
          <table:table-cell table:style-name="ce17" table:formula="of:=((2*[.C4])/(1+[.C4]^2))+COS(3+6*[.C4])-6*[.C4]*SIN(3+6*[.C4])-3" office:value-type="float" office:value="-6.1729143021433" calcext:value-type="float">
            <text:p>-6.1729143021</text:p>
          </table:table-cell>
          <table:table-cell table:style-name="ce23" table:formula="of:=ABS(([.C4]-[.C3])/[.C4])" office:value-type="float" office:value="0.00834885791123864" calcext:value-type="float">
            <text:p>0.0083488579</text:p>
          </table:table-cell>
          <table:table-cell table:style-name="ce18"/>
          <table:table-cell table:style-name="ce18" office:value-type="float" office:value="-3.58569022033514" calcext:value-type="float">
            <text:p>-3.5856902203</text:p>
          </table:table-cell>
          <table:table-cell table:style-name="ce18"/>
          <table:table-cell table:style-name="ce34"/>
        </table:table-row>
        <table:table-row table:style-name="ro1">
          <table:table-cell/>
          <table:table-cell table:style-name="ce17" office:value-type="float" office:value="3" calcext:value-type="float">
            <text:p>3</text:p>
          </table:table-cell>
          <table:table-cell table:style-name="ce27" table:formula="of:=[.C4]-[.D4]/[.E4]" office:value-type="float" office:value="-3.65944503924944" calcext:value-type="float">
            <text:p>-3.6594450392</text:p>
          </table:table-cell>
          <table:table-cell table:style-name="ce22" table:formula="of:=LN([.C5]^2+1)+[.C5]*COS(6*[.C5]+3)-3*[.C5]-10" office:value-type="float" office:value="0.00650368653734468" calcext:value-type="float">
            <text:p>0.0065036865</text:p>
          </table:table-cell>
          <table:table-cell table:style-name="ce17" table:formula="of:=((2*[.C5])/(1+[.C5]^2))+COS(3+6*[.C5])-6*[.C5]*SIN(3+6*[.C5])-3" office:value-type="float" office:value="-4.8616652448421" calcext:value-type="float">
            <text:p>-4.8616652448</text:p>
          </table:table-cell>
          <table:table-cell table:style-name="ce23" table:formula="of:=ABS(([.C5]-[.C4])/[.C5])" office:value-type="float" office:value="0.00271078092244345" calcext:value-type="float">
            <text:p>0.0027107809</text:p>
          </table:table-cell>
          <table:table-cell table:style-name="ce18"/>
          <table:table-cell table:style-name="ce18" office:value-type="float" office:value="-2.81777314060827" calcext:value-type="float">
            <text:p>-2.8177731406</text:p>
          </table:table-cell>
          <table:table-cell table:style-name="ce18"/>
          <table:table-cell table:style-name="ce34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table:style-name="ce27" table:formula="of:=[.C5]-[.D5]/[.E5]" office:value-type="float" office:value="-3.65810729051319" calcext:value-type="float">
            <text:p>-3.6581072905</text:p>
          </table:table-cell>
          <table:table-cell table:style-name="ce22" table:formula="of:=LN([.C6]^2+1)+[.C6]*COS(6*[.C6]+3)-3*[.C6]-10" office:value-type="float" office:value="0.000118234587837662" calcext:value-type="float">
            <text:p>0.0001182346</text:p>
          </table:table-cell>
          <table:table-cell table:style-name="ce17" table:formula="of:=((2*[.C6])/(1+[.C6]^2))+COS(3+6*[.C6])-6*[.C6]*SIN(3+6*[.C6])-3" office:value-type="float" office:value="-4.68490653157943" calcext:value-type="float">
            <text:p>-4.6849065316</text:p>
          </table:table-cell>
          <table:table-cell table:style-name="ce23" table:formula="of:=ABS(([.C6]-[.C5])/[.C6])" office:value-type="float" office:value="0.000365694232018951" calcext:value-type="float">
            <text:p>0.0003656942</text:p>
          </table:table-cell>
          <table:table-cell table:style-name="ce18"/>
          <table:table-cell table:style-name="ce18" office:value-type="float" office:value="-2.1850537988813" calcext:value-type="float">
            <text:p>-2.1850537989</text:p>
          </table:table-cell>
          <table:table-cell table:style-name="ce18"/>
          <table:table-cell table:style-name="ce34"/>
        </table:table-row>
        <table:table-row table:style-name="ro1">
          <table:table-cell/>
          <table:table-cell table:style-name="ce17" office:value-type="float" office:value="5" calcext:value-type="float">
            <text:p>5</text:p>
          </table:table-cell>
          <table:table-cell table:style-name="ce27" table:formula="of:=[.C6]-[.D6]/[.E6]" office:value-type="float" office:value="-3.6580820531713" calcext:value-type="float">
            <text:p>-3.6580820532</text:p>
          </table:table-cell>
          <table:table-cell table:style-name="ce30" table:formula="of:=LN([.C7]^2+1)+[.C7]*COS(6*[.C7]+3)-3*[.C7]-10" office:value-type="float" office:value="0.0000000420729406869214" calcext:value-type="float">
            <text:p>4.20729406869214E-08</text:p>
          </table:table-cell>
          <table:table-cell table:style-name="ce17" table:formula="of:=((2*[.C7])/(1+[.C7]^2))+COS(3+6*[.C7])-6*[.C7]*SIN(3+6*[.C7])-3" office:value-type="float" office:value="-4.68157235310713" calcext:value-type="float">
            <text:p>-4.6815723531</text:p>
          </table:table-cell>
          <table:table-cell table:style-name="ce23" table:formula="of:=ABS(([.C7]-[.C6])/[.C7])" office:value-type="float" office:value="0.00000689906391337479" calcext:value-type="float">
            <text:p>6.89906391337479E-06</text:p>
          </table:table-cell>
          <table:table-cell table:style-name="ce18"/>
          <table:table-cell table:style-name="ce18" office:value-type="float" office:value="-2.08262961918316" calcext:value-type="float">
            <text:p>-2.0826296192</text:p>
          </table:table-cell>
          <table:table-cell table:style-name="ce18"/>
          <table:table-cell table:style-name="ce34"/>
        </table:table-row>
        <table:table-row table:style-name="ro1">
          <table:table-cell/>
          <table:table-cell table:style-name="ce17" office:value-type="float" office:value="6" calcext:value-type="float">
            <text:p>6</text:p>
          </table:table-cell>
          <table:table-cell table:style-name="ce27" table:formula="of:=[.C7]-[.D7]/[.E7]" office:value-type="float" office:value="-3.65808204418438" calcext:value-type="float">
            <text:p>-3.6580820442</text:p>
          </table:table-cell>
          <table:table-cell table:style-name="ce22" table:formula="of:=LN([.C8]^2+1)+[.C8]*COS(6*[.C8]+3)-3*[.C8]-10" office:value-type="float" office:value="0" calcext:value-type="float">
            <text:p>0</text:p>
          </table:table-cell>
          <table:table-cell table:style-name="ce17" table:formula="of:=((2*[.C8])/(1+[.C8]^2))+COS(3+6*[.C8])-6*[.C8]*SIN(3+6*[.C8])-3" office:value-type="float" office:value="-4.68157116582165" calcext:value-type="float">
            <text:p>-4.6815711658</text:p>
          </table:table-cell>
          <table:table-cell table:style-name="ce23" table:formula="of:=ABS(([.C8]-[.C7])/[.C8])" office:value-type="float" office:value="0.00000000245673151053163" calcext:value-type="float">
            <text:p>2.45673151053163E-09</text:p>
          </table:table-cell>
          <table:table-cell table:style-name="ce18" table:number-columns-repeated="3"/>
          <table:table-cell table:style-name="ce34"/>
        </table:table-row>
        <table:table-row table:style-name="ro1">
          <table:table-cell/>
          <table:table-cell table:style-name="ce17"/>
          <table:table-cell table:style-name="ce28" office:value-type="float" office:value="-3.6580820441" calcext:value-type="float">
            <text:p>-3.6580820441</text:p>
          </table:table-cell>
          <table:table-cell table:style-name="ce31" table:formula="of:=LN([.C9]^2+1)+[.C9]*COS(6*[.C9]+3)-3*[.C9]-10" office:value-type="float" office:value="-0.000000000395024457588988" calcext:value-type="float">
            <text:p>-3.95024457588988E-10</text:p>
          </table:table-cell>
          <table:table-cell table:style-name="ce18"/>
          <table:table-cell table:style-name="ce29" table:formula="of:=ABS(([.C9]-[.C8])/[.C9])" office:value-type="float" office:value="0.0000000000230665056989778" calcext:value-type="float">
            <text:p>2.30665056989778E-11</text:p>
          </table:table-cell>
          <table:table-cell table:style-name="ce18" table:number-columns-repeated="3"/>
          <table:table-cell table:style-name="ce34"/>
        </table:table-row>
        <table:table-row table:style-name="ro1">
          <table:table-cell/>
          <table:table-cell table:style-name="ce17"/>
          <table:table-cell table:style-name="ce18"/>
          <table:table-cell table:style-name="ce32"/>
          <table:table-cell table:style-name="ce18" table:number-columns-repeated="2"/>
          <table:table-cell table:style-name="ce33"/>
          <table:table-cell table:style-name="ce18" table:number-columns-repeated="2"/>
          <table:table-cell table:style-name="ce34"/>
        </table:table-row>
        <table:table-row table:style-name="ro1">
          <table:table-cell/>
          <table:table-cell table:style-name="ce17" office:value-type="string" calcext:value-type="string">
            <text:p>Iter</text:p>
          </table:table-cell>
          <table:table-cell table:style-name="ce17" office:value-type="string" calcext:value-type="string">
            <text:p>x_n</text:p>
          </table:table-cell>
          <table:table-cell table:style-name="ce17" office:value-type="string" calcext:value-type="string">
            <text:p>fx_n</text:p>
          </table:table-cell>
          <table:table-cell table:style-name="ce17" office:value-type="string" calcext:value-type="string">
            <text:p>f’x_n</text:p>
          </table:table-cell>
          <table:table-cell table:style-name="ce17" office:value-type="string" calcext:value-type="string">
            <text:p>Error</text:p>
          </table:table-cell>
          <table:table-cell table:style-name="ce34" table:number-columns-repeated="4"/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27" office:value-type="float" office:value="-3.6" calcext:value-type="float">
            <text:p>-3.6</text:p>
          </table:table-cell>
          <table:table-cell table:style-name="ce22" table:formula="of:=LN([.C12]^2+1)+[.C12]*COS(6*[.C12]+3)-3*[.C12]-10" office:value-type="float" office:value="-0.0522837972463535" calcext:value-type="float">
            <text:p>-0.0522837972</text:p>
          </table:table-cell>
          <table:table-cell table:style-name="ce17" table:formula="of:=((2*[.C12])/(1+[.C12]^2))+COS(3+6*[.C12])-6*[.C12]*SIN(3+6*[.C12])-3" office:value-type="float" office:value="2.78789397412914" calcext:value-type="float">
            <text:p>2.7878939741</text:p>
          </table:table-cell>
          <table:table-cell/>
          <table:table-cell table:style-name="ce34" table:number-columns-repeated="4"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27" table:formula="of:=[.C12]-[.D12]/[.E12]" office:value-type="float" office:value="-3.58124613140545" calcext:value-type="float">
            <text:p>-3.5812461314</text:p>
          </table:table-cell>
          <table:table-cell table:style-name="ce22" table:formula="of:=LN([.C13]^2+1)+[.C13]*COS(6*[.C13]+3)-3*[.C13]-10" office:value-type="float" office:value="0.021193724067107" calcext:value-type="float">
            <text:p>0.0211937241</text:p>
          </table:table-cell>
          <table:table-cell table:style-name="ce17" table:formula="of:=((2*[.C13])/(1+[.C13]^2))+COS(3+6*[.C13])-6*[.C13]*SIN(3+6*[.C13])-3" office:value-type="float" office:value="5.028371403312" calcext:value-type="float">
            <text:p>5.0283714033</text:p>
          </table:table-cell>
          <table:table-cell table:style-name="ce23" table:formula="of:=ABS(([.C13]-[.C12])/[.C13])" office:value-type="float" office:value="0.005236687986924" calcext:value-type="float">
            <text:p>0.005236688</text:p>
          </table:table-cell>
          <table:table-cell table:style-name="ce34" table:number-columns-repeated="4"/>
        </table:table-row>
        <table:table-row table:style-name="ro1">
          <table:table-cell/>
          <table:table-cell table:style-name="ce17" office:value-type="float" office:value="3" calcext:value-type="float">
            <text:p>3</text:p>
          </table:table-cell>
          <table:table-cell table:style-name="ce27" table:formula="of:=[.C13]-[.D13]/[.E13]" office:value-type="float" office:value="-3.58546096009793" calcext:value-type="float">
            <text:p>-3.5854609601</text:p>
          </table:table-cell>
          <table:table-cell table:style-name="ce22" table:formula="of:=LN([.C14]^2+1)+[.C14]*COS(6*[.C14]+3)-3*[.C14]-10" office:value-type="float" office:value="0.00103668380682365" calcext:value-type="float">
            <text:p>0.0010366838</text:p>
          </table:table-cell>
          <table:table-cell table:style-name="ce17" table:formula="of:=((2*[.C14])/(1+[.C14]^2))+COS(3+6*[.C14])-6*[.C14]*SIN(3+6*[.C14])-3" office:value-type="float" office:value="4.53536407850585" calcext:value-type="float">
            <text:p>4.5353640785</text:p>
          </table:table-cell>
          <table:table-cell table:style-name="ce23" table:formula="of:=ABS(([.C14]-[.C13])/[.C14])" office:value-type="float" office:value="0.0011755332827166" calcext:value-type="float">
            <text:p>0.0011755333</text:p>
          </table:table-cell>
          <table:table-cell table:style-name="ce34" table:number-columns-repeated="4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table:style-name="ce27" table:formula="of:=[.C14]-[.D14]/[.E14]" office:value-type="float" office:value="-3.58568953795604" calcext:value-type="float">
            <text:p>-3.585689538</text:p>
          </table:table-cell>
          <table:table-cell table:style-name="ce22" table:formula="of:=LN([.C15]^2+1)+[.C15]*COS(6*[.C15]+3)-3*[.C15]-10" office:value-type="float" office:value="0.00000307643974295502" calcext:value-type="float">
            <text:p>3.07643974295502E-06</text:p>
          </table:table-cell>
          <table:table-cell table:style-name="ce17" table:formula="of:=((2*[.C15])/(1+[.C15]^2))+COS(3+6*[.C15])-6*[.C15]*SIN(3+6*[.C15])-3" office:value-type="float" office:value="4.5084428753209" calcext:value-type="float">
            <text:p>4.5084428753</text:p>
          </table:table-cell>
          <table:table-cell table:style-name="ce23" table:formula="of:=ABS(([.C15]-[.C14])/[.C15])" office:value-type="float" office:value="0.0000637472529879604" calcext:value-type="float">
            <text:p>6.37472529879604E-05</text:p>
          </table:table-cell>
          <table:table-cell table:style-name="ce34" table:number-columns-repeated="4"/>
        </table:table-row>
        <table:table-row table:style-name="ro1">
          <table:table-cell/>
          <table:table-cell table:style-name="ce17" office:value-type="float" office:value="5" calcext:value-type="float">
            <text:p>5</text:p>
          </table:table-cell>
          <table:table-cell table:style-name="ce27" table:formula="of:=[.C15]-[.D15]/[.E15]" office:value-type="float" office:value="-3.58569022032905" calcext:value-type="float">
            <text:p>-3.5856902203</text:p>
          </table:table-cell>
          <table:table-cell table:style-name="ce30" table:formula="of:=LN([.C16]^2+1)+[.C16]*COS(6*[.C16]+3)-3*[.C16]-10" office:value-type="float" office:value="0.0000000000274305023140187" calcext:value-type="float">
            <text:p>2.74305023140187E-11</text:p>
          </table:table-cell>
          <table:table-cell table:style-name="ce17" table:formula="of:=((2*[.C16])/(1+[.C16]^2))+COS(3+6*[.C16])-6*[.C16]*SIN(3+6*[.C16])-3" office:value-type="float" office:value="4.50836247956102" calcext:value-type="float">
            <text:p>4.5083624796</text:p>
          </table:table-cell>
          <table:table-cell table:style-name="ce23" table:formula="of:=ABS(([.C16]-[.C15])/[.C16])" office:value-type="float" office:value="0.00000019030450762437" calcext:value-type="float">
            <text:p>1.9030450762437E-07</text:p>
          </table:table-cell>
          <table:table-cell table:style-name="ce34" table:number-columns-repeated="4"/>
        </table:table-row>
        <table:table-row table:style-name="ro1">
          <table:table-cell/>
          <table:table-cell table:style-name="ce17" office:value-type="float" office:value="6" calcext:value-type="float">
            <text:p>6</text:p>
          </table:table-cell>
          <table:table-cell table:style-name="ce27" table:formula="of:=[.C16]-[.D16]/[.E16]" office:value-type="float" office:value="-3.58569022033514" calcext:value-type="float">
            <text:p>-3.5856902203</text:p>
          </table:table-cell>
          <table:table-cell table:style-name="ce22" table:formula="of:=LN([.C17]^2+1)+[.C17]*COS(6*[.C17]+3)-3*[.C17]-10" office:value-type="float" office:value="0" calcext:value-type="float">
            <text:p>0</text:p>
          </table:table-cell>
          <table:table-cell table:style-name="ce17" table:formula="of:=((2*[.C17])/(1+[.C17]^2))+COS(3+6*[.C17])-6*[.C17]*SIN(3+6*[.C17])-3" office:value-type="float" office:value="4.50836247884414" calcext:value-type="float">
            <text:p>4.5083624788</text:p>
          </table:table-cell>
          <table:table-cell table:style-name="ce23" table:formula="of:=ABS(([.C17]-[.C16])/[.C17])" office:value-type="float" office:value="0.00000000000169687449006318" calcext:value-type="float">
            <text:p>1.69687449006318E-12</text:p>
          </table:table-cell>
          <table:table-cell table:style-name="ce34" table:number-columns-repeated="4"/>
        </table:table-row>
        <table:table-row table:style-name="ro1">
          <table:table-cell/>
          <table:table-cell table:style-name="ce18"/>
          <table:table-cell table:style-name="ce29" office:value-type="float" office:value="-3.5856902204" calcext:value-type="float">
            <text:p>-3.5856902204</text:p>
          </table:table-cell>
          <table:table-cell table:style-name="ce30" table:formula="of:=LN([.C18]^2+1)+[.C18]*COS(6*[.C18]+3)-3*[.C18]-10" office:value-type="float" office:value="-0.000000000292432744686266" calcext:value-type="float">
            <text:p>-2.92432744686266E-10</text:p>
          </table:table-cell>
          <table:table-cell table:style-name="ce17"/>
          <table:table-cell table:style-name="ce29" table:formula="of:=ABS(([.C18]-[.C17])/[.C18])" office:value-type="float" office:value="0.0000000000180897149761794" calcext:value-type="float">
            <text:p>1.80897149761794E-11</text:p>
          </table:table-cell>
          <table:table-cell table:style-name="ce34" table:number-columns-repeated="4"/>
        </table:table-row>
        <table:table-row table:style-name="ro1">
          <table:table-cell/>
          <table:table-cell table:style-name="ce18" table:number-columns-repeated="2"/>
          <table:table-cell table:style-name="ce32"/>
          <table:table-cell table:style-name="ce18" table:number-columns-repeated="2"/>
          <table:table-cell table:style-name="ce34" table:number-columns-repeated="4"/>
        </table:table-row>
        <table:table-row table:style-name="ro1">
          <table:table-cell/>
          <table:table-cell table:style-name="ce17" office:value-type="string" calcext:value-type="string">
            <text:p>Iter</text:p>
          </table:table-cell>
          <table:table-cell table:style-name="ce17" office:value-type="string" calcext:value-type="string">
            <text:p>x_n</text:p>
          </table:table-cell>
          <table:table-cell table:style-name="ce17" office:value-type="string" calcext:value-type="string">
            <text:p>fx_n</text:p>
          </table:table-cell>
          <table:table-cell table:style-name="ce17" office:value-type="string" calcext:value-type="string">
            <text:p>f’x_n</text:p>
          </table:table-cell>
          <table:table-cell table:style-name="ce17" office:value-type="string" calcext:value-type="string">
            <text:p>Error</text:p>
          </table:table-cell>
          <table:table-cell table:style-name="ce34" table:number-columns-repeated="4"/>
        </table:table-row>
        <table:table-row table:style-name="ro1"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7" office:value-type="float" office:value="-2.9" calcext:value-type="float">
            <text:p>-2.9</text:p>
          </table:table-cell>
          <table:table-cell table:style-name="ce22" table:formula="of:=LN([.C21]^2+1)+[.C21]*COS(6*[.C21]+3)-3*[.C21]-10" office:value-type="float" office:value="1.69524328661717" calcext:value-type="float">
            <text:p>1.6952432866</text:p>
          </table:table-cell>
          <table:table-cell table:style-name="ce17" table:formula="of:=((2*[.C21])/(1+[.C21]^2))+COS(3+6*[.C21])-6*[.C21]*SIN(3+6*[.C21])-3" office:value-type="float" office:value="-20.6786282367153" calcext:value-type="float">
            <text:p>-20.6786282367</text:p>
          </table:table-cell>
          <table:table-cell/>
          <table:table-cell table:style-name="ce34" table:number-columns-repeated="4"/>
        </table:table-row>
        <table:table-row table:style-name="ro1"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27" table:formula="of:=[.C21]-[.D21]/[.E21]" office:value-type="float" office:value="-2.81801954814356" calcext:value-type="float">
            <text:p>-2.8180195481</text:p>
          </table:table-cell>
          <table:table-cell table:style-name="ce22" table:formula="of:=LN([.C22]^2+1)+[.C22]*COS(6*[.C22]+3)-3*[.C22]-10" office:value-type="float" office:value="0.0048950211340415" calcext:value-type="float">
            <text:p>0.0048950211</text:p>
          </table:table-cell>
          <table:table-cell table:style-name="ce17" table:formula="of:=((2*[.C22])/(1+[.C22]^2))+COS(3+6*[.C22])-6*[.C22]*SIN(3+6*[.C22])-3" office:value-type="float" office:value="-19.869811760358" calcext:value-type="float">
            <text:p>-19.8698117604</text:p>
          </table:table-cell>
          <table:table-cell table:style-name="ce23" table:formula="of:=ABS(([.C22]-[.C21])/[.C22])" office:value-type="float" office:value="0.0290915128358292" calcext:value-type="float">
            <text:p>0.0290915128</text:p>
          </table:table-cell>
          <table:table-cell table:number-columns-repeated="4"/>
        </table:table-row>
        <table:table-row table:style-name="ro1"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27" table:formula="of:=[.C22]-[.D22]/[.E22]" office:value-type="float" office:value="-2.81777319346275" calcext:value-type="float">
            <text:p>-2.8177731935</text:p>
          </table:table-cell>
          <table:table-cell table:style-name="ce22" table:formula="of:=LN([.C23]^2+1)+[.C23]*COS(6*[.C23]+3)-3*[.C23]-10" office:value-type="float" office:value="0.00000104975774561922" calcext:value-type="float">
            <text:p>1.04975774561922E-06</text:p>
          </table:table-cell>
          <table:table-cell table:style-name="ce17" table:formula="of:=((2*[.C23])/(1+[.C23]^2))+COS(3+6*[.C23])-6*[.C23]*SIN(3+6*[.C23])-3" office:value-type="float" office:value="-19.8612836866823" calcext:value-type="float">
            <text:p>-19.8612836867</text:p>
          </table:table-cell>
          <table:table-cell table:style-name="ce23" table:formula="of:=ABS(([.C23]-[.C22])/[.C23])" office:value-type="float" office:value="0.0000874288538853654" calcext:value-type="float">
            <text:p>8.74288538853654E-05</text:p>
          </table:table-cell>
          <table:table-cell table:number-columns-repeated="4"/>
        </table:table-row>
        <table:table-row table:style-name="ro1"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27" table:formula="of:=[.C23]-[.D23]/[.E23]" office:value-type="float" office:value="-2.81777314060827" calcext:value-type="float">
            <text:p>-2.8177731406</text:p>
          </table:table-cell>
          <table:table-cell table:style-name="ce30" table:formula="of:=LN([.C24]^2+1)+[.C24]*COS(6*[.C24]+3)-3*[.C24]-10" office:value-type="float" office:value="0.0000000000000444089209850063" calcext:value-type="float">
            <text:p>4.44089209850063E-14</text:p>
          </table:table-cell>
          <table:table-cell table:style-name="ce17" table:formula="of:=((2*[.C24])/(1+[.C24]^2))+COS(3+6*[.C24])-6*[.C24]*SIN(3+6*[.C24])-3" office:value-type="float" office:value="-19.8612818533178" calcext:value-type="float">
            <text:p>-19.8612818533</text:p>
          </table:table-cell>
          <table:table-cell table:style-name="ce23" table:formula="of:=ABS(([.C24]-[.C23])/[.C24])" office:value-type="float" office:value="0.0000000187575343058888" calcext:value-type="float">
            <text:p>1.87575343058888E-08</text:p>
          </table:table-cell>
          <table:table-cell table:number-columns-repeated="4"/>
        </table:table-row>
        <table:table-row table:style-name="ro1"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27" table:formula="of:=[.C24]-[.D24]/[.E24]" office:value-type="float" office:value="-2.81777314060827" calcext:value-type="float">
            <text:p>-2.8177731406</text:p>
          </table:table-cell>
          <table:table-cell table:style-name="ce22" table:formula="of:=LN([.C25]^2+1)+[.C25]*COS(6*[.C25]+3)-3*[.C25]-10" office:value-type="float" office:value="0" calcext:value-type="float">
            <text:p>0</text:p>
          </table:table-cell>
          <table:table-cell table:style-name="ce17" table:formula="of:=((2*[.C25])/(1+[.C25]^2))+COS(3+6*[.C25])-6*[.C25]*SIN(3+6*[.C25])-3" office:value-type="float" office:value="-19.8612818533177" calcext:value-type="float">
            <text:p>-19.8612818533</text:p>
          </table:table-cell>
          <table:table-cell table:style-name="ce23" table:formula="of:=ABS(([.C25]-[.C24])/[.C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7"/>
          <table:table-cell table:style-name="ce18"/>
          <table:table-cell table:style-name="ce29" office:value-type="float" office:value="-2.8177731405" calcext:value-type="float">
            <text:p>-2.8177731405</text:p>
          </table:table-cell>
          <table:table-cell table:style-name="ce30" table:formula="of:=LN([.C26]^2+1)+[.C26]*COS(6*[.C26]+3)-3*[.C26]-10" office:value-type="float" office:value="-0.00000000215042206264116" calcext:value-type="float">
            <text:p>-2.15042206264116E-09</text:p>
          </table:table-cell>
          <table:table-cell table:style-name="ce18"/>
          <table:table-cell table:style-name="ce29" table:formula="of:=ABS(([.C26]-[.C25])/[.C26])" office:value-type="float" office:value="0.0000000000384246894931726" calcext:value-type="float">
            <text:p>3.84246894931726E-11</text:p>
          </table:table-cell>
          <table:table-cell table:number-columns-repeated="4"/>
        </table:table-row>
        <table:table-row table:style-name="ro1">
          <table:table-cell table:style-name="ce17"/>
          <table:table-cell table:style-name="ce18" table:number-columns-repeated="2"/>
          <table:table-cell table:style-name="ce32"/>
          <table:table-cell table:style-name="ce18" table:number-columns-repeated="2"/>
          <table:table-cell table:number-columns-repeated="4"/>
        </table:table-row>
        <table:table-row table:style-name="ro1">
          <table:table-cell table:style-name="ce17"/>
          <table:table-cell table:style-name="ce17" office:value-type="string" calcext:value-type="string">
            <text:p>Iter</text:p>
          </table:table-cell>
          <table:table-cell table:style-name="ce17" office:value-type="string" calcext:value-type="string">
            <text:p>x_n</text:p>
          </table:table-cell>
          <table:table-cell table:style-name="ce17" office:value-type="string" calcext:value-type="string">
            <text:p>fx_n</text:p>
          </table:table-cell>
          <table:table-cell table:style-name="ce17" office:value-type="string" calcext:value-type="string">
            <text:p>f’x_n</text:p>
          </table:table-cell>
          <table:table-cell table:style-name="ce17" office:value-type="string" calcext:value-type="string">
            <text:p>Error</text:p>
          </table:table-cell>
          <table:table-cell table:number-columns-repeated="4"/>
        </table:table-row>
        <table:table-row table:style-name="ro1"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7" office:value-type="float" office:value="-2.2" calcext:value-type="float">
            <text:p>-2.2</text:p>
          </table:table-cell>
          <table:table-cell table:style-name="ce22" table:formula="of:=LN([.C29]^2+1)+[.C29]*COS(6*[.C29]+3)-3*[.C29]-10" office:value-type="float" office:value="-0.0638847687000261" calcext:value-type="float">
            <text:p>-0.0638847687</text:p>
          </table:table-cell>
          <table:table-cell table:style-name="ce17" table:formula="of:=((2*[.C29])/(1+[.C29]^2))+COS(3+6*[.C29])-6*[.C29]*SIN(3+6*[.C29])-3" office:value-type="float" office:value="4.77065556667333" calcext:value-type="float">
            <text:p>4.7706555667</text:p>
          </table:table-cell>
          <table:table-cell table:number-columns-repeated="5"/>
        </table:table-row>
        <table:table-row table:style-name="ro1"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27" table:formula="of:=[.C29]-[.D29]/[.E29]" office:value-type="float" office:value="-2.18660880715298" calcext:value-type="float">
            <text:p>-2.1866088072</text:p>
          </table:table-cell>
          <table:table-cell table:style-name="ce22" table:formula="of:=LN([.C30]^2+1)+[.C30]*COS(6*[.C30]+3)-3*[.C30]-10" office:value-type="float" office:value="-0.00594408477824615" calcext:value-type="float">
            <text:p>-0.0059440848</text:p>
          </table:table-cell>
          <table:table-cell table:style-name="ce17" table:formula="of:=((2*[.C30])/(1+[.C30]^2))+COS(3+6*[.C30])-6*[.C30]*SIN(3+6*[.C30])-3" office:value-type="float" office:value="3.87579260927231" calcext:value-type="float">
            <text:p>3.8757926093</text:p>
          </table:table-cell>
          <table:table-cell table:style-name="ce23" table:formula="of:=ABS(([.C30]-[.C29])/[.C30])" office:value-type="float" office:value="0.00612418316582855" calcext:value-type="float">
            <text:p>0.0061241832</text:p>
          </table:table-cell>
          <table:table-cell table:number-columns-repeated="4"/>
        </table:table-row>
        <table:table-row table:style-name="ro1"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27" table:formula="of:=[.C30]-[.D30]/[.E30]" office:value-type="float" office:value="-2.18507516348897" calcext:value-type="float">
            <text:p>-2.1850751635</text:p>
          </table:table-cell>
          <table:table-cell table:style-name="ce22" table:formula="of:=LN([.C31]^2+1)+[.C31]*COS(6*[.C31]+3)-3*[.C31]-10" office:value-type="float" office:value="-0.0000805432511228332" calcext:value-type="float">
            <text:p>-8.05432511228332E-05</text:p>
          </table:table-cell>
          <table:table-cell table:style-name="ce17" table:formula="of:=((2*[.C31])/(1+[.C31]^2))+COS(3+6*[.C31])-6*[.C31]*SIN(3+6*[.C31])-3" office:value-type="float" office:value="3.77067221398411" calcext:value-type="float">
            <text:p>3.770672214</text:p>
          </table:table-cell>
          <table:table-cell table:style-name="ce23" table:formula="of:=ABS(([.C31]-[.C30])/[.C31])" office:value-type="float" office:value="0.000701872269494818" calcext:value-type="float">
            <text:p>0.0007018723</text:p>
          </table:table-cell>
          <table:table-cell table:number-columns-repeated="4"/>
        </table:table-row>
        <table:table-row table:style-name="ro1"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27" table:formula="of:=[.C31]-[.D31]/[.E31]" office:value-type="float" office:value="-2.18505380304007" calcext:value-type="float">
            <text:p>-2.185053803</text:p>
          </table:table-cell>
          <table:table-cell table:style-name="ce30" table:formula="of:=LN([.C32]^2+1)+[.C32]*COS(6*[.C32]+3)-3*[.C32]-10" office:value-type="float" office:value="-0.0000000156752584246078" calcext:value-type="float">
            <text:p>-1.56752584246078E-08</text:p>
          </table:table-cell>
          <table:table-cell table:style-name="ce17" table:formula="of:=((2*[.C32])/(1+[.C32]^2))+COS(3+6*[.C32])-6*[.C32]*SIN(3+6*[.C32])-3" office:value-type="float" office:value="3.76920450745386" calcext:value-type="float">
            <text:p>3.7692045075</text:p>
          </table:table-cell>
          <table:table-cell table:style-name="ce23" table:formula="of:=ABS(([.C32]-[.C31])/[.C32])" office:value-type="float" office:value="0.00000977570843536919" calcext:value-type="float">
            <text:p>9.77570843536919E-06</text:p>
          </table:table-cell>
          <table:table-cell table:number-columns-repeated="4"/>
        </table:table-row>
        <table:table-row table:style-name="ro1"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27" table:formula="of:=[.C32]-[.D32]/[.E32]" office:value-type="float" office:value="-2.1850537988813" calcext:value-type="float">
            <text:p>-2.1850537989</text:p>
          </table:table-cell>
          <table:table-cell table:style-name="ce22" table:formula="of:=LN([.C33]^2+1)+[.C33]*COS(6*[.C33]+3)-3*[.C33]-10" office:value-type="float" office:value="0" calcext:value-type="float">
            <text:p>0</text:p>
          </table:table-cell>
          <table:table-cell table:style-name="ce17" table:formula="of:=((2*[.C33])/(1+[.C33]^2))+COS(3+6*[.C33])-6*[.C33]*SIN(3+6*[.C33])-3" office:value-type="float" office:value="3.76920422168927" calcext:value-type="float">
            <text:p>3.7692042217</text:p>
          </table:table-cell>
          <table:table-cell table:style-name="ce23" table:formula="of:=ABS(([.C33]-[.C32])/[.C33])" office:value-type="float" office:value="0.00000000190328087454701" calcext:value-type="float">
            <text:p>1.90328087454701E-09</text:p>
          </table:table-cell>
          <table:table-cell table:number-columns-repeated="4"/>
        </table:table-row>
        <table:table-row table:style-name="ro1">
          <table:table-cell table:style-name="ce17"/>
          <table:table-cell table:style-name="ce18"/>
          <table:table-cell table:style-name="ce29" office:value-type="float" office:value="-2.1850537987" calcext:value-type="float">
            <text:p>-2.1850537987</text:p>
          </table:table-cell>
          <table:table-cell table:style-name="ce30" table:formula="of:=LN([.C34]^2+1)+[.C34]*COS(6*[.C34]+3)-3*[.C34]-10" office:value-type="float" office:value="0.000000000683362699760437" calcext:value-type="float">
            <text:p>6.83362699760437E-10</text:p>
          </table:table-cell>
          <table:table-cell table:style-name="ce18"/>
          <table:table-cell table:style-name="ce29" table:formula="of:=ABS(([.C34]-[.C33])/[.C34])" office:value-type="float" office:value="0.0000000000829735361551294" calcext:value-type="float">
            <text:p>8.29735361551294E-11</text:p>
          </table:table-cell>
          <table:table-cell table:number-columns-repeated="4"/>
        </table:table-row>
        <table:table-row table:style-name="ro1">
          <table:table-cell table:style-name="ce17" table:number-columns-repeated="5"/>
          <table:table-cell table:number-columns-repeated="5"/>
        </table:table-row>
        <table:table-row table:style-name="ro1">
          <table:table-cell table:style-name="ce17"/>
          <table:table-cell table:style-name="ce17" office:value-type="string" calcext:value-type="string">
            <text:p>Iter</text:p>
          </table:table-cell>
          <table:table-cell table:style-name="ce17" office:value-type="string" calcext:value-type="string">
            <text:p>x_n</text:p>
          </table:table-cell>
          <table:table-cell table:style-name="ce17" office:value-type="string" calcext:value-type="string">
            <text:p>fx_n</text:p>
          </table:table-cell>
          <table:table-cell table:style-name="ce17" office:value-type="string" calcext:value-type="string">
            <text:p>f’x_n</text:p>
          </table:table-cell>
          <table:table-cell table:style-name="ce17" office:value-type="string" calcext:value-type="string">
            <text:p>Error</text:p>
          </table:table-cell>
          <table:table-cell table:number-columns-repeated="4"/>
        </table:table-row>
        <table:table-row table:style-name="ro1"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7" office:value-type="float" office:value="-2" calcext:value-type="float">
            <text:p>-2</text:p>
          </table:table-cell>
          <table:table-cell table:style-name="ce22" table:formula="of:=LN([.C37]^2+1)+[.C37]*COS(6*[.C37]+3)-3*[.C37]-10" office:value-type="float" office:value="-0.568301563796545" calcext:value-type="float">
            <text:p>-0.5683015638</text:p>
          </table:table-cell>
          <table:table-cell table:style-name="ce17" table:formula="of:=((2*[.C37])/(1+[.C37]^2))+COS(3+6*[.C37])-6*[.C37]*SIN(3+6*[.C37])-3" office:value-type="float" office:value="-9.65655208478576" calcext:value-type="float">
            <text:p>-9.6565520848</text:p>
          </table:table-cell>
          <table:table-cell table:number-columns-repeated="5"/>
        </table:table-row>
        <table:table-row table:style-name="ro1"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27" table:formula="of:=[.C37]-[.D37]/[.E37]" office:value-type="float" office:value="-2.05885139528134" calcext:value-type="float">
            <text:p>-2.0588513953</text:p>
          </table:table-cell>
          <table:table-cell table:style-name="ce22" table:formula="of:=LN([.C38]^2+1)+[.C38]*COS(6*[.C38]+3)-3*[.C38]-10" office:value-type="float" office:value="-0.113774183587864" calcext:value-type="float">
            <text:p>-0.1137741836</text:p>
          </table:table-cell>
          <table:table-cell table:style-name="ce17" table:formula="of:=((2*[.C38])/(1+[.C38]^2))+COS(3+6*[.C38])-6*[.C38]*SIN(3+6*[.C38])-3" office:value-type="float" office:value="-5.66800807959307" calcext:value-type="float">
            <text:p>-5.6680080796</text:p>
          </table:table-cell>
          <table:table-cell table:style-name="ce23" table:formula="of:=ABS(([.C38]-[.C37])/[.C38])" office:value-type="float" office:value="0.0285845765343813" calcext:value-type="float">
            <text:p>0.0285845765</text:p>
          </table:table-cell>
          <table:table-cell table:number-columns-repeated="4"/>
        </table:table-row>
        <table:table-row table:style-name="ro1"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27" table:formula="of:=[.C38]-[.D38]/[.E38]" office:value-type="float" office:value="-2.07892444069521" calcext:value-type="float">
            <text:p>-2.0789244407</text:p>
          </table:table-cell>
          <table:table-cell table:style-name="ce22" table:formula="of:=LN([.C39]^2+1)+[.C39]*COS(6*[.C39]+3)-3*[.C39]-10" office:value-type="float" office:value="-0.0149385641835238" calcext:value-type="float">
            <text:p>-0.0149385642</text:p>
          </table:table-cell>
          <table:table-cell table:style-name="ce17" table:formula="of:=((2*[.C39])/(1+[.C39]^2))+COS(3+6*[.C39])-6*[.C39]*SIN(3+6*[.C39])-3" office:value-type="float" office:value="-4.17200128078204" calcext:value-type="float">
            <text:p>-4.1720012808</text:p>
          </table:table-cell>
          <table:table-cell table:style-name="ce23" table:formula="of:=ABS(([.C39]-[.C38])/[.C39])" office:value-type="float" office:value="0.00965549541914048" calcext:value-type="float">
            <text:p>0.0096554954</text:p>
          </table:table-cell>
          <table:table-cell table:number-columns-repeated="4"/>
        </table:table-row>
        <table:table-row table:style-name="ro1"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27" table:formula="of:=[.C39]-[.D39]/[.E39]" office:value-type="float" office:value="-2.08250511173966" calcext:value-type="float">
            <text:p>-2.0825051117</text:p>
          </table:table-cell>
          <table:table-cell table:style-name="ce22" table:formula="of:=LN([.C40]^2+1)+[.C40]*COS(6*[.C40]+3)-3*[.C40]-10" office:value-type="float" office:value="-0.000485099755994867" calcext:value-type="float">
            <text:p>-0.0004850998</text:p>
          </table:table-cell>
          <table:table-cell table:style-name="ce17" table:formula="of:=((2*[.C40])/(1+[.C40]^2))+COS(3+6*[.C40])-6*[.C40]*SIN(3+6*[.C40])-3" office:value-type="float" office:value="-3.90087352501888" calcext:value-type="float">
            <text:p>-3.900873525</text:p>
          </table:table-cell>
          <table:table-cell table:style-name="ce23" table:formula="of:=ABS(([.C40]-[.C39])/[.C40])" office:value-type="float" office:value="0.00171940564480219" calcext:value-type="float">
            <text:p>0.0017194056</text:p>
          </table:table-cell>
          <table:table-cell table:number-columns-repeated="4"/>
        </table:table-row>
        <table:table-row table:style-name="ro1"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27" table:formula="of:=[.C40]-[.D40]/[.E40]" office:value-type="float" office:value="-2.08262946843897" calcext:value-type="float">
            <text:p>-2.0826294684</text:p>
          </table:table-cell>
          <table:table-cell table:style-name="ce22" table:formula="of:=LN([.C41]^2+1)+[.C41]*COS(6*[.C41]+3)-3*[.C41]-10" office:value-type="float" office:value="-0.000000586610957142852" calcext:value-type="float">
            <text:p>-5.86610957142852E-07</text:p>
          </table:table-cell>
          <table:table-cell table:style-name="ce17" table:formula="of:=((2*[.C41])/(1+[.C41]^2))+COS(3+6*[.C41])-6*[.C41]*SIN(3+6*[.C41])-3" office:value-type="float" office:value="-3.89143900118749" calcext:value-type="float">
            <text:p>-3.8914390012</text:p>
          </table:table-cell>
          <table:table-cell table:style-name="ce23" table:formula="of:=ABS(([.C41]-[.C40])/[.C41])" office:value-type="float" office:value="0.0000597113894688261" calcext:value-type="float">
            <text:p>5.97113894688261E-05</text:p>
          </table:table-cell>
          <table:table-cell table:number-columns-repeated="4"/>
        </table:table-row>
        <table:table-row table:style-name="ro1">
          <table:table-cell table:style-name="ce17"/>
          <table:table-cell table:style-name="ce17" office:value-type="float" office:value="6" calcext:value-type="float">
            <text:p>6</text:p>
          </table:table-cell>
          <table:table-cell table:style-name="ce27" table:formula="of:=[.C41]-[.D41]/[.E41]" office:value-type="float" office:value="-2.08262961918294" calcext:value-type="float">
            <text:p>-2.0826296192</text:p>
          </table:table-cell>
          <table:table-cell table:style-name="ce30" table:formula="of:=LN([.C42]^2+1)+[.C42]*COS(6*[.C42]+3)-3*[.C42]-10" office:value-type="float" office:value="-0.000000000000861533067109122" calcext:value-type="float">
            <text:p>-8.61533067109122E-13</text:p>
          </table:table-cell>
          <table:table-cell table:style-name="ce17" table:formula="of:=((2*[.C42])/(1+[.C42]^2))+COS(3+6*[.C42])-6*[.C42]*SIN(3+6*[.C42])-3" office:value-type="float" office:value="-3.89142756403858" calcext:value-type="float">
            <text:p>-3.891427564</text:p>
          </table:table-cell>
          <table:table-cell table:style-name="ce23" table:formula="of:=ABS(([.C42]-[.C41])/[.C42])" office:value-type="float" office:value="0.0000000723815540845447" calcext:value-type="float">
            <text:p>7.23815540845447E-08</text:p>
          </table:table-cell>
          <table:table-cell table:number-columns-repeated="4"/>
        </table:table-row>
        <table:table-row table:style-name="ro1">
          <table:table-cell table:style-name="ce17"/>
          <table:table-cell table:style-name="ce17" office:value-type="float" office:value="7" calcext:value-type="float">
            <text:p>7</text:p>
          </table:table-cell>
          <table:table-cell table:style-name="ce27" table:formula="of:=[.C42]-[.D42]/[.E42]" office:value-type="float" office:value="-2.08262961918316" calcext:value-type="float">
            <text:p>-2.0826296192</text:p>
          </table:table-cell>
          <table:table-cell table:style-name="ce22" table:formula="of:=LN([.C43]^2+1)+[.C43]*COS(6*[.C43]+3)-3*[.C43]-10" office:value-type="float" office:value="0" calcext:value-type="float">
            <text:p>0</text:p>
          </table:table-cell>
          <table:table-cell table:style-name="ce17" table:formula="of:=((2*[.C43])/(1+[.C43]^2))+COS(3+6*[.C43])-6*[.C43]*SIN(3+6*[.C43])-3" office:value-type="float" office:value="-3.89142756402175" calcext:value-type="float">
            <text:p>-3.891427564</text:p>
          </table:table-cell>
          <table:table-cell table:style-name="ce23" table:formula="of:=ABS(([.C43]-[.C42])/[.C43])" office:value-type="float" office:value="0.000000000000106404189047353" calcext:value-type="float">
            <text:p>1.06404189047353E-13</text:p>
          </table:table-cell>
          <table:table-cell table:number-columns-repeated="4"/>
        </table:table-row>
        <table:table-row table:style-name="ro1">
          <table:table-cell table:style-name="ce17" table:number-columns-repeated="2"/>
          <table:table-cell table:style-name="ce29" office:value-type="float" office:value="-2.0826296193" calcext:value-type="float">
            <text:p>-2.0826296193</text:p>
          </table:table-cell>
          <table:table-cell table:style-name="ce30" table:formula="of:=LN([.C44]^2+1)+[.C44]*COS(6*[.C44]+3)-3*[.C44]-10" office:value-type="float" office:value="0.000000000454663862115012" calcext:value-type="float">
            <text:p>4.54663862115012E-10</text:p>
          </table:table-cell>
          <table:table-cell table:style-name="ce17"/>
          <table:table-cell table:style-name="ce29" table:formula="of:=ABS(([.C44]-[.C43])/[.C44])" office:value-type="float" office:value="0.0000000000561008090413902" calcext:value-type="float">
            <text:p>5.61008090413902E-11</text:p>
          </table:table-cell>
          <table:table-cell table:number-columns-repeated="4"/>
        </table:table-row>
        <table:table-row table:style-name="ro1" table:number-rows-repeated="41">
          <table:table-cell table:style-name="ce17" table:number-columns-repeated="5"/>
          <table:table-cell table:number-columns-repeated="5"/>
        </table:table-row>
        <table:table-row table:style-name="ro1" table:number-rows-repeated="104849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cante" table:style-name="ta3">
        <office:forms form:automatic-focus="false" form:apply-design-mode="false"/>
        <table:table-column table:style-name="co12" table:default-cell-style-name="Default"/>
        <table:table-column table:style-name="co16" table:default-cell-style-name="ce17"/>
        <table:table-column table:style-name="co3" table:default-cell-style-name="ce17"/>
        <table:table-column table:style-name="co17" table:default-cell-style-name="ce17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aller 10.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ter</text:p>
          </table:table-cell>
          <table:table-cell table:style-name="ce18" office:value-type="string" calcext:value-type="string">
            <text:p>x_n</text:p>
          </table:table-cell>
          <table:table-cell table:style-name="ce18" office:value-type="string" calcext:value-type="string">
            <text:p>f(x_n)</text:p>
          </table:table-cell>
          <table:table-cell table:style-name="ce18" office:value-type="string" calcext:value-type="string">
            <text:p>Err</text:p>
          </table:table-cell>
          <table:table-cell/>
          <table:table-cell office:value-type="string" calcext:value-type="string">
            <text:p>Respuesta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18" table:formula="of:=(2^[.C3])-3*[.C3]+[.C3]*COS(2*[.C3]-3)+0.3" office:value-type="float" office:value="5.4346487418529" calcext:value-type="float">
            <text:p>5.4346487419</text:p>
          </table:table-cell>
          <table:table-cell table:style-name="ce18"/>
          <table:table-cell/>
          <table:table-cell office:value-type="float" office:value="-3.6580820441842" calcext:value-type="float">
            <text:p>-3.658082044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18" table:formula="of:=(2^[.C4])-3*[.C4]+[.C4]*COS(2*[.C4]-3)+0.3" office:value-type="float" office:value="-3.66997748980134" calcext:value-type="float">
            <text:p>-3.6699774898</text:p>
          </table:table-cell>
          <table:table-cell table:style-name="ce18"/>
          <table:table-cell/>
          <table:table-cell office:value-type="float" office:value="-3.58569022033514" calcext:value-type="float">
            <text:p>-3.585690220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7" table:formula="of:=[.C4]-[.D4]*([.C4]-[.C3])/([.D4]-[.D3])" office:value-type="float" office:value="3.40308930827296" calcext:value-type="float">
            <text:p>3.4030893083</text:p>
          </table:table-cell>
          <table:table-cell table:style-name="ce18" table:formula="of:=(2^[.C5])-3*[.C5]+[.C5]*COS(2*[.C5]-3)+0.3" office:value-type="float" office:value="-2.00939355080653" calcext:value-type="float">
            <text:p>-2.0093935508</text:p>
          </table:table-cell>
          <table:table-cell table:style-name="ce23" table:formula="of:=ABS(([.C5]-[.C4])/[.C5])" office:value-type="float" office:value="0.11844805462291" calcext:value-type="float">
            <text:p>0.1184480546</text:p>
          </table:table-cell>
          <table:table-cell/>
          <table:table-cell office:value-type="float" office:value="-2.81777314060827" calcext:value-type="float">
            <text:p>-2.817773140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7" table:formula="of:=[.C5]-[.D5]*([.C5]-[.C4])/([.D5]-[.D4])" office:value-type="float" office:value="3.89084848588673" calcext:value-type="float">
            <text:p>3.8908484859</text:p>
          </table:table-cell>
          <table:table-cell table:style-name="ce18" table:formula="of:=(2^[.C6])-3*[.C6]+[.C6]*COS(2*[.C6]-3)+0.3" office:value-type="float" office:value="3.73103634963366" calcext:value-type="float">
            <text:p>3.7310363496</text:p>
          </table:table-cell>
          <table:table-cell table:style-name="ce23" table:formula="of:=ABS(([.C6]-[.C5])/[.C6])" office:value-type="float" office:value="0.125360619767904" calcext:value-type="float">
            <text:p>0.1253606198</text:p>
          </table:table-cell>
          <table:table-cell/>
          <table:table-cell office:value-type="float" office:value="-2.1850537988813" calcext:value-type="float">
            <text:p>-2.1850537989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7" table:formula="of:=[.C6]-[.D6]*([.C6]-[.C5])/([.D6]-[.D5])" office:value-type="float" office:value="3.57382567520754" calcext:value-type="float">
            <text:p>3.5738256752</text:p>
          </table:table-cell>
          <table:table-cell table:style-name="ce18" table:formula="of:=(2^[.C7])-3*[.C7]+[.C7]*COS(2*[.C7]-3)+0.3" office:value-type="float" office:value="-0.426444697377207" calcext:value-type="float">
            <text:p>-0.4264446974</text:p>
          </table:table-cell>
          <table:table-cell table:style-name="ce23" table:formula="of:=ABS(([.C7]-[.C6])/[.C7])" office:value-type="float" office:value="0.0887068479244664" calcext:value-type="float">
            <text:p>0.0887068479</text:p>
          </table:table-cell>
          <table:table-cell/>
          <table:table-cell office:value-type="float" office:value="-2.08262961918319" calcext:value-type="float">
            <text:p>-2.0826296192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7" table:formula="of:=[.C7]-[.D7]*([.C7]-[.C6])/([.D7]-[.D6])" office:value-type="float" office:value="3.60634360975326" calcext:value-type="float">
            <text:p>3.6063436098</text:p>
          </table:table-cell>
          <table:table-cell table:style-name="ce18" table:formula="of:=(2^[.C8])-3*[.C8]+[.C8]*COS(2*[.C8]-3)+0.3" office:value-type="float" office:value="-0.0678926539636013" calcext:value-type="float">
            <text:p>-0.067892654</text:p>
          </table:table-cell>
          <table:table-cell table:style-name="ce23" table:formula="of:=ABS(([.C8]-[.C7])/[.C8])" office:value-type="float" office:value="0.00901687084330325" calcext:value-type="float">
            <text:p>0.00901687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7" table:formula="of:=[.C8]-[.D8]*([.C8]-[.C7])/([.D8]-[.D7])" office:value-type="float" office:value="3.61250095543927" calcext:value-type="float">
            <text:p>3.6125009554</text:p>
          </table:table-cell>
          <table:table-cell table:style-name="ce18" table:formula="of:=(2^[.C9])-3*[.C9]+[.C9]*COS(2*[.C9]-3)+0.3" office:value-type="float" office:value="0.00195354617329935" calcext:value-type="float">
            <text:p>0.0019535462</text:p>
          </table:table-cell>
          <table:table-cell table:style-name="ce23" table:formula="of:=ABS(([.C9]-[.C8])/[.C9])" office:value-type="float" office:value="0.00170445510242448" calcext:value-type="float">
            <text:p>0.00170445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7" table:formula="of:=[.C9]-[.D9]*([.C9]-[.C8])/([.D9]-[.D8])" office:value-type="float" office:value="3.61232873906846" calcext:value-type="float">
            <text:p>3.6123287391</text:p>
          </table:table-cell>
          <table:table-cell table:style-name="ce18" table:formula="of:=(2^[.C10])-3*[.C10]+[.C10]*COS(2*[.C10]-3)+0.3" office:value-type="float" office:value="-0.000008354766864338" calcext:value-type="float">
            <text:p>-8.354766864338E-06</text:p>
          </table:table-cell>
          <table:table-cell table:style-name="ce23" table:formula="of:=ABS(([.C10]-[.C9])/[.C10])" office:value-type="float" office:value="0.0000476746119336874" calcext:value-type="float">
            <text:p>4.76746119336874E-05</text:p>
          </table:table-cell>
          <table:table-cell table:style-name="ce35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7" table:formula="of:=[.C10]-[.D10]*([.C10]-[.C9])/([.D10]-[.D9])" office:value-type="float" office:value="3.6123294724529" calcext:value-type="float">
            <text:p>3.6123294725</text:p>
          </table:table-cell>
          <table:table-cell table:style-name="ce18" table:formula="of:=(2^[.C11])-3*[.C11]+[.C11]*COS(2*[.C11]-3)+0.3" office:value-type="float" office:value="-0.00000000101741015612333" calcext:value-type="float">
            <text:p>-0.000000001</text:p>
          </table:table-cell>
          <table:table-cell table:style-name="ce23" table:formula="of:=ABS(([.C11]-[.C10])/[.C11])" office:value-type="float" office:value="0.000000203022578240755" calcext:value-type="float">
            <text:p>0.000000203</text:p>
          </table:table-cell>
          <table:table-cell table:style-name="ce35"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7" table:formula="of:=[.C11]-[.D11]*([.C11]-[.C10])/([.D11]-[.D10])" office:value-type="float" office:value="3.61232947254222" calcext:value-type="float">
            <text:p>3.6123294725</text:p>
          </table:table-cell>
          <table:table-cell table:style-name="ce18" table:formula="of:=(2^[.C12])-3*[.C12]+[.C12]*COS(2*[.C12]-3)+0.3" office:value-type="float" office:value="2.22044604925031E-015" calcext:value-type="float">
            <text:p>2.22044604925031E-15</text:p>
          </table:table-cell>
          <table:table-cell table:style-name="ce23" table:formula="of:=ABS(([.C12]-[.C11])/[.C12])" office:value-type="float" office:value="0.0000000000247263333691108" calcext:value-type="float">
            <text:p>2.47263333691108E-11</text:p>
          </table:table-cell>
          <table:table-cell table:style-name="ce35" table:number-columns-repeated="3"/>
        </table:table-row>
        <table:table-row table:style-name="ro1">
          <table:table-cell table:number-columns-repeated="2"/>
          <table:table-cell table:style-name="ce27" office:value-type="float" office:value="3.6123294724" calcext:value-type="float">
            <text:p>3.6123294724</text:p>
          </table:table-cell>
          <table:table-cell table:style-name="ce18" table:formula="of:=(2^[.C13])-3*[.C13]+[.C13]*COS(2*[.C13]-3)+0.3" office:value-type="float" office:value="-0.00000000161999214043362" calcext:value-type="float">
            <text:p>-1.61999214043362E-09</text:p>
          </table:table-cell>
          <table:table-cell table:style-name="ce23" table:formula="of:=ABS(([.C13]-[.C12])/[.C13])" office:value-type="float" office:value="0.0000000000393709662445662" calcext:value-type="float">
            <text:p>3.93709662445662E-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9" office:value-type="float" office:value="-3.5856902202" calcext:value-type="float">
            <text:p>-3.5856902202</text:p>
          </table:table-cell>
          <table:table-cell table:style-name="ce29" table:formula="of:=LN([.C14]^2+1)+[.C14]*COS(6*[.C14]+3)-3*[.C14]-10" office:value-type="float" office:value="0.000000000609238881565943" calcext:value-type="float">
            <text:p>6.09238881565943E-10</text:p>
          </table:table-cell>
          <table:table-cell table:style-name="ce29" table:formula="of:=ABS(([.C14]-[.C27])/[.C14]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8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</text:p>
          </table:table-cell>
          <table:table-cell table:style-name="ce18" office:value-type="string" calcext:value-type="string">
            <text:p>x_n</text:p>
          </table:table-cell>
          <table:table-cell table:style-name="ce18" office:value-type="string" calcext:value-type="string">
            <text:p>f(x_n)</text:p>
          </table:table-cell>
          <table:table-cell table:style-name="ce18" office:value-type="string" calcext:value-type="string">
            <text:p>Er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float" office:value="-2.8" calcext:value-type="float">
            <text:p>-2.8</text:p>
          </table:table-cell>
          <table:table-cell table:style-name="ce18" table:formula="of:=LN([.C18]^2+1)+[.C18]*COS(6*[.C18]+3)-3*[.C18]-10" office:value-type="float" office:value="-0.346994781607791" calcext:value-type="float">
            <text:p>-0.3469947816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7" office:value-type="float" office:value="-2.9" calcext:value-type="float">
            <text:p>-2.9</text:p>
          </table:table-cell>
          <table:table-cell table:style-name="ce18" table:formula="of:=LN([.C19]^2+1)+[.C19]*COS(6*[.C19]+3)-3*[.C19]-10" office:value-type="float" office:value="1.69524328661717" calcext:value-type="float">
            <text:p>1.6952432866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7" table:formula="of:=[.C19]-[.D19]*([.C19]-[.C18])/([.D19]-[.D18])" office:value-type="float" office:value="-2.81699090752477" calcext:value-type="float">
            <text:p>-2.8169909075</text:p>
          </table:table-cell>
          <table:table-cell table:style-name="ce18" table:formula="of:=LN([.C20]^2+1)+[.C20]*COS(6*[.C20]+3)-3*[.C20]-10" office:value-type="float" office:value="-0.0155254941764067" calcext:value-type="float">
            <text:p>-0.0155254942</text:p>
          </table:table-cell>
          <table:table-cell table:style-name="ce23" table:formula="of:=ABS(([.C20]-[.C19])/[.C20])" office:value-type="float" office:value="0.02946729158887" calcext:value-type="float">
            <text:p>0.0294672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7" table:formula="of:=[.C20]-[.D20]*([.C20]-[.C19])/([.D20]-[.D19])" office:value-type="float" office:value="-2.81774422801804" calcext:value-type="float">
            <text:p>-2.817744228</text:p>
          </table:table-cell>
          <table:table-cell table:style-name="ce18" table:formula="of:=LN([.C21]^2+1)+[.C21]*COS(6*[.C21]+3)-3*[.C21]-10" office:value-type="float" office:value="-0.000574226603339056" calcext:value-type="float">
            <text:p>-0.0005742266</text:p>
          </table:table-cell>
          <table:table-cell table:style-name="ce23" table:formula="of:=ABS(([.C21]-[.C20])/[.C21])" office:value-type="float" office:value="0.000267348784100576" calcext:value-type="float">
            <text:p>0.0002673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7" table:formula="of:=[.C21]-[.D21]*([.C21]-[.C20])/([.D21]-[.D20])" office:value-type="float" office:value="-2.81777316045912" calcext:value-type="float">
            <text:p>-2.8177731605</text:p>
          </table:table-cell>
          <table:table-cell table:style-name="ce18" table:formula="of:=LN([.C22]^2+1)+[.C22]*COS(6*[.C22]+3)-3*[.C22]-10" office:value-type="float" office:value="0.000000394263198089106" calcext:value-type="float">
            <text:p>3.94263198089106E-07</text:p>
          </table:table-cell>
          <table:table-cell table:style-name="ce23" table:formula="of:=ABS(([.C22]-[.C21])/[.C22])" office:value-type="float" office:value="0.0000102678389737923" calcext:value-type="float">
            <text:p>1.02678389737923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7" table:formula="of:=[.C22]-[.D22]*([.C22]-[.C21])/([.D22]-[.D21])" office:value-type="float" office:value="-2.81777314060777" calcext:value-type="float">
            <text:p>-2.8177731406</text:p>
          </table:table-cell>
          <table:table-cell table:style-name="ce29" table:formula="of:=LN([.C23]^2+1)+[.C23]*COS(6*[.C23]+3)-3*[.C23]-10" office:value-type="float" office:value="-0.0000000000099529273711596" calcext:value-type="float">
            <text:p>-9.9529273711596E-12</text:p>
          </table:table-cell>
          <table:table-cell table:style-name="ce23" table:formula="of:=ABS(([.C23]-[.C22])/[.C23])" office:value-type="float" office:value="0.00000000704504712678366" calcext:value-type="float">
            <text:p>0.0000000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7" table:formula="of:=[.C23]-[.D23]*([.C23]-[.C22])/([.D23]-[.D22])" office:value-type="float" office:value="-2.81777314060827" calcext:value-type="float">
            <text:p>-2.8177731406</text:p>
          </table:table-cell>
          <table:table-cell table:style-name="ce18" table:formula="of:=LN([.C24]^2+1)+[.C24]*COS(6*[.C24]+3)-3*[.C24]-10" office:value-type="float" office:value="0" calcext:value-type="float">
            <text:p>0</text:p>
          </table:table-cell>
          <table:table-cell table:style-name="ce23" table:formula="of:=ABS(([.C24]-[.C23])/[.C24])" office:value-type="float" office:value="0.000000000000177776067736502" calcext:value-type="float">
            <text:p>1.77776067736502E-13</text:p>
          </table:table-cell>
          <table:table-cell table:number-columns-repeated="3"/>
        </table:table-row>
        <table:table-row table:style-name="ro1">
          <table:table-cell/>
          <table:table-cell table:style-name="ce18"/>
          <table:table-cell table:style-name="ce29" office:value-type="float" office:value="-2.8177731407" calcext:value-type="float">
            <text:p>-2.8177731407</text:p>
          </table:table-cell>
          <table:table-cell table:style-name="ce29" table:formula="of:=LN([.C25]^2+1)+[.C25]*COS(6*[.C25]+3)-3*[.C25]-10" office:value-type="float" office:value="0.00000000182183512720258" calcext:value-type="float">
            <text:p>1.82183512720258E-09</text:p>
          </table:table-cell>
          <table:table-cell table:style-name="ce29" table:formula="of:=ABS(([.C25]-[.C24])/[.C25])" office:value-type="float" office:value="0.0000000000325535087713209" calcext:value-type="float">
            <text:p>3.25535087713209E-11</text:p>
          </table:table-cell>
          <table:table-cell table:number-columns-repeated="3"/>
        </table:table-row>
        <table:table-row table:style-name="ro1">
          <table:table-cell/>
          <table:table-cell table:style-name="ce18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</text:p>
          </table:table-cell>
          <table:table-cell table:style-name="ce18" office:value-type="string" calcext:value-type="string">
            <text:p>x_n</text:p>
          </table:table-cell>
          <table:table-cell table:style-name="ce18" office:value-type="string" calcext:value-type="string">
            <text:p>f(x_n)</text:p>
          </table:table-cell>
          <table:table-cell table:style-name="ce18" office:value-type="string" calcext:value-type="string">
            <text:p>Er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float" office:value="-2.15" calcext:value-type="float">
            <text:p>-2.15</text:p>
          </table:table-cell>
          <table:table-cell table:style-name="ce18" table:formula="of:=LN([.C28]^2+1)+[.C28]*COS(6*[.C28]+3)-3*[.C28]-10" office:value-type="float" office:value="0.0885373829958596" calcext:value-type="float">
            <text:p>0.088537383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7" office:value-type="float" office:value="-2.25" calcext:value-type="float">
            <text:p>-2.25</text:p>
          </table:table-cell>
          <table:table-cell table:style-name="ce18" table:formula="of:=LN([.C29]^2+1)+[.C29]*COS(6*[.C29]+3)-3*[.C29]-10" office:value-type="float" office:value="-0.377919655745416" calcext:value-type="float">
            <text:p>-0.3779196557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7" table:formula="of:=[.C29]-[.D29]*([.C29]-[.C28])/([.D29]-[.D28])" office:value-type="float" office:value="-2.16898082259296" calcext:value-type="float">
            <text:p>-2.1689808226</text:p>
          </table:table-cell>
          <table:table-cell table:style-name="ce18" table:formula="of:=LN([.C30]^2+1)+[.C30]*COS(6*[.C30]+3)-3*[.C30]-10" office:value-type="float" office:value="0.0515652395967674" calcext:value-type="float">
            <text:p>0.0515652396</text:p>
          </table:table-cell>
          <table:table-cell table:style-name="ce23" table:formula="of:=ABS(([.C30]-[.C29])/[.C30])" office:value-type="float" office:value="0.0373535701944026" calcext:value-type="float">
            <text:p>0.03735357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7" table:formula="of:=[.C30]-[.D30]*([.C30]-[.C29])/([.D30]-[.D29])" office:value-type="float" office:value="-2.17870822707269" calcext:value-type="float">
            <text:p>-2.1787082271</text:p>
          </table:table-cell>
          <table:table-cell table:style-name="ce18" table:formula="of:=LN([.C31]^2+1)+[.C31]*COS(6*[.C31]+3)-3*[.C31]-10" office:value-type="float" office:value="0.0225253508691736" calcext:value-type="float">
            <text:p>0.0225253509</text:p>
          </table:table-cell>
          <table:table-cell table:style-name="ce23" table:formula="of:=ABS(([.C31]-[.C30])/[.C31])" office:value-type="float" office:value="0.00446475776740307" calcext:value-type="float">
            <text:p>0.00446475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7" table:formula="of:=[.C31]-[.D31]*([.C31]-[.C30])/([.D31]-[.D30])" office:value-type="float" office:value="-2.18625347633337" calcext:value-type="float">
            <text:p>-2.1862534763</text:p>
          </table:table-cell>
          <table:table-cell table:style-name="ce18" table:formula="of:=LN([.C32]^2+1)+[.C32]*COS(6*[.C32]+3)-3*[.C32]-10" office:value-type="float" office:value="-0.00457121440694053" calcext:value-type="float">
            <text:p>-0.0045712144</text:p>
          </table:table-cell>
          <table:table-cell table:style-name="ce23" table:formula="of:=ABS(([.C32]-[.C31])/[.C32])" office:value-type="float" office:value="0.00345122344795023" calcext:value-type="float">
            <text:p>0.00345122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7" table:formula="of:=[.C32]-[.D32]*([.C32]-[.C31])/([.D32]-[.D31])" office:value-type="float" office:value="-2.18498058614331" calcext:value-type="float">
            <text:p>-2.1849805861</text:p>
          </table:table-cell>
          <table:table-cell table:style-name="ce18" table:formula="of:=LN([.C33]^2+1)+[.C33]*COS(6*[.C33]+3)-3*[.C33]-10" office:value-type="float" office:value="0.000275769590697195" calcext:value-type="float">
            <text:p>0.0002757696</text:p>
          </table:table-cell>
          <table:table-cell table:style-name="ce23" table:formula="of:=ABS(([.C33]-[.C32])/[.C33])" office:value-type="float" office:value="0.000582563615501415" calcext:value-type="float">
            <text:p>0.00058256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7" table:formula="of:=[.C33]-[.D33]*([.C33]-[.C32])/([.D33]-[.D32])" office:value-type="float" office:value="-2.18505300734521" calcext:value-type="float">
            <text:p>-2.1850530073</text:p>
          </table:table-cell>
          <table:table-cell table:style-name="ce18" table:formula="of:=LN([.C34]^2+1)+[.C34]*COS(6*[.C34]+3)-3*[.C34]-10" office:value-type="float" office:value="0.00000298343964288961" calcext:value-type="float">
            <text:p>2.98343964288961E-06</text:p>
          </table:table-cell>
          <table:table-cell table:style-name="ce23" table:formula="of:=ABS(([.C34]-[.C33])/[.C34])" office:value-type="float" office:value="0.0000331439107701179" calcext:value-type="float">
            <text:p>3.31439107701179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7" table:formula="of:=[.C34]-[.D34]*([.C34]-[.C33])/([.D34]-[.D33])" office:value-type="float" office:value="-2.18505379940993" calcext:value-type="float">
            <text:p>-2.1850537994</text:p>
          </table:table-cell>
          <table:table-cell table:style-name="ce29" table:formula="of:=LN([.C35]^2+1)+[.C35]*COS(6*[.C35]+3)-3*[.C35]-10" office:value-type="float" office:value="-0.00000000199249683419112" calcext:value-type="float">
            <text:p>-0.000000002</text:p>
          </table:table-cell>
          <table:table-cell table:style-name="ce23" table:formula="of:=ABS(([.C35]-[.C34])/[.C35])" office:value-type="float" office:value="0.000000362492088055262" calcext:value-type="float">
            <text:p>3.62492088055262E-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7" table:formula="of:=[.C35]-[.D35]*([.C35]-[.C34])/([.D35]-[.D34])" office:value-type="float" office:value="-2.1850537988813" calcext:value-type="float">
            <text:p>-2.1850537989</text:p>
          </table:table-cell>
          <table:table-cell table:style-name="ce18" table:formula="of:=LN([.C36]^2+1)+[.C36]*COS(6*[.C36]+3)-3*[.C36]-10" office:value-type="float" office:value="0" calcext:value-type="float">
            <text:p>0</text:p>
          </table:table-cell>
          <table:table-cell table:style-name="ce23" table:formula="of:=ABS(([.C36]-[.C35])/[.C36])" office:value-type="float" office:value="0.00000000024192957662289" calcext:value-type="float">
            <text:p>2.4192957662289E-10</text:p>
          </table:table-cell>
          <table:table-cell table:number-columns-repeated="3"/>
        </table:table-row>
        <table:table-row table:style-name="ro1">
          <table:table-cell/>
          <table:table-cell table:style-name="ce18"/>
          <table:table-cell table:style-name="ce29" office:value-type="float" office:value="-2.1850537988" calcext:value-type="float">
            <text:p>-2.1850537988</text:p>
          </table:table-cell>
          <table:table-cell table:style-name="ce29" table:formula="of:=LN([.C37]^2+1)+[.C37]*COS(6*[.C37]+3)-3*[.C37]-10" office:value-type="float" office:value="0.000000000306442871078616" calcext:value-type="float">
            <text:p>3.06442871078616E-10</text:p>
          </table:table-cell>
          <table:table-cell table:style-name="ce29" table:formula="of:=ABS(([.C37]-[.C36])/[.C37])" office:value-type="float" office:value="0.0000000000372062396518837" calcext:value-type="float">
            <text:p>3.72062396518837E-11</text:p>
          </table:table-cell>
          <table:table-cell table:number-columns-repeated="3"/>
        </table:table-row>
        <table:table-row table:style-name="ro1">
          <table:table-cell/>
          <table:table-cell table:style-name="ce18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</text:p>
          </table:table-cell>
          <table:table-cell table:style-name="ce18" office:value-type="string" calcext:value-type="string">
            <text:p>x_n</text:p>
          </table:table-cell>
          <table:table-cell table:style-name="ce18" office:value-type="string" calcext:value-type="string">
            <text:p>f(x_n)</text:p>
          </table:table-cell>
          <table:table-cell table:style-name="ce18" office:value-type="string" calcext:value-type="string">
            <text:p>Er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float" office:value="-2.05" calcext:value-type="float">
            <text:p>-2.05</text:p>
          </table:table-cell>
          <table:table-cell table:style-name="ce18" table:formula="of:=LN([.C40]^2+1)+[.C40]*COS(6*[.C40]+3)-3*[.C40]-10" office:value-type="float" office:value="-0.166798803536512" calcext:value-type="float">
            <text:p>-0.1667988035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7" office:value-type="float" office:value="-2.15" calcext:value-type="float">
            <text:p>-2.15</text:p>
          </table:table-cell>
          <table:table-cell table:style-name="ce18" table:formula="of:=LN([.C41]^2+1)+[.C41]*COS(6*[.C41]+3)-3*[.C41]-10" office:value-type="float" office:value="0.0885373829958596" calcext:value-type="float">
            <text:p>0.088537383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7" table:formula="of:=[.C41]-[.D41]*([.C41]-[.C40])/([.D41]-[.D40])" office:value-type="float" office:value="-2.11532517219817" calcext:value-type="float">
            <text:p>-2.1153251722</text:p>
          </table:table-cell>
          <table:table-cell table:style-name="ce18" table:formula="of:=LN([.C42]^2+1)+[.C42]*COS(6*[.C42]+3)-3*[.C42]-10" office:value-type="float" office:value="0.0863705456533435" calcext:value-type="float">
            <text:p>0.0863705457</text:p>
          </table:table-cell>
          <table:table-cell table:style-name="ce23" table:formula="of:=ABS(([.C42]-[.C41])/[.C42])" office:value-type="float" office:value="0.0163921974066036" calcext:value-type="float">
            <text:p>0.01639219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7" table:formula="of:=[.C42]-[.D42]*([.C42]-[.C41])/([.D42]-[.D41])" office:value-type="float" office:value="-0.733179988101349" calcext:value-type="float">
            <text:p>-0.7331799881</text:p>
          </table:table-cell>
          <table:table-cell table:style-name="ce18" table:formula="of:=LN([.C43]^2+1)+[.C43]*COS(6*[.C43]+3)-3*[.C43]-10" office:value-type="float" office:value="-7.49554912997885" calcext:value-type="float">
            <text:p>-7.49554913</text:p>
          </table:table-cell>
          <table:table-cell table:style-name="ce23" table:formula="of:=ABS(([.C43]-[.C42])/[.C43])" office:value-type="float" office:value="1.885137628587" calcext:value-type="float">
            <text:p>1.8851376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7" table:formula="of:=[.C43]-[.D43]*([.C43]-[.C42])/([.D43]-[.D42])" office:value-type="float" office:value="-2.09958026341125" calcext:value-type="float">
            <text:p>-2.0995802634</text:p>
          </table:table-cell>
          <table:table-cell table:style-name="ce18" table:formula="of:=LN([.C44]^2+1)+[.C44]*COS(6*[.C44]+3)-3*[.C44]-10" office:value-type="float" office:value="0.0550104090768517" calcext:value-type="float">
            <text:p>0.0550104091</text:p>
          </table:table-cell>
          <table:table-cell table:style-name="ce23" table:formula="of:=ABS(([.C44]-[.C43])/[.C44])" office:value-type="float" office:value="0.650796875509713" calcext:value-type="float">
            <text:p>0.65079687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7" table:formula="of:=[.C44]-[.D44]*([.C44]-[.C43])/([.D44]-[.D43])" office:value-type="float" office:value="-2.08962520806486" calcext:value-type="float">
            <text:p>-2.0896252081</text:p>
          </table:table-cell>
          <table:table-cell table:style-name="ce18" table:formula="of:=LN([.C45]^2+1)+[.C45]*COS(6*[.C45]+3)-3*[.C45]-10" office:value-type="float" office:value="0.0253622748617008" calcext:value-type="float">
            <text:p>0.0253622749</text:p>
          </table:table-cell>
          <table:table-cell table:style-name="ce23" table:formula="of:=ABS(([.C45]-[.C44])/[.C45])" office:value-type="float" office:value="0.00476403869362309" calcext:value-type="float">
            <text:p>0.0047640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7" table:formula="of:=[.C45]-[.D45]*([.C45]-[.C44])/([.D45]-[.D44])" office:value-type="float" office:value="-2.08110923036028" calcext:value-type="float">
            <text:p>-2.0811092304</text:p>
          </table:table-cell>
          <table:table-cell table:style-name="ce18" table:formula="of:=LN([.C46]^2+1)+[.C46]*COS(6*[.C46]+3)-3*[.C46]-10" office:value-type="float" office:value="-0.00600412943519224" calcext:value-type="float">
            <text:p>-0.0060041294</text:p>
          </table:table-cell>
          <table:table-cell table:style-name="ce23" table:formula="of:=ABS(([.C46]-[.C45])/[.C46])" office:value-type="float" office:value="0.00409203783268298" calcext:value-type="float">
            <text:p>0.0040920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7" table:formula="of:=[.C46]-[.D46]*([.C46]-[.C45])/([.D46]-[.D45])" office:value-type="float" office:value="-2.08273935129864" calcext:value-type="float">
            <text:p>-2.0827393513</text:p>
          </table:table-cell>
          <table:table-cell table:style-name="ce18" table:formula="of:=LN([.C47]^2+1)+[.C47]*COS(6*[.C47]+3)-3*[.C47]-10" office:value-type="float" office:value="0.000426557773447911" calcext:value-type="float">
            <text:p>0.0004265578</text:p>
          </table:table-cell>
          <table:table-cell table:style-name="ce23" table:formula="of:=ABS(([.C47]-[.C46])/[.C47])" office:value-type="float" office:value="0.000782681201728884" calcext:value-type="float">
            <text:p>0.00078268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7" table:formula="of:=[.C47]-[.D47]*([.C47]-[.C46])/([.D47]-[.D46])" office:value-type="float" office:value="-2.08263122276815" calcext:value-type="float">
            <text:p>-2.0826312228</text:p>
          </table:table-cell>
          <table:table-cell table:style-name="ce18" table:formula="of:=LN([.C48]^2+1)+[.C48]*COS(6*[.C48]+3)-3*[.C48]-10" office:value-type="float" office:value="0.0000062401372691312" calcext:value-type="float">
            <text:p>6.2401372691312E-06</text:p>
          </table:table-cell>
          <table:table-cell table:style-name="ce23" table:formula="of:=ABS(([.C48]-[.C47])/[.C48])" office:value-type="float" office:value="0.0000519191920821277" calcext:value-type="float">
            <text:p>5.19191920821277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7" table:formula="of:=[.C48]-[.D48]*([.C48]-[.C47])/([.D48]-[.D47])" office:value-type="float" office:value="-2.08262961746584" calcext:value-type="float">
            <text:p>-2.0826296175</text:p>
          </table:table-cell>
          <table:table-cell table:style-name="ce18" table:formula="of:=LN([.C49]^2+1)+[.C49]*COS(6*[.C49]+3)-3*[.C49]-10" office:value-type="float" office:value="-0.00000000668284272364872" calcext:value-type="float">
            <text:p>-6.68284272364872E-09</text:p>
          </table:table-cell>
          <table:table-cell table:style-name="ce23" table:formula="of:=ABS(([.C49]-[.C48])/[.C49])" office:value-type="float" office:value="0.000000770805474992777" calcext:value-type="float">
            <text:p>7.70805474992777E-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7" table:formula="of:=[.C49]-[.D49]*([.C49]-[.C48])/([.D49]-[.D48])" office:value-type="float" office:value="-2.08262961918319" calcext:value-type="float">
            <text:p>-2.0826296192</text:p>
          </table:table-cell>
          <table:table-cell table:style-name="ce29" table:formula="of:=LN([.C50]^2+1)+[.C50]*COS(6*[.C50]+3)-3*[.C50]-10" office:value-type="float" office:value="0.000000000000104805053524615" calcext:value-type="float">
            <text:p>1.04805053524615E-13</text:p>
          </table:table-cell>
          <table:table-cell table:style-name="ce23" table:formula="of:=ABS(([.C50]-[.C49])/[.C50])" office:value-type="float" office:value="0.000000000824607090170085" calcext:value-type="float">
            <text:p>8.24607090170085E-10</text:p>
          </table:table-cell>
          <table:table-cell table:number-columns-repeated="3"/>
        </table:table-row>
        <table:table-row table:style-name="ro1">
          <table:table-cell/>
          <table:table-cell table:style-name="ce18"/>
          <table:table-cell table:style-name="ce29" office:value-type="float" office:value="-2.0826296191" calcext:value-type="float">
            <text:p>-2.0826296191</text:p>
          </table:table-cell>
          <table:table-cell table:style-name="ce29" table:formula="of:=LN([.C51]^2+1)+[.C51]*COS(6*[.C51]+3)-3*[.C51]-10" office:value-type="float" office:value="-0.000000000323620241715616" calcext:value-type="float">
            <text:p>-3.23620241715616E-10</text:p>
          </table:table-cell>
          <table:table-cell table:style-name="ce29" table:formula="of:=ABS(([.C51]-[.C50])/[.C51])" office:value-type="float" office:value="0.0000000000399444310987581" calcext:value-type="float">
            <text:p>3.99444310987581E-11</text:p>
          </table:table-cell>
          <table:table-cell table:number-columns-repeated="3"/>
        </table:table-row>
        <table:table-row table:style-name="ro1" table:number-rows-repeated="13"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ce18" table:number-columns-repeated="4"/>
          <table:table-cell table:number-columns-repeated="3"/>
        </table:table-row>
        <table:table-row table:style-name="ro1">
          <table:table-cell/>
          <table:table-cell table:style-name="ce18" table:number-columns-repeated="3"/>
          <table:table-cell table:style-name="ce34"/>
          <table:table-cell table:number-columns-repeated="3"/>
        </table:table-row>
        <table:table-row table:style-name="ro1" table:number-rows-repeated="104850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aices" table:style-name="ta3">
        <table:table-column table:style-name="co12" table:default-cell-style-name="Default"/>
        <table:table-column table:style-name="co12" table:default-cell-style-name="ce17"/>
        <table:table-column table:style-name="co3" table:default-cell-style-name="ce17"/>
        <table:table-column table:style-name="co20" table:default-cell-style-name="ce17"/>
        <table:table-column table:style-name="co14" table:default-cell-style-name="ce17"/>
        <table:table-column table:style-name="co21" table:default-cell-style-name="ce17"/>
        <table:table-column table:style-name="co22" table:default-cell-style-name="ce17"/>
        <table:table-column table:style-name="co12" table:default-cell-style-name="Default"/>
        <table:table-column table:style-name="co23" table:default-cell-style-name="Default"/>
        <table:table-row table:style-name="ro3">
          <table:table-cell office:value-type="string" calcext:value-type="string">
            <text:p>Taller 10.1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office:value-type="string" calcext:value-type="string">
            <text:p>Iter</text:p>
          </table:table-cell>
          <table:table-cell office:value-type="string" calcext:value-type="string">
            <text:p>x_n</text:p>
          </table:table-cell>
          <table:table-cell office:value-type="string" calcext:value-type="string">
            <text:p>fx_n</text:p>
          </table:table-cell>
          <table:table-cell office:value-type="string" calcext:value-type="string">
            <text:p>f’x_n</text:p>
          </table:table-cell>
          <table:table-cell office:value-type="string" calcext:value-type="string">
            <text:p>f’’x_n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Respuesta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float" office:value="-3.7" calcext:value-type="float">
            <text:p>-3.7</text:p>
          </table:table-cell>
          <table:table-cell table:style-name="ce37" table:formula="of:=LN([.C3]^2+1)+[.C3]*COS(6*[.C3]+3)-3*[.C3]-10" office:value-type="float" office:value="0.31205170740737" calcext:value-type="float">
            <text:p>0.3120517074</text:p>
          </table:table-cell>
          <table:table-cell table:style-name="ce37" table:formula="of:=((2*[.C3])/(1+[.C3]^2))+COS(3+6*[.C3])-6*[.C3]*SIN(3+6*[.C3])-3" office:value-type="float" office:value="-10.1861151166719" calcext:value-type="float">
            <text:p>-10.1861151167</text:p>
          </table:table-cell>
          <table:table-cell table:formula="of:=2/(1+[.C3]^2)-(4*[.C3]^2)/((1+[.C3]^2)^2)-36*[.C3]*COS(3+6*[.C3])-12*SIN(3+6*[.C3])" office:value-type="float" office:value="129.106318303234" calcext:value-type="float">
            <text:p>129.1063183032</text:p>
          </table:table-cell>
          <table:table-cell table:number-columns-repeated="2"/>
          <table:table-cell office:value-type="float" office:value="-3.65808204418438" calcext:value-type="float">
            <text:p>-3.658082044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7" table:formula="of:=[.C3]-([.D3]*[.E3])/([.E3]^2-([.D3]*[.F3]))" office:value-type="float" office:value="-3.64991901714128" calcext:value-type="float">
            <text:p>-3.6499190171</text:p>
          </table:table-cell>
          <table:table-cell table:style-name="ce37" table:formula="of:=LN([.C4]^2+1)+[.C4]*COS(6*[.C4]+3)-3*[.C4]-10" office:value-type="float" office:value="-0.033817691789924" calcext:value-type="float">
            <text:p>-0.0338176918</text:p>
          </table:table-cell>
          <table:table-cell table:style-name="ce37" table:formula="of:=((2*[.C4])/(1+[.C4]^2))+COS(3+6*[.C4])-6*[.C4]*SIN(3+6*[.C4])-3" office:value-type="float" office:value="-3.60454979133286" calcext:value-type="float">
            <text:p>-3.6045497913</text:p>
          </table:table-cell>
          <table:table-cell table:formula="of:=2/(1+[.C4]^2)-(4*[.C4]^2)/((1+[.C4]^2)^2)-36*[.C4]*COS(3+6*[.C4])-12*SIN(3+6*[.C4])" office:value-type="float" office:value="131.712250692003" calcext:value-type="float">
            <text:p>131.712250692</text:p>
          </table:table-cell>
          <table:table-cell table:style-name="ce41" table:formula="of:=ABS(([.C4]-[.C3])/[.C4])" office:value-type="float" office:value="0.0137211216532536" calcext:value-type="float">
            <text:p>0.0137211217</text:p>
          </table:table-cell>
          <table:table-cell/>
          <table:table-cell office:value-type="float" office:value="-3.58569022033513" calcext:value-type="float">
            <text:p>-3.58569022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7" table:formula="of:=[.C4]-([.D4]*[.E4])/([.E4]^2-([.D4]*[.F4]))" office:value-type="float" office:value="-3.65690575808164" calcext:value-type="float">
            <text:p>-3.6569057581</text:p>
          </table:table-cell>
          <table:table-cell table:style-name="ce37" table:formula="of:=LN([.C5]^2+1)+[.C5]*COS(6*[.C5]+3)-3*[.C5]-10" office:value-type="float" office:value="-0.00541547679531895" calcext:value-type="float">
            <text:p>-0.0054154768</text:p>
          </table:table-cell>
          <table:table-cell table:style-name="ce37" table:formula="of:=((2*[.C5])/(1+[.C5]^2))+COS(3+6*[.C5])-6*[.C5]*SIN(3+6*[.C5])-3" office:value-type="float" office:value="-4.52619072756968" calcext:value-type="float">
            <text:p>-4.5261907276</text:p>
          </table:table-cell>
          <table:table-cell table:formula="of:=2/(1+[.C5]^2)-(4*[.C5]^2)/((1+[.C5]^2)^2)-36*[.C5]*COS(3+6*[.C5])-12*SIN(3+6*[.C5])" office:value-type="float" office:value="132.074535780291" calcext:value-type="float">
            <text:p>132.0745357803</text:p>
          </table:table-cell>
          <table:table-cell table:style-name="ce41" table:formula="of:=ABS(([.C5]-[.C4])/[.C5])" office:value-type="float" office:value="0.00191056084093027" calcext:value-type="float">
            <text:p>0.0019105608</text:p>
          </table:table-cell>
          <table:table-cell/>
          <table:table-cell office:value-type="float" office:value="-2.81777314060827" calcext:value-type="float">
            <text:p>-2.817773140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7" table:formula="of:=[.C5]-([.D5]*[.E5])/([.E5]^2-([.D5]*[.F5]))" office:value-type="float" office:value="-3.65806187007825" calcext:value-type="float">
            <text:p>-3.6580618701</text:p>
          </table:table-cell>
          <table:table-cell table:style-name="ce37" table:formula="of:=LN([.C6]^2+1)+[.C6]*COS(6*[.C6]+3)-3*[.C6]-10" office:value-type="float" office:value="-0.0000944196290326715" calcext:value-type="float">
            <text:p>-9.44196290326715E-05</text:p>
          </table:table-cell>
          <table:table-cell table:style-name="ce37" table:formula="of:=((2*[.C6])/(1+[.C6]^2))+COS(3+6*[.C6])-6*[.C6]*SIN(3+6*[.C6])-3" office:value-type="float" office:value="-4.67890591962214" calcext:value-type="float">
            <text:p>-4.6789059196</text:p>
          </table:table-cell>
          <table:table-cell table:formula="of:=2/(1+[.C6]^2)-(4*[.C6]^2)/((1+[.C6]^2)^2)-36*[.C6]*COS(3+6*[.C6])-12*SIN(3+6*[.C6])" office:value-type="float" office:value="132.111934544516" calcext:value-type="float">
            <text:p>132.1119345445</text:p>
          </table:table-cell>
          <table:table-cell table:style-name="ce41" table:formula="of:=ABS(([.C6]-[.C5])/[.C6])" office:value-type="float" office:value="0.000316044954314586" calcext:value-type="float">
            <text:p>0.000316045</text:p>
          </table:table-cell>
          <table:table-cell/>
          <table:table-cell office:value-type="float" office:value="-2.1850537988813" calcext:value-type="float">
            <text:p>-2.185053798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7" table:formula="of:=[.C6]-([.D6]*[.E6])/([.E6]^2-([.D6]*[.F6]))" office:value-type="float" office:value="-3.65808203843851" calcext:value-type="float">
            <text:p>-3.6580820384</text:p>
          </table:table-cell>
          <table:table-cell table:style-name="ce38" table:formula="of:=LN([.C7]^2+1)+[.C7]*COS(6*[.C7]+3)-3*[.C7]-10" office:value-type="float" office:value="-0.0000000268996860341986" calcext:value-type="float">
            <text:p>-2.68996860341986E-08</text:p>
          </table:table-cell>
          <table:table-cell table:style-name="ce37" table:formula="of:=((2*[.C7])/(1+[.C7]^2))+COS(3+6*[.C7])-6*[.C7]*SIN(3+6*[.C7])-3" office:value-type="float" office:value="-4.68157040672044" calcext:value-type="float">
            <text:p>-4.6815704067</text:p>
          </table:table-cell>
          <table:table-cell table:formula="of:=2/(1+[.C7]^2)-(4*[.C7]^2)/((1+[.C7]^2)^2)-36*[.C7]*COS(3+6*[.C7])-12*SIN(3+6*[.C7])" office:value-type="float" office:value="132.112530009928" calcext:value-type="float">
            <text:p>132.1125300099</text:p>
          </table:table-cell>
          <table:table-cell table:style-name="ce41" table:formula="of:=ABS(([.C7]-[.C6])/[.C7])" office:value-type="float" office:value="0.00000551337013384075" calcext:value-type="float">
            <text:p>5.51337013384075E-06</text:p>
          </table:table-cell>
          <table:table-cell/>
          <table:table-cell office:value-type="float" office:value="-2.08262961918316" calcext:value-type="float">
            <text:p>-2.082629619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7" table:formula="of:=[.C7]-([.D7]*[.E7])/([.E7]^2-([.D7]*[.F7]))" office:value-type="float" office:value="-3.65808204418438" calcext:value-type="float">
            <text:p>-3.6580820442</text:p>
          </table:table-cell>
          <table:table-cell table:style-name="ce37" table:formula="of:=LN([.C8]^2+1)+[.C8]*COS(6*[.C8]+3)-3*[.C8]-10" office:value-type="float" office:value="0" calcext:value-type="float">
            <text:p>0</text:p>
          </table:table-cell>
          <table:table-cell table:style-name="ce37" table:formula="of:=((2*[.C8])/(1+[.C8]^2))+COS(3+6*[.C8])-6*[.C8]*SIN(3+6*[.C8])-3" office:value-type="float" office:value="-4.6815711658215" calcext:value-type="float">
            <text:p>-4.6815711658</text:p>
          </table:table-cell>
          <table:table-cell table:formula="of:=2/(1+[.C8]^2)-(4*[.C8]^2)/((1+[.C8]^2)^2)-36*[.C8]*COS(3+6*[.C8])-12*SIN(3+6*[.C8])" office:value-type="float" office:value="132.112530179295" calcext:value-type="float">
            <text:p>132.1125301793</text:p>
          </table:table-cell>
          <table:table-cell table:style-name="ce41" table:formula="of:=ABS(([.C8]-[.C7])/[.C8])" office:value-type="float" office:value="0.00000000157073222198935" calcext:value-type="float">
            <text:p>1.57073222198935E-09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36" office:value-type="float" office:value="-3.6580820443" calcext:value-type="float">
            <text:p>-3.6580820443</text:p>
          </table:table-cell>
          <table:table-cell table:style-name="ce38" table:formula="of:=LN([.C9]^2+1)+[.C9]*COS(6*[.C9]+3)-3*[.C9]-10" office:value-type="float" office:value="0.000000000541289679745205" calcext:value-type="float">
            <text:p>5.41289679745205E-10</text:p>
          </table:table-cell>
          <table:table-cell table:style-name="ce39"/>
          <table:table-cell table:style-name="ce18" table:number-columns-repeated="2"/>
          <table:table-cell table:number-columns-repeated="2"/>
        </table:table-row>
        <table:table-row table:style-name="ro1">
          <table:table-cell/>
          <table:table-cell table:style-name="ce18" table:number-columns-repeated="2"/>
          <table:table-cell table:style-name="ce39" table:number-columns-repeated="2"/>
          <table:table-cell table:style-name="ce18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Iter</text:p>
          </table:table-cell>
          <table:table-cell office:value-type="string" calcext:value-type="string">
            <text:p>x_n</text:p>
          </table:table-cell>
          <table:table-cell office:value-type="string" calcext:value-type="string">
            <text:p>fx_n</text:p>
          </table:table-cell>
          <table:table-cell office:value-type="string" calcext:value-type="string">
            <text:p>f’x_n</text:p>
          </table:table-cell>
          <table:table-cell office:value-type="string" calcext:value-type="string">
            <text:p>f’’x_n</text:p>
          </table:table-cell>
          <table:table-cell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float" office:value="-3.6" calcext:value-type="float">
            <text:p>-3.6</text:p>
          </table:table-cell>
          <table:table-cell table:style-name="ce37" table:formula="of:=LN([.C12]^2+1)+[.C12]*COS(6*[.C12]+3)-3*[.C12]-10" office:value-type="float" office:value="-0.0522837972463535" calcext:value-type="float">
            <text:p>-0.0522837972</text:p>
          </table:table-cell>
          <table:table-cell table:style-name="ce37" table:formula="of:=((2*[.C12])/(1+[.C12]^2))+COS(3+6*[.C12])-6*[.C12]*SIN(3+6*[.C12])-3" office:value-type="float" office:value="2.78789397412914" calcext:value-type="float">
            <text:p>2.7878939741</text:p>
          </table:table-cell>
          <table:table-cell table:formula="of:=2/(1+[.C12]^2)-(4*[.C12]^2)/((1+[.C12]^2)^2)-36*[.C12]*COS(3+6*[.C12])-12*SIN(3+6*[.C12])" office:value-type="float" office:value="122.49885107146" calcext:value-type="float">
            <text:p>122.49885107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7" table:formula="of:=[.C12]-([.D12]*[.E12])/([.E12]^2-([.D12]*[.F12]))" office:value-type="float" office:value="-3.58971848148736" calcext:value-type="float">
            <text:p>-3.5897184815</text:p>
          </table:table-cell>
          <table:table-cell table:style-name="ce37" table:formula="of:=LN([.C13]^2+1)+[.C13]*COS(6*[.C13]+3)-3*[.C13]-10" office:value-type="float" office:value="-0.0172011076315872" calcext:value-type="float">
            <text:p>-0.0172011076</text:p>
          </table:table-cell>
          <table:table-cell table:style-name="ce37" table:formula="of:=((2*[.C13])/(1+[.C13]^2))+COS(3+6*[.C13])-6*[.C13]*SIN(3+6*[.C13])-3" office:value-type="float" office:value="4.03090928743573" calcext:value-type="float">
            <text:p>4.0309092874</text:p>
          </table:table-cell>
          <table:table-cell table:formula="of:=2/(1+[.C13]^2)-(4*[.C13]^2)/((1+[.C13]^2)^2)-36*[.C13]*COS(3+6*[.C13])-12*SIN(3+6*[.C13])" office:value-type="float" office:value="119.222547305139" calcext:value-type="float">
            <text:p>119.2225473051</text:p>
          </table:table-cell>
          <table:table-cell table:style-name="ce41" table:formula="of:=ABS(([.C13]-[.C12])/[.C13])" office:value-type="float" office:value="0.00286415733313385" calcext:value-type="float">
            <text:p>0.00286415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7" table:formula="of:=[.C13]-([.D13]*[.E13])/([.E13]^2-([.D13]*[.F13]))" office:value-type="float" office:value="-3.58592941410143" calcext:value-type="float">
            <text:p>-3.5859294141</text:p>
          </table:table-cell>
          <table:table-cell table:style-name="ce37" table:formula="of:=LN([.C14]^2+1)+[.C14]*COS(6*[.C14]+3)-3*[.C14]-10" office:value-type="float" office:value="-0.00107500098731705" calcext:value-type="float">
            <text:p>-0.001075001</text:p>
          </table:table-cell>
          <table:table-cell table:style-name="ce37" table:formula="of:=((2*[.C14])/(1+[.C14]^2))+COS(3+6*[.C14])-6*[.C14]*SIN(3+6*[.C14])-3" office:value-type="float" office:value="4.48017093834689" calcext:value-type="float">
            <text:p>4.4801709383</text:p>
          </table:table-cell>
          <table:table-cell table:formula="of:=2/(1+[.C14]^2)-(4*[.C14]^2)/((1+[.C14]^2)^2)-36*[.C14]*COS(3+6*[.C14])-12*SIN(3+6*[.C14])" office:value-type="float" office:value="117.903296827002" calcext:value-type="float">
            <text:p>117.903296827</text:p>
          </table:table-cell>
          <table:table-cell table:style-name="ce41" table:formula="of:=ABS(([.C14]-[.C13])/[.C14])" office:value-type="float" office:value="0.00105664862532677" calcext:value-type="float">
            <text:p>0.00105664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7" table:formula="of:=[.C14]-([.D14]*[.E14])/([.E14]^2-([.D14]*[.F14]))" office:value-type="float" office:value="-3.58569097333663" calcext:value-type="float">
            <text:p>-3.5856909733</text:p>
          </table:table-cell>
          <table:table-cell table:style-name="ce37" table:formula="of:=LN([.C15]^2+1)+[.C15]*COS(6*[.C15]+3)-3*[.C15]-10" office:value-type="float" office:value="-0.0000033947702657855" calcext:value-type="float">
            <text:p>-3.3947702657855E-06</text:p>
          </table:table-cell>
          <table:table-cell table:style-name="ce37" table:formula="of:=((2*[.C15])/(1+[.C15]^2))+COS(3+6*[.C15])-6*[.C15]*SIN(3+6*[.C15])-3" office:value-type="float" office:value="4.50827376159178" calcext:value-type="float">
            <text:p>4.5082737616</text:p>
          </table:table-cell>
          <table:table-cell table:formula="of:=2/(1+[.C15]^2)-(4*[.C15]^2)/((1+[.C15]^2)^2)-36*[.C15]*COS(3+6*[.C15])-12*SIN(3+6*[.C15])" office:value-type="float" office:value="117.818297420153" calcext:value-type="float">
            <text:p>117.8182974202</text:p>
          </table:table-cell>
          <table:table-cell table:style-name="ce41" table:formula="of:=ABS(([.C15]-[.C14])/[.C15])" office:value-type="float" office:value="0.0000664978567812711" calcext:value-type="float">
            <text:p>6.64978567812711E-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7" table:formula="of:=[.C15]-([.D15]*[.E15])/([.E15]^2-([.D15]*[.F15]))" office:value-type="float" office:value="-3.58569022034254" calcext:value-type="float">
            <text:p>-3.5856902203</text:p>
          </table:table-cell>
          <table:table-cell table:style-name="ce40" table:formula="of:=LN([.C16]^2+1)+[.C16]*COS(6*[.C16]+3)-3*[.C16]-10" office:value-type="float" office:value="-0.0000000000334026140080823" calcext:value-type="float">
            <text:p>-3.34026140080823E-11</text:p>
          </table:table-cell>
          <table:table-cell table:style-name="ce37" table:formula="of:=((2*[.C16])/(1+[.C16]^2))+COS(3+6*[.C16])-6*[.C16]*SIN(3+6*[.C16])-3" office:value-type="float" office:value="4.50836247797128" calcext:value-type="float">
            <text:p>4.508362478</text:p>
          </table:table-cell>
          <table:table-cell table:formula="of:=2/(1+[.C16]^2)-(4*[.C16]^2)/((1+[.C16]^2)^2)-36*[.C16]*COS(3+6*[.C16])-12*SIN(3+6*[.C16])" office:value-type="float" office:value="117.818028623009" calcext:value-type="float">
            <text:p>117.818028623</text:p>
          </table:table-cell>
          <table:table-cell table:style-name="ce41" table:formula="of:=ABS(([.C16]-[.C15])/[.C16])" office:value-type="float" office:value="0.000000209999758897793" calcext:value-type="float">
            <text:p>0.000000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7" table:formula="of:=[.C16]-([.D16]*[.E16])/([.E16]^2-([.D16]*[.F16]))" office:value-type="float" office:value="-3.58569022033513" calcext:value-type="float">
            <text:p>-3.5856902203</text:p>
          </table:table-cell>
          <table:table-cell table:style-name="ce37" table:formula="of:=LN([.C17]^2+1)+[.C17]*COS(6*[.C17]+3)-3*[.C17]-10" office:value-type="float" office:value="0" calcext:value-type="float">
            <text:p>0</text:p>
          </table:table-cell>
          <table:table-cell table:style-name="ce37" table:formula="of:=((2*[.C17])/(1+[.C17]^2))+COS(3+6*[.C17])-6*[.C17]*SIN(3+6*[.C17])-3" office:value-type="float" office:value="4.50836247884421" calcext:value-type="float">
            <text:p>4.5083624788</text:p>
          </table:table-cell>
          <table:table-cell table:formula="of:=2/(1+[.C17]^2)-(4*[.C17]^2)/((1+[.C17]^2)^2)-36*[.C17]*COS(3+6*[.C17])-12*SIN(3+6*[.C17])" office:value-type="float" office:value="117.818028620364" calcext:value-type="float">
            <text:p>117.8180286204</text:p>
          </table:table-cell>
          <table:table-cell table:style-name="ce41" table:formula="of:=ABS(([.C17]-[.C16])/[.C17])" office:value-type="float" office:value="0.00000000000206632026802526" calcext:value-type="float">
            <text:p>2.06632026802526E-1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office:value-type="float" office:value="-3.5856902202" calcext:value-type="float">
            <text:p>-3.5856902202</text:p>
          </table:table-cell>
          <table:table-cell table:style-name="ce40" table:formula="of:=LN([.C18]^2+1)+[.C18]*COS(6*[.C18]+3)-3*[.C18]-10" office:value-type="float" office:value="0.000000000609238881565943" calcext:value-type="float">
            <text:p>6.09238881565943E-10</text:p>
          </table:table-cell>
          <table:table-cell table:style-name="ce37"/>
          <table:table-cell/>
          <table:table-cell table:style-name="ce29" table:formula="of:=ABS(([.C18]-[.C17])/[.C18])" office:value-type="float" office:value="0.0000000000376873087163138" calcext:value-type="float">
            <text:p>3.76873087163138E-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style-name="ce37" table:number-columns-repeated="2"/>
          <table:table-cell/>
          <table:table-cell table:style-name="ce18"/>
          <table:table-cell table:number-columns-repeated="2"/>
        </table:table-row>
        <table:table-row table:style-name="ro1">
          <table:table-cell/>
          <table:table-cell office:value-type="string" calcext:value-type="string">
            <text:p>Iter</text:p>
          </table:table-cell>
          <table:table-cell office:value-type="string" calcext:value-type="string">
            <text:p>x_n</text:p>
          </table:table-cell>
          <table:table-cell office:value-type="string" calcext:value-type="string">
            <text:p>fx_n</text:p>
          </table:table-cell>
          <table:table-cell office:value-type="string" calcext:value-type="string">
            <text:p>f’x_n</text:p>
          </table:table-cell>
          <table:table-cell office:value-type="string" calcext:value-type="string">
            <text:p>f’’x_n</text:p>
          </table:table-cell>
          <table:table-cell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float" office:value="-2.9" calcext:value-type="float">
            <text:p>-2.9</text:p>
          </table:table-cell>
          <table:table-cell table:style-name="ce37" table:formula="of:=LN([.C21]^2+1)+[.C21]*COS(6*[.C21]+3)-3*[.C21]-10" office:value-type="float" office:value="1.69524328661717" calcext:value-type="float">
            <text:p>1.6952432866</text:p>
          </table:table-cell>
          <table:table-cell table:style-name="ce37" table:formula="of:=((2*[.C21])/(1+[.C21]^2))+COS(3+6*[.C21])-6*[.C21]*SIN(3+6*[.C21])-3" office:value-type="float" office:value="-20.6786282367153" calcext:value-type="float">
            <text:p>-20.6786282367</text:p>
          </table:table-cell>
          <table:table-cell table:formula="of:=2/(1+[.C21]^2)-(4*[.C21]^2)/((1+[.C21]^2)^2)-36*[.C21]*COS(3+6*[.C21])-12*SIN(3+6*[.C21])" office:value-type="float" office:value="-15.7044053329892" calcext:value-type="float">
            <text:p>-15.704405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7" table:formula="of:=[.C21]-([.D21]*[.E21])/([.E21]^2-([.D21]*[.F21]))" office:value-type="float" office:value="-2.82282450509769" calcext:value-type="float">
            <text:p>-2.8228245051</text:p>
          </table:table-cell>
          <table:table-cell table:style-name="ce37" table:formula="of:=LN([.C22]^2+1)+[.C22]*COS(6*[.C22]+3)-3*[.C22]-10" office:value-type="float" office:value="0.100756874014959" calcext:value-type="float">
            <text:p>0.100756874</text:p>
          </table:table-cell>
          <table:table-cell table:style-name="ce37" table:formula="of:=((2*[.C22])/(1+[.C22]^2))+COS(3+6*[.C22])-6*[.C22]*SIN(3+6*[.C22])-3" office:value-type="float" office:value="-20.0292194283319" calcext:value-type="float">
            <text:p>-20.0292194283</text:p>
          </table:table-cell>
          <table:table-cell table:formula="of:=2/(1+[.C22]^2)-(4*[.C22]^2)/((1+[.C22]^2)^2)-36*[.C22]*COS(3+6*[.C22])-12*SIN(3+6*[.C22])" office:value-type="float" office:value="31.7980129548468" calcext:value-type="float">
            <text:p>31.7980129548</text:p>
          </table:table-cell>
          <table:table-cell table:style-name="ce41" table:formula="of:=ABS(([.C22]-[.C21])/[.C22])" office:value-type="float" office:value="0.027339813283801" calcext:value-type="float">
            <text:p>0.02733981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7" table:formula="of:=[.C22]-([.D22]*[.E22])/([.E22]^2-([.D22]*[.F22]))" office:value-type="float" office:value="-2.81775351224201" calcext:value-type="float">
            <text:p>-2.8177535122</text:p>
          </table:table-cell>
          <table:table-cell table:style-name="ce37" table:formula="of:=LN([.C23]^2+1)+[.C23]*COS(6*[.C23]+3)-3*[.C23]-10" office:value-type="float" office:value="-0.000389837831859197" calcext:value-type="float">
            <text:p>-0.0003898378</text:p>
          </table:table-cell>
          <table:table-cell table:style-name="ce37" table:formula="of:=((2*[.C23])/(1+[.C23]^2))+COS(3+6*[.C23])-6*[.C23]*SIN(3+6*[.C23])-3" office:value-type="float" office:value="-19.8606008940084" calcext:value-type="float">
            <text:p>-19.860600894</text:p>
          </table:table-cell>
          <table:table-cell table:formula="of:=2/(1+[.C23]^2)-(4*[.C23]^2)/((1+[.C23]^2)^2)-36*[.C23]*COS(3+6*[.C23])-12*SIN(3+6*[.C23])" office:value-type="float" office:value="34.6981848501269" calcext:value-type="float">
            <text:p>34.6981848501</text:p>
          </table:table-cell>
          <table:table-cell table:style-name="ce41" table:formula="of:=ABS(([.C23]-[.C22])/[.C23])" office:value-type="float" office:value="0.00179965807287446" calcext:value-type="float">
            <text:p>0.00179965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7" table:formula="of:=[.C23]-([.D23]*[.E23])/([.E23]^2-([.D23]*[.F23]))" office:value-type="float" office:value="-2.81777314027168" calcext:value-type="float">
            <text:p>-2.8177731403</text:p>
          </table:table-cell>
          <table:table-cell table:style-name="ce40" table:formula="of:=LN([.C24]^2+1)+[.C24]*COS(6*[.C24]+3)-3*[.C24]-10" office:value-type="float" office:value="-0.00000000668507738055268" calcext:value-type="float">
            <text:p>-6.68507738055268E-09</text:p>
          </table:table-cell>
          <table:table-cell table:style-name="ce37" table:formula="of:=((2*[.C24])/(1+[.C24]^2))+COS(3+6*[.C24])-6*[.C24]*SIN(3+6*[.C24])-3" office:value-type="float" office:value="-19.8612818416424" calcext:value-type="float">
            <text:p>-19.8612818416</text:p>
          </table:table-cell>
          <table:table-cell table:formula="of:=2/(1+[.C24]^2)-(4*[.C24]^2)/((1+[.C24]^2)^2)-36*[.C24]*COS(3+6*[.C24])-12*SIN(3+6*[.C24])" office:value-type="float" office:value="34.6870407123205" calcext:value-type="float">
            <text:p>34.6870407123</text:p>
          </table:table-cell>
          <table:table-cell table:style-name="ce41" table:formula="of:=ABS(([.C24]-[.C23])/[.C24])" office:value-type="float" office:value="0.00000696579486425841" calcext:value-type="float">
            <text:p>6.96579486425841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7" table:formula="of:=[.C24]-([.D24]*[.E24])/([.E24]^2-([.D24]*[.F24]))" office:value-type="float" office:value="-2.81777314060827" calcext:value-type="float">
            <text:p>-2.8177731406</text:p>
          </table:table-cell>
          <table:table-cell table:style-name="ce37" table:formula="of:=LN([.C25]^2+1)+[.C25]*COS(6*[.C25]+3)-3*[.C25]-10" office:value-type="float" office:value="0" calcext:value-type="float">
            <text:p>0</text:p>
          </table:table-cell>
          <table:table-cell table:style-name="ce37" table:formula="of:=((2*[.C25])/(1+[.C25]^2))+COS(3+6*[.C25])-6*[.C25]*SIN(3+6*[.C25])-3" office:value-type="float" office:value="-19.8612818533177" calcext:value-type="float">
            <text:p>-19.8612818533</text:p>
          </table:table-cell>
          <table:table-cell table:formula="of:=2/(1+[.C25]^2)-(4*[.C25]^2)/((1+[.C25]^2)^2)-36*[.C25]*COS(3+6*[.C25])-12*SIN(3+6*[.C25])" office:value-type="float" office:value="34.6870405212107" calcext:value-type="float">
            <text:p>34.6870405212</text:p>
          </table:table-cell>
          <table:table-cell table:style-name="ce41" table:formula="of:=ABS(([.C25]-[.C24])/[.C25])" office:value-type="float" office:value="0.000000000119451963669793" calcext:value-type="float">
            <text:p>1.19451963669793E-10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29" office:value-type="float" office:value="-2.8177731407" calcext:value-type="float">
            <text:p>-2.8177731407</text:p>
          </table:table-cell>
          <table:table-cell table:style-name="ce40" table:formula="of:=LN([.C26]^2+1)+[.C26]*COS(6*[.C26]+3)-3*[.C26]-10" office:value-type="float" office:value="0.00000000182183512720258" calcext:value-type="float">
            <text:p>1.82183512720258E-09</text:p>
          </table:table-cell>
          <table:table-cell table:style-name="ce39"/>
          <table:table-cell table:style-name="ce18"/>
          <table:table-cell table:style-name="ce29" table:formula="of:=ABS(([.C26]-[.C25])/[.C26])" office:value-type="float" office:value="0.000000000032553351168424" calcext:value-type="float">
            <text:p>3.2553351168424E-11</text:p>
          </table:table-cell>
          <table:table-cell table:number-columns-repeated="2"/>
        </table:table-row>
        <table:table-row table:style-name="ro1">
          <table:table-cell/>
          <table:table-cell table:style-name="ce18" table:number-columns-repeated="2"/>
          <table:table-cell table:style-name="ce39" table:number-columns-repeated="2"/>
          <table:table-cell table:style-name="ce18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Iter</text:p>
          </table:table-cell>
          <table:table-cell office:value-type="string" calcext:value-type="string">
            <text:p>x_n</text:p>
          </table:table-cell>
          <table:table-cell office:value-type="string" calcext:value-type="string">
            <text:p>fx_n</text:p>
          </table:table-cell>
          <table:table-cell office:value-type="string" calcext:value-type="string">
            <text:p>f’x_n</text:p>
          </table:table-cell>
          <table:table-cell office:value-type="string" calcext:value-type="string">
            <text:p>f’’x_n</text:p>
          </table:table-cell>
          <table:table-cell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float" office:value="-2.2" calcext:value-type="float">
            <text:p>-2.2</text:p>
          </table:table-cell>
          <table:table-cell table:style-name="ce37" table:formula="of:=LN([.C29]^2+1)+[.C29]*COS(6*[.C29]+3)-3*[.C29]-10" office:value-type="float" office:value="-0.0638847687000261" calcext:value-type="float">
            <text:p>-0.0638847687</text:p>
          </table:table-cell>
          <table:table-cell table:style-name="ce37" table:formula="of:=((2*[.C29])/(1+[.C29]^2))+COS(3+6*[.C29])-6*[.C29]*SIN(3+6*[.C29])-3" office:value-type="float" office:value="4.77065556667333" calcext:value-type="float">
            <text:p>4.7706555667</text:p>
          </table:table-cell>
          <table:table-cell table:formula="of:=2/(1+[.C29]^2)-(4*[.C29]^2)/((1+[.C29]^2)^2)-36*[.C29]*COS(3+6*[.C29])-12*SIN(3+6*[.C29])" office:value-type="float" office:value="-65.1935188528326" calcext:value-type="float">
            <text:p>-65.19351885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7" table:formula="of:=[.C29]-([.D29]*[.E29])/([.E29]^2-([.D29]*[.F29]))" office:value-type="float" office:value="-2.18360935727741" calcext:value-type="float">
            <text:p>-2.1836093573</text:p>
          </table:table-cell>
          <table:table-cell table:style-name="ce37" table:formula="of:=LN([.C30]^2+1)+[.C30]*COS(6*[.C30]+3)-3*[.C30]-10" office:value-type="float" office:value="0.00537260521743299" calcext:value-type="float">
            <text:p>0.0053726052</text:p>
          </table:table-cell>
          <table:table-cell table:style-name="ce37" table:formula="of:=((2*[.C30])/(1+[.C30]^2))+COS(3+6*[.C30])-6*[.C30]*SIN(3+6*[.C30])-3" office:value-type="float" office:value="3.66972807381297" calcext:value-type="float">
            <text:p>3.6697280738</text:p>
          </table:table-cell>
          <table:table-cell table:formula="of:=2/(1+[.C30]^2)-(4*[.C30]^2)/((1+[.C30]^2)^2)-36*[.C30]*COS(3+6*[.C30])-12*SIN(3+6*[.C30])" office:value-type="float" office:value="-69.021812802675" calcext:value-type="float">
            <text:p>-69.0218128027</text:p>
          </table:table-cell>
          <table:table-cell table:style-name="ce41" table:formula="of:=ABS(([.C30]-[.C29])/[.C30])" office:value-type="float" office:value="0.00750621564611268" calcext:value-type="float">
            <text:p>0.00750621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7" table:formula="of:=[.C30]-([.D30]*[.E30])/([.E30]^2-([.D30]*[.F30]))" office:value-type="float" office:value="-2.18503415734553" calcext:value-type="float">
            <text:p>-2.1850341573</text:p>
          </table:table-cell>
          <table:table-cell table:style-name="ce37" table:formula="of:=LN([.C31]^2+1)+[.C31]*COS(6*[.C31]+3)-3*[.C31]-10" office:value-type="float" office:value="0.00007401970473353" calcext:value-type="float">
            <text:p>7.401970473353E-05</text:p>
          </table:table-cell>
          <table:table-cell table:style-name="ce37" table:formula="of:=((2*[.C31])/(1+[.C31]^2))+COS(3+6*[.C31])-6*[.C31]*SIN(3+6*[.C31])-3" office:value-type="float" office:value="3.76785453739451" calcext:value-type="float">
            <text:p>3.7678545374</text:p>
          </table:table-cell>
          <table:table-cell table:formula="of:=2/(1+[.C31]^2)-(4*[.C31]^2)/((1+[.C31]^2)^2)-36*[.C31]*COS(3+6*[.C31])-12*SIN(3+6*[.C31])" office:value-type="float" office:value="-68.7179368703454" calcext:value-type="float">
            <text:p>-68.7179368703</text:p>
          </table:table-cell>
          <table:table-cell table:style-name="ce41" table:formula="of:=ABS(([.C31]-[.C30])/[.C31])" office:value-type="float" office:value="0.00065207221742396" calcext:value-type="float">
            <text:p>0.00065207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7" table:formula="of:=[.C31]-([.D31]*[.E31])/([.E31]^2-([.D31]*[.F31]))" office:value-type="float" office:value="-2.18505379536322" calcext:value-type="float">
            <text:p>-2.1850537954</text:p>
          </table:table-cell>
          <table:table-cell table:style-name="ce40" table:formula="of:=LN([.C32]^2+1)+[.C32]*COS(6*[.C32]+3)-3*[.C32]-10" office:value-type="float" office:value="0.0000000132603634739326" calcext:value-type="float">
            <text:p>1.32603634739326E-08</text:p>
          </table:table-cell>
          <table:table-cell table:style-name="ce37" table:formula="of:=((2*[.C32])/(1+[.C32]^2))+COS(3+6*[.C32])-6*[.C32]*SIN(3+6*[.C32])-3" office:value-type="float" office:value="3.76920397994888" calcext:value-type="float">
            <text:p>3.7692039799</text:p>
          </table:table-cell>
          <table:table-cell table:formula="of:=2/(1+[.C32]^2)-(4*[.C32]^2)/((1+[.C32]^2)^2)-36*[.C32]*COS(3+6*[.C32])-12*SIN(3+6*[.C32])" office:value-type="float" office:value="-68.7137096608379" calcext:value-type="float">
            <text:p>-68.7137096608</text:p>
          </table:table-cell>
          <table:table-cell table:style-name="ce41" table:formula="of:=ABS(([.C32]-[.C31])/[.C32])" office:value-type="float" office:value="0.00000898742984193189" calcext:value-type="float">
            <text:p>8.98742984193189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7" table:formula="of:=[.C32]-([.D32]*[.E32])/([.E32]^2-([.D32]*[.F32]))" office:value-type="float" office:value="-2.1850537988813" calcext:value-type="float">
            <text:p>-2.1850537989</text:p>
          </table:table-cell>
          <table:table-cell table:style-name="ce37" table:formula="of:=LN([.C33]^2+1)+[.C33]*COS(6*[.C33]+3)-3*[.C33]-10" office:value-type="float" office:value="0" calcext:value-type="float">
            <text:p>0</text:p>
          </table:table-cell>
          <table:table-cell table:style-name="ce37" table:formula="of:=((2*[.C33])/(1+[.C33]^2))+COS(3+6*[.C33])-6*[.C33]*SIN(3+6*[.C33])-3" office:value-type="float" office:value="3.76920422168925" calcext:value-type="float">
            <text:p>3.7692042217</text:p>
          </table:table-cell>
          <table:table-cell table:formula="of:=2/(1+[.C33]^2)-(4*[.C33]^2)/((1+[.C33]^2)^2)-36*[.C33]*COS(3+6*[.C33])-12*SIN(3+6*[.C33])" office:value-type="float" office:value="-68.7137089034539" calcext:value-type="float">
            <text:p>-68.7137089035</text:p>
          </table:table-cell>
          <table:table-cell table:style-name="ce41" table:formula="of:=ABS(([.C33]-[.C32])/[.C33])" office:value-type="float" office:value="0.00000000161006584615587" calcext:value-type="float">
            <text:p>1.61006584615587E-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office:value-type="float" office:value="-2.185053799" calcext:value-type="float">
            <text:p>-2.185053799</text:p>
          </table:table-cell>
          <table:table-cell table:style-name="ce40" table:formula="of:=LN([.C34]^2+1)+[.C34]*COS(6*[.C34]+3)-3*[.C34]-10" office:value-type="float" office:value="-0.000000000447398562641865" calcext:value-type="float">
            <text:p>-4.47398562641865E-10</text:p>
          </table:table-cell>
          <table:table-cell table:number-columns-repeated="2"/>
          <table:table-cell table:style-name="ce29" table:formula="of:=ABS(([.C34]-[.C33])/[.C34])" office:value-type="float" office:value="0.0000000000543230691154181" calcext:value-type="float">
            <text:p>5.43230691154181E-1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ter</text:p>
          </table:table-cell>
          <table:table-cell office:value-type="string" calcext:value-type="string">
            <text:p>x_n</text:p>
          </table:table-cell>
          <table:table-cell office:value-type="string" calcext:value-type="string">
            <text:p>fx_n</text:p>
          </table:table-cell>
          <table:table-cell office:value-type="string" calcext:value-type="string">
            <text:p>f’x_n</text:p>
          </table:table-cell>
          <table:table-cell office:value-type="string" calcext:value-type="string">
            <text:p>f’’x_n</text:p>
          </table:table-cell>
          <table:table-cell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float" office:value="-2" calcext:value-type="float">
            <text:p>-2</text:p>
          </table:table-cell>
          <table:table-cell table:style-name="ce37" table:formula="of:=LN([.C37]^2+1)+[.C37]*COS(6*[.C37]+3)-3*[.C37]-10" office:value-type="float" office:value="-0.568301563796545" calcext:value-type="float">
            <text:p>-0.5683015638</text:p>
          </table:table-cell>
          <table:table-cell table:style-name="ce37" table:formula="of:=((2*[.C37])/(1+[.C37]^2))+COS(3+6*[.C37])-6*[.C37]*SIN(3+6*[.C37])-3" office:value-type="float" office:value="-9.65655208478576" calcext:value-type="float">
            <text:p>-9.6565520848</text:p>
          </table:table-cell>
          <table:table-cell table:formula="of:=2/(1+[.C37]^2)-(4*[.C37]^2)/((1+[.C37]^2)^2)-36*[.C37]*COS(3+6*[.C37])-12*SIN(3+6*[.C37])" office:value-type="float" office:value="-60.8959570327957" calcext:value-type="float">
            <text:p>-60.8959570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7" table:formula="of:=[.C37]-([.D37]*[.E37])/([.E37]^2-([.D37]*[.F37]))" office:value-type="float" office:value="-2.09358239599474" calcext:value-type="float">
            <text:p>-2.093582396</text:p>
          </table:table-cell>
          <table:table-cell table:style-name="ce37" table:formula="of:=LN([.C38]^2+1)+[.C38]*COS(6*[.C38]+3)-3*[.C38]-10" office:value-type="float" office:value="0.0380561187425084" calcext:value-type="float">
            <text:p>0.0380561187</text:p>
          </table:table-cell>
          <table:table-cell table:style-name="ce37" table:formula="of:=((2*[.C38])/(1+[.C38]^2))+COS(3+6*[.C38])-6*[.C38]*SIN(3+6*[.C38])-3" office:value-type="float" office:value="-3.05648842516597" calcext:value-type="float">
            <text:p>-3.0564884252</text:p>
          </table:table-cell>
          <table:table-cell table:formula="of:=2/(1+[.C38]^2)-(4*[.C38]^2)/((1+[.C38]^2)^2)-36*[.C38]*COS(3+6*[.C38])-12*SIN(3+6*[.C38])" office:value-type="float" office:value="-76.5346752015244" calcext:value-type="float">
            <text:p>-76.5346752015</text:p>
          </table:table-cell>
          <table:table-cell table:style-name="ce41" table:formula="of:=ABS(([.C38]-[.C37])/[.C38])" office:value-type="float" office:value="0.0446996479210798" calcext:value-type="float">
            <text:p>0.04469964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7" table:formula="of:=[.C38]-([.D38]*[.E38])/([.E38]^2-([.D38]*[.F38]))" office:value-type="float" office:value="-2.08409071019157" calcext:value-type="float">
            <text:p>-2.0840907102</text:p>
          </table:table-cell>
          <table:table-cell table:style-name="ce37" table:formula="of:=LN([.C39]^2+1)+[.C39]*COS(6*[.C39]+3)-3*[.C39]-10" office:value-type="float" office:value="0.00560470637879718" calcext:value-type="float">
            <text:p>0.0056047064</text:p>
          </table:table-cell>
          <table:table-cell table:style-name="ce37" table:formula="of:=((2*[.C39])/(1+[.C39]^2))+COS(3+6*[.C39])-6*[.C39]*SIN(3+6*[.C39])-3" office:value-type="float" office:value="-3.78049318894218" calcext:value-type="float">
            <text:p>-3.7804931889</text:p>
          </table:table-cell>
          <table:table-cell table:formula="of:=2/(1+[.C39]^2)-(4*[.C39]^2)/((1+[.C39]^2)^2)-36*[.C39]*COS(3+6*[.C39])-12*SIN(3+6*[.C39])" office:value-type="float" office:value="-75.9790836618617" calcext:value-type="float">
            <text:p>-75.9790836619</text:p>
          </table:table-cell>
          <table:table-cell table:style-name="ce41" table:formula="of:=ABS(([.C39]-[.C38])/[.C39])" office:value-type="float" office:value="0.0045543534917892" calcext:value-type="float">
            <text:p>0.00455435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7" table:formula="of:=[.C39]-([.D39]*[.E39])/([.E39]^2-([.D39]*[.F39]))" office:value-type="float" office:value="-2.08265107174731" calcext:value-type="float">
            <text:p>-2.0826510717</text:p>
          </table:table-cell>
          <table:table-cell table:style-name="ce37" table:formula="of:=LN([.C40]^2+1)+[.C40]*COS(6*[.C40]+3)-3*[.C40]-10" office:value-type="float" office:value="0.0000834636408484357" calcext:value-type="float">
            <text:p>8.34636408484357E-05</text:p>
          </table:table-cell>
          <table:table-cell table:style-name="ce37" table:formula="of:=((2*[.C40])/(1+[.C40]^2))+COS(3+6*[.C40])-6*[.C40]*SIN(3+6*[.C40])-3" office:value-type="float" office:value="-3.88979991139773" calcext:value-type="float">
            <text:p>-3.8897999114</text:p>
          </table:table-cell>
          <table:table-cell table:formula="of:=2/(1+[.C40]^2)-(4*[.C40]^2)/((1+[.C40]^2)^2)-36*[.C40]*COS(3+6*[.C40])-12*SIN(3+6*[.C40])" office:value-type="float" office:value="-75.8729834102625" calcext:value-type="float">
            <text:p>-75.8729834103</text:p>
          </table:table-cell>
          <table:table-cell table:style-name="ce41" table:formula="of:=ABS(([.C40]-[.C39])/[.C40])" office:value-type="float" office:value="0.000691252828564122" calcext:value-type="float">
            <text:p>0.00069125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7" table:formula="of:=[.C40]-([.D40]*[.E40])/([.E40]^2-([.D40]*[.F40]))" office:value-type="float" office:value="-2.08262962367156" calcext:value-type="float">
            <text:p>-2.0826296237</text:p>
          </table:table-cell>
          <table:table-cell table:style-name="ce40" table:formula="of:=LN([.C41]^2+1)+[.C41]*COS(6*[.C41]+3)-3*[.C41]-10" office:value-type="float" office:value="0.0000000174662755370036" calcext:value-type="float">
            <text:p>1.74662755370036E-08</text:p>
          </table:table-cell>
          <table:table-cell table:style-name="ce37" table:formula="of:=((2*[.C41])/(1+[.C41]^2))+COS(3+6*[.C41])-6*[.C41]*SIN(3+6*[.C41])-3" office:value-type="float" office:value="-3.89142722348091" calcext:value-type="float">
            <text:p>-3.8914272235</text:p>
          </table:table-cell>
          <table:table-cell table:formula="of:=2/(1+[.C41]^2)-(4*[.C41]^2)/((1+[.C41]^2)^2)-36*[.C41]*COS(3+6*[.C41])-12*SIN(3+6*[.C41])" office:value-type="float" office:value="-75.8713595160375" calcext:value-type="float">
            <text:p>-75.871359516</text:p>
          </table:table-cell>
          <table:table-cell table:style-name="ce41" table:formula="of:=ABS(([.C41]-[.C40])/[.C41])" office:value-type="float" office:value="0.000010298555012744" calcext:value-type="float">
            <text:p>1.0298555012744E-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7" table:formula="of:=[.C41]-([.D41]*[.E41])/([.E41]^2-([.D41]*[.F41]))" office:value-type="float" office:value="-2.08262961918316" calcext:value-type="float">
            <text:p>-2.0826296192</text:p>
          </table:table-cell>
          <table:table-cell table:style-name="ce37" table:formula="of:=LN([.C42]^2+1)+[.C42]*COS(6*[.C42]+3)-3*[.C42]-10" office:value-type="float" office:value="0" calcext:value-type="float">
            <text:p>0</text:p>
          </table:table-cell>
          <table:table-cell table:style-name="ce37" table:formula="of:=((2*[.C42])/(1+[.C42]^2))+COS(3+6*[.C42])-6*[.C42]*SIN(3+6*[.C42])-3" office:value-type="float" office:value="-3.89142756402175" calcext:value-type="float">
            <text:p>-3.891427564</text:p>
          </table:table-cell>
          <table:table-cell table:formula="of:=2/(1+[.C42]^2)-(4*[.C42]^2)/((1+[.C42]^2)^2)-36*[.C42]*COS(3+6*[.C42])-12*SIN(3+6*[.C42])" office:value-type="float" office:value="-75.8713591760754" calcext:value-type="float">
            <text:p>-75.8713591761</text:p>
          </table:table-cell>
          <table:table-cell table:style-name="ce41" table:formula="of:=ABS(([.C42]-[.C41])/[.C42])" office:value-type="float" office:value="0.00000000215515906251038" calcext:value-type="float">
            <text:p>2.15515906251038E-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office:value-type="float" office:value="-2.0826296191" calcext:value-type="float">
            <text:p>-2.0826296191</text:p>
          </table:table-cell>
          <table:table-cell table:style-name="ce40" table:formula="of:=LN([.C43]^2+1)+[.C43]*COS(6*[.C43]+3)-3*[.C43]-10" office:value-type="float" office:value="-0.000000000323620241715616" calcext:value-type="float">
            <text:p>-3.23620241715616E-10</text:p>
          </table:table-cell>
          <table:table-cell table:number-columns-repeated="2"/>
          <table:table-cell table:style-name="ce29" table:formula="of:=ABS(([.C43]-[.C42])/[.C43])" office:value-type="float" office:value="0.0000000000399316370078902" calcext:value-type="float">
            <text:p>3.99316370078902E-11</text:p>
          </table:table-cell>
          <table:table-cell table:number-columns-repeated="2"/>
        </table:table-row>
        <table:table-row table:style-name="ro1" table:number-rows-repeated="5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spuestas" table:style-name="ta3">
        <office:forms form:automatic-focus="false" form:apply-design-mode="false"/>
        <table:table-column table:style-name="co12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ce44"/>
        <table:table-column table:style-name="co26" table:number-columns-repeated="2" table:default-cell-style-name="Default"/>
        <table:table-row table:style-name="ro3">
          <table:table-cell office:value-type="string" calcext:value-type="string">
            <text:p>Taller 10.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Biseccion</text:p>
          </table:table-cell>
          <table:table-cell office:value-type="string" calcext:value-type="string">
            <text:p>Punto fijo</text:p>
          </table:table-cell>
          <table:table-cell table:style-name="Default" office:value-type="string" calcext:value-type="string">
            <text:p>Newton</text:p>
          </table:table-cell>
          <table:table-cell office:value-type="string" calcext:value-type="string">
            <text:p>Secante</text:p>
          </table:table-cell>
          <table:table-cell office:value-type="string" calcext:value-type="string">
            <text:p>Raices</text:p>
          </table:table-cell>
        </table:table-row>
        <table:table-row table:style-name="ro1">
          <table:table-cell/>
          <table:table-cell office:value-type="float" office:value="-3.65808203220368" calcext:value-type="float">
            <text:p>-3.6580820322</text:p>
          </table:table-cell>
          <table:table-cell table:style-name="ce42" office:value-type="string" calcext:value-type="string" table:number-columns-spanned="1" table:number-rows-spanned="5">
            <text:p>Diverge</text:p>
          </table:table-cell>
          <table:table-cell table:style-name="ce43" office:value-type="float" office:value="-3.65808204418438" calcext:value-type="float">
            <text:p>-3.6580820442</text:p>
          </table:table-cell>
          <table:table-cell office:value-type="float" office:value="-3.6580820441842" calcext:value-type="float">
            <text:p>-3.6580820442</text:p>
          </table:table-cell>
          <table:table-cell office:value-type="float" office:value="-3.65808204418438" calcext:value-type="float">
            <text:p>-3.6580820442</text:p>
          </table:table-cell>
        </table:table-row>
        <table:table-row table:style-name="ro1">
          <table:table-cell/>
          <table:table-cell office:value-type="float" office:value="-3.58569023609161" calcext:value-type="float">
            <text:p>-3.5856902361</text:p>
          </table:table-cell>
          <table:covered-table-cell/>
          <table:table-cell table:number-columns-repeated="2" office:value-type="float" office:value="-3.58569022033514" calcext:value-type="float">
            <text:p>-3.5856902203</text:p>
          </table:table-cell>
          <table:table-cell office:value-type="float" office:value="-3.58569022033513" calcext:value-type="float">
            <text:p>-3.5856902203</text:p>
          </table:table-cell>
        </table:table-row>
        <table:table-row table:style-name="ro1">
          <table:table-cell/>
          <table:table-cell office:value-type="float" office:value="-2.81777312755585" calcext:value-type="float">
            <text:p>-2.8177731276</text:p>
          </table:table-cell>
          <table:covered-table-cell/>
          <table:table-cell table:number-columns-repeated="3" office:value-type="float" office:value="-2.81777314060827" calcext:value-type="float">
            <text:p>-2.8177731406</text:p>
          </table:table-cell>
        </table:table-row>
        <table:table-row table:style-name="ro1">
          <table:table-cell/>
          <table:table-cell office:value-type="float" office:value="-2.18505380153656" calcext:value-type="float">
            <text:p>-2.1850538015</text:p>
          </table:table-cell>
          <table:covered-table-cell/>
          <table:table-cell table:number-columns-repeated="3" office:value-type="float" office:value="-2.1850537988813" calcext:value-type="float">
            <text:p>-2.1850537989</text:p>
          </table:table-cell>
        </table:table-row>
        <table:table-row table:style-name="ro1">
          <table:table-cell/>
          <table:table-cell office:value-type="float" office:value="-2.08262960910797" calcext:value-type="float">
            <text:p>-2.0826296091</text:p>
          </table:table-cell>
          <table:covered-table-cell/>
          <table:table-cell office:value-type="float" office:value="-2.08262961918316" calcext:value-type="float">
            <text:p>-2.0826296192</text:p>
          </table:table-cell>
          <table:table-cell office:value-type="float" office:value="-2.08262961918319" calcext:value-type="float">
            <text:p>-2.0826296192</text:p>
          </table:table-cell>
          <table:table-cell office:value-type="float" office:value="-2.08262961918316" calcext:value-type="float">
            <text:p>-2.08262961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5" loext:min-decimal-places="15" number:min-integer-digits="1"/>
    </number:number-style>
    <number:number-style style:name="N131">
      <number:number number:decimal-places="16" loext:min-decimal-places="16" number:min-integer-digits="1"/>
    </number:number-style>
    <number:number-style style:name="N132">
      <number:number number:decimal-places="17" loext:min-decimal-places="17" number:min-integer-digits="1"/>
    </number:number-style>
    <number:number-style style:name="N133">
      <number:number number:decimal-places="18" loext:min-decimal-places="1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16:31:30.409424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seccion" style:display-name="PageStyle_Bisecc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MENA</meta:initial-creator>
    <meta:creation-date>2016-09-15T20:38:42</meta:creation-date>
    <dc:date>2016-10-16T20:45:03.708590536</dc:date>
    <meta:generator>LibreOffice/5.1.4.2$Linux_X86_64 LibreOffice_project/10m0$Build-2</meta:generator>
    <meta:editing-duration>PT7H15M3S</meta:editing-duration>
    <meta:editing-cycles>32</meta:editing-cycles>
    <meta:document-statistic meta:table-count="6" meta:cell-count="160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